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2.8pt"/>
    </style:style>
    <style:style style:name="co4" style:family="table-column">
      <style:table-column-properties fo:break-before="auto" style:column-width="58.11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49.66pt"/>
    </style:style>
    <style:style style:name="co7" style:family="table-column">
      <style:table-column-properties fo:break-before="auto" style:column-width="68.14pt"/>
    </style:style>
    <style:style style:name="co8" style:family="table-column">
      <style:table-column-properties fo:break-before="auto" style:column-width="68.94pt"/>
    </style:style>
    <style:style style:name="co9" style:family="table-column">
      <style:table-column-properties fo:break-before="auto" style:column-width="44.19pt"/>
    </style:style>
    <style:style style:name="co10" style:family="table-column">
      <style:table-column-properties fo:break-before="auto" style:column-width="33.39pt"/>
    </style:style>
    <style:style style:name="co11" style:family="table-column">
      <style:table-column-properties fo:break-before="auto" style:column-width="51.96pt"/>
    </style:style>
    <style:style style:name="co12" style:family="table-column">
      <style:table-column-properties fo:break-before="auto" style:column-width="52.7pt"/>
    </style:style>
    <style:style style:name="co13" style:family="table-column">
      <style:table-column-properties fo:break-before="auto" style:column-width="116.79pt"/>
    </style:style>
    <style:style style:name="co14" style:family="table-column">
      <style:table-column-properties fo:break-before="auto" style:column-width="98.25pt"/>
    </style:style>
    <style:style style:name="co15" style:family="table-column">
      <style:table-column-properties fo:break-before="auto" style:column-width="101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canmatch_log_odom" table:style-name="ta1">
        <table:shapes>
          <draw:frame draw:z-index="0" draw:style-name="gr1" draw:text-style-name="P1" svg:width="452.95pt" svg:height="255.23pt" svg:x="2139.19pt" svg:y="584.28pt">
            <draw:object draw:notify-on-update-of-ranges="scanmatch_log_odom.AD2:scanmatch_log_odom.AD71 scanmatch_log_odom.AH2:scanmatch_log_odom.AH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2.95pt" svg:height="255.26pt" svg:x="1595.48pt" svg:y="597.83pt">
            <draw:object draw:notify-on-update-of-ranges="scanmatch_log_odom.AB2:scanmatch_log_odom.AB71 scanmatch_log_odom.AF2:scanmatch_log_odom.AF7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74pt" svg:height="255.26pt" svg:x="2509.17pt" svg:y="658.06pt">
            <draw:object draw:notify-on-update-of-ranges="scanmatch_log_odom.AC2:scanmatch_log_odom.AC71 scanmatch_log_odom.AG2:scanmatch_log_odom.AG7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10.38pt" svg:height="317.74pt" svg:x="523.53pt" svg:y="529.31pt">
            <draw:object draw:notify-on-update-of-ranges="scanmatch_log_odom.E2:scanmatch_log_odom.E71 scanmatch_log_odom.U2:scanmatch_log_odom.U7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2" table:default-cell-style-name="Default"/>
        <table:table-column table:style-name="co6" table:default-cell-style-name="Default"/>
        <table:table-column table:style-name="co9" table:default-cell-style-name="Default"/>
        <table:table-column table:style-name="co13" table:number-columns-repeated="3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scanfn</text:p>
          </table:table-cell>
          <table:table-cell office:value-type="string" calcext:value-type="string">
            <text:p>init 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qw</text:p>
          </table:table-cell>
          <table:table-cell office:value-type="string" calcext:value-type="string">
            <text:p>qx</text:p>
          </table:table-cell>
          <table:table-cell office:value-type="string" calcext:value-type="string">
            <text:p>qy</text:p>
          </table:table-cell>
          <table:table-cell office:value-type="string" calcext:value-type="string">
            <text:p>qz</text:p>
          </table:table-cell>
          <table:table-cell office:value-type="string" calcext:value-type="string">
            <text:p>sm 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qw</text:p>
          </table:table-cell>
          <table:table-cell office:value-type="string" calcext:value-type="string">
            <text:p>qx</text:p>
          </table:table-cell>
          <table:table-cell office:value-type="string" calcext:value-type="string">
            <text:p>qy</text:p>
          </table:table-cell>
          <table:table-cell office:value-type="string" calcext:value-type="string">
            <text:p>qz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odom 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qx</text:p>
          </table:table-cell>
          <table:table-cell office:value-type="string" calcext:value-type="string">
            <text:p>qy</text:p>
          </table:table-cell>
          <table:table-cell office:value-type="string" calcext:value-type="string">
            <text:p>qz</text:p>
          </table:table-cell>
          <table:table-cell office:value-type="string" calcext:value-type="string">
            <text:p>qw</text:p>
          </table:table-cell>
          <table:table-cell office:value-type="string" calcext:value-type="string">
            <text:p>euler pred</text:p>
          </table:table-cell>
          <table:table-cell office:value-type="string" calcext:value-type="string">
            <text:p>x angle</text:p>
          </table:table-cell>
          <table:table-cell office:value-type="string" calcext:value-type="string">
            <text:p>yangle</text:p>
          </table:table-cell>
          <table:table-cell office:value-type="string" calcext:value-type="string">
            <text:p>zangle</text:p>
          </table:table-cell>
          <table:table-cell office:value-type="string" calcext:value-type="string">
            <text:p>euler odom</text:p>
          </table:table-cell>
          <table:table-cell office:value-type="string" calcext:value-type="string">
            <text:p>xangle</text:p>
          </table:table-cell>
          <table:table-cell office:value-type="string" calcext:value-type="string">
            <text:p>yangle</text:p>
          </table:table-cell>
          <table:table-cell office:value-type="string" calcext:value-type="string">
            <text:p>zangle</text:p>
          </table:table-cell>
        </table:table-row>
        <table:table-row table:style-name="ro1">
          <table:table-cell office:value-type="float" office:value="75830000000" calcext:value-type="float">
            <text:p>75830000000</text:p>
          </table:table-cell>
          <table:table-cell/>
          <table:table-cell office:value-type="string" calcext:value-type="string">
            <text:p>scan_hrt_1.pc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325253" calcext:value-type="float">
            <text:p>3.25253E-05</text:p>
          </table:table-cell>
          <table:table-cell office:value-type="float" office:value="0.00119011" calcext:value-type="float">
            <text:p>0.00119011</text:p>
          </table:table-cell>
          <table:table-cell office:value-type="float" office:value="0.000000810029" calcext:value-type="float">
            <text:p>8.10029E-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325253" calcext:value-type="float">
            <text:p>3.25253E-05</text:p>
          </table:table-cell>
          <table:table-cell office:value-type="float" office:value="0.00119011" calcext:value-type="float">
            <text:p>0.00119011</text:p>
          </table:table-cell>
          <table:table-cell office:value-type="float" office:value="0.000000810029" calcext:value-type="float">
            <text:p>8.10029E-07</text:p>
          </table:table-cell>
          <table:table-cell office:value-type="float" office:value="75.835" calcext:value-type="float">
            <text:p>75.835</text:p>
          </table:table-cell>
          <table:table-cell office:value-type="string" calcext:value-type="string">
            <text:p>odom</text:p>
          </table:table-cell>
          <table:table-cell office:value-type="float" office:value="0.000013" calcext:value-type="float">
            <text:p>1.3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26" calcext:value-type="float">
            <text:p>0.001326</text:p>
          </table:table-cell>
          <table:table-cell office:value-type="float" office:value="-0.000508" calcext:value-type="float">
            <text:p>-0.000508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ea_pred</text:p>
          </table:table-cell>
          <table:table-cell office:value-type="float" office:value="0.000065052685217083" calcext:value-type="float">
            <text:p>6.5052685217083E-05</text:p>
          </table:table-cell>
          <table:table-cell office:value-type="float" office:value="0.00238022120125642" calcext:value-type="float">
            <text:p>0.002380221201256</text:p>
          </table:table-cell>
          <table:table-cell office:value-type="float" office:value="0.00000169747954691433" calcext:value-type="float">
            <text:p>1.69747954691433E-06</text:p>
          </table:table-cell>
          <table:table-cell office:value-type="string" calcext:value-type="string">
            <text:p>ea_odom</text:p>
          </table:table-cell>
          <table:table-cell office:value-type="float" office:value="-0.00000134722071555595" calcext:value-type="float">
            <text:p>-1.34722071555595E-06</text:p>
          </table:table-cell>
          <table:table-cell office:value-type="float" office:value="0.00265200041329604" calcext:value-type="float">
            <text:p>0.002652000413296</text:p>
          </table:table-cell>
          <table:table-cell office:value-type="float" office:value="-0.00101600271501909" calcext:value-type="float">
            <text:p>-0.001016002715019</text:p>
          </table:table-cell>
        </table:table-row>
        <table:table-row table:style-name="ro1">
          <table:table-cell office:value-type="float" office:value="76195000000" calcext:value-type="float">
            <text:p>76195000000</text:p>
          </table:table-cell>
          <table:table-cell/>
          <table:table-cell office:value-type="string" calcext:value-type="string">
            <text:p>scan_hrt_2.pc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296781" calcext:value-type="float">
            <text:p>2.96781E-05</text:p>
          </table:table-cell>
          <table:table-cell office:value-type="float" office:value="0.00116674" calcext:value-type="float">
            <text:p>0.00116674</text:p>
          </table:table-cell>
          <table:table-cell office:value-type="float" office:value="0.00000201792" calcext:value-type="float">
            <text:p>2.01792E-06</text:p>
          </table:table-cell>
          <table:table-cell office:value-type="float" office:value="-0.0863373" calcext:value-type="float">
            <text:p>-0.0863373</text:p>
          </table:table-cell>
          <table:table-cell office:value-type="float" office:value="0.105034" calcext:value-type="float">
            <text:p>0.105034</text:p>
          </table:table-cell>
          <table:table-cell office:value-type="float" office:value="-0.0482095" calcext:value-type="float">
            <text:p>-0.0482095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236499" calcext:value-type="float">
            <text:p>2.36499E-05</text:p>
          </table:table-cell>
          <table:table-cell office:value-type="float" office:value="0.00118374" calcext:value-type="float">
            <text:p>0.00118374</text:p>
          </table:table-cell>
          <table:table-cell office:value-type="float" office:value="0.000134008" calcext:value-type="float">
            <text:p>0.000134008</text:p>
          </table:table-cell>
          <table:table-cell office:value-type="float" office:value="76.167" calcext:value-type="float">
            <text:p>76.167</text:p>
          </table:table-cell>
          <table:table-cell office:value-type="string" calcext:value-type="string">
            <text:p>odom</text:p>
          </table:table-cell>
          <table:table-cell office:value-type="float" office:value="0.00003" calcext:value-type="float">
            <text:p>3E-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26" calcext:value-type="float">
            <text:p>0.001326</text:p>
          </table:table-cell>
          <table:table-cell office:value-type="float" office:value="-0.00051" calcext:value-type="float">
            <text:p>-0.00051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ea_pred</text:p>
          </table:table-cell>
          <table:table-cell office:value-type="float" office:value="0.0000593610489312599" calcext:value-type="float">
            <text:p>5.93610489312599E-05</text:p>
          </table:table-cell>
          <table:table-cell office:value-type="float" office:value="0.00233348115279713" calcext:value-type="float">
            <text:p>0.002333481152797</text:p>
          </table:table-cell>
          <table:table-cell office:value-type="float" office:value="0.00000410510301173162" calcext:value-type="float">
            <text:p>4.10510301173162E-06</text:p>
          </table:table-cell>
          <table:table-cell office:value-type="string" calcext:value-type="string">
            <text:p>ea_odom</text:p>
          </table:table-cell>
          <table:table-cell office:value-type="float" office:value="-0.00000135252473136738" calcext:value-type="float">
            <text:p>-1.35252473136738E-06</text:p>
          </table:table-cell>
          <table:table-cell office:value-type="float" office:value="0.00265200040789655" calcext:value-type="float">
            <text:p>0.002652000407897</text:p>
          </table:table-cell>
          <table:table-cell office:value-type="float" office:value="-0.00102000272501589" calcext:value-type="float">
            <text:p>-0.001020002725016</text:p>
          </table:table-cell>
        </table:table-row>
        <table:table-row table:style-name="ro1">
          <table:table-cell office:value-type="float" office:value="76537000000" calcext:value-type="float">
            <text:p>76537000000</text:p>
          </table:table-cell>
          <table:table-cell/>
          <table:table-cell office:value-type="string" calcext:value-type="string">
            <text:p>scan_hrt_3.pcd</text:p>
          </table:table-cell>
          <table:table-cell office:value-type="float" office:value="-0.167234" calcext:value-type="float">
            <text:p>-0.167234</text:p>
          </table:table-cell>
          <table:table-cell office:value-type="float" office:value="0.20345" calcext:value-type="float">
            <text:p>0.20345</text:p>
          </table:table-cell>
          <table:table-cell office:value-type="float" office:value="-0.0933811" calcext:value-type="float">
            <text:p>-0.0933811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225034" calcext:value-type="float">
            <text:p>2.25034E-05</text:p>
          </table:table-cell>
          <table:table-cell office:value-type="float" office:value="0.00116364" calcext:value-type="float">
            <text:p>0.00116364</text:p>
          </table:table-cell>
          <table:table-cell office:value-type="float" office:value="0.000135138" calcext:value-type="float">
            <text:p>0.000135138</text:p>
          </table:table-cell>
          <table:table-cell office:value-type="float" office:value="-0.118824" calcext:value-type="float">
            <text:p>-0.118824</text:p>
          </table:table-cell>
          <table:table-cell office:value-type="float" office:value="0.154895" calcext:value-type="float">
            <text:p>0.154895</text:p>
          </table:table-cell>
          <table:table-cell office:value-type="float" office:value="-0.0981652" calcext:value-type="float">
            <text:p>-0.0981652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422123" calcext:value-type="float">
            <text:p>4.22123E-05</text:p>
          </table:table-cell>
          <table:table-cell office:value-type="float" office:value="0.00117952" calcext:value-type="float">
            <text:p>0.00117952</text:p>
          </table:table-cell>
          <table:table-cell office:value-type="float" office:value="0.000088191" calcext:value-type="float">
            <text:p>8.8191E-05</text:p>
          </table:table-cell>
          <table:table-cell office:value-type="float" office:value="76.535" calcext:value-type="float">
            <text:p>76.535</text:p>
          </table:table-cell>
          <table:table-cell office:value-type="string" calcext:value-type="string">
            <text:p>odom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1326" calcext:value-type="float">
            <text:p>0.001326</text:p>
          </table:table-cell>
          <table:table-cell office:value-type="float" office:value="-0.000513" calcext:value-type="float">
            <text:p>-0.000513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ea_pred</text:p>
          </table:table-cell>
          <table:table-cell office:value-type="float" office:value="0.0000453214101326834" calcext:value-type="float">
            <text:p>4.53214101326834E-05</text:p>
          </table:table-cell>
          <table:table-cell office:value-type="float" office:value="0.00232727515102662" calcext:value-type="float">
            <text:p>0.002327275151027</text:p>
          </table:table-cell>
          <table:table-cell office:value-type="float" office:value="0.000270329006350598" calcext:value-type="float">
            <text:p>0.000270329006351</text:p>
          </table:table-cell>
          <table:table-cell office:value-type="string" calcext:value-type="string">
            <text:p>ea_odom</text:p>
          </table:table-cell>
          <table:table-cell office:value-type="float" office:value="-0.00000136048075502361" calcext:value-type="float">
            <text:p>-1.36048075502361E-06</text:p>
          </table:table-cell>
          <table:table-cell office:value-type="float" office:value="0.00265200039975755" calcext:value-type="float">
            <text:p>0.002652000399758</text:p>
          </table:table-cell>
          <table:table-cell office:value-type="float" office:value="-0.00102600273999578" calcext:value-type="float">
            <text:p>-0.001026002739996</text:p>
          </table:table-cell>
        </table:table-row>
        <table:table-row table:style-name="ro1">
          <table:table-cell office:value-type="float" office:value="76880000000" calcext:value-type="float">
            <text:p>76880000000</text:p>
          </table:table-cell>
          <table:table-cell/>
          <table:table-cell office:value-type="string" calcext:value-type="string">
            <text:p>scan_hrt_4.pcd</text:p>
          </table:table-cell>
          <table:table-cell office:value-type="float" office:value="-0.151405" calcext:value-type="float">
            <text:p>-0.151405</text:p>
          </table:table-cell>
          <table:table-cell office:value-type="float" office:value="0.204901" calcext:value-type="float">
            <text:p>0.204901</text:p>
          </table:table-cell>
          <table:table-cell office:value-type="float" office:value="-0.148267" calcext:value-type="float">
            <text:p>-0.148267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457786" calcext:value-type="float">
            <text:p>4.57786E-05</text:p>
          </table:table-cell>
          <table:table-cell office:value-type="float" office:value="0.00115632" calcext:value-type="float">
            <text:p>0.00115632</text:p>
          </table:table-cell>
          <table:table-cell office:value-type="float" office:value="0.0000893188" calcext:value-type="float">
            <text:p>8.93188E-05</text:p>
          </table:table-cell>
          <table:table-cell office:value-type="float" office:value="-0.114506" calcext:value-type="float">
            <text:p>-0.114506</text:p>
          </table:table-cell>
          <table:table-cell office:value-type="float" office:value="0.155418" calcext:value-type="float">
            <text:p>0.155418</text:p>
          </table:table-cell>
          <table:table-cell office:value-type="float" office:value="-0.128816" calcext:value-type="float">
            <text:p>-0.128816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633157" calcext:value-type="float">
            <text:p>6.33157E-05</text:p>
          </table:table-cell>
          <table:table-cell office:value-type="float" office:value="0.00114915" calcext:value-type="float">
            <text:p>0.00114915</text:p>
          </table:table-cell>
          <table:table-cell office:value-type="float" office:value="0.0000495674" calcext:value-type="float">
            <text:p>4.95674E-05</text:p>
          </table:table-cell>
          <table:table-cell office:value-type="float" office:value="76.835" calcext:value-type="float">
            <text:p>76.835</text:p>
          </table:table-cell>
          <table:table-cell office:value-type="string" calcext:value-type="string">
            <text:p>odom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1326" calcext:value-type="float">
            <text:p>0.001326</text:p>
          </table:table-cell>
          <table:table-cell office:value-type="float" office:value="-0.000515" calcext:value-type="float">
            <text:p>-0.000515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ea_pred</text:p>
          </table:table-cell>
          <table:table-cell office:value-type="float" office:value="0.0000917639760983569" calcext:value-type="float">
            <text:p>9.17639760983569E-05</text:p>
          </table:table-cell>
          <table:table-cell office:value-type="float" office:value="0.00231263308081199" calcext:value-type="float">
            <text:p>0.002312633080812</text:p>
          </table:table-cell>
          <table:table-cell office:value-type="float" office:value="0.000178743886413471" calcext:value-type="float">
            <text:p>0.000178743886413</text:p>
          </table:table-cell>
          <table:table-cell office:value-type="string" calcext:value-type="string">
            <text:p>ea_odom</text:p>
          </table:table-cell>
          <table:table-cell office:value-type="float" office:value="-0.00000136578477075364" calcext:value-type="float">
            <text:p>-1.36578477075364E-06</text:p>
          </table:table-cell>
          <table:table-cell office:value-type="float" office:value="0.00265200039430502" calcext:value-type="float">
            <text:p>0.002652000394305</text:p>
          </table:table-cell>
          <table:table-cell office:value-type="float" office:value="-0.00103000274997212" calcext:value-type="float">
            <text:p>-0.001030002749972</text:p>
          </table:table-cell>
        </table:table-row>
        <table:table-row table:style-name="ro1">
          <table:table-cell office:value-type="float" office:value="77218000000" calcext:value-type="float">
            <text:p>77218000000</text:p>
          </table:table-cell>
          <table:table-cell/>
          <table:table-cell office:value-type="string" calcext:value-type="string">
            <text:p>scan_hrt_5.pcd</text:p>
          </table:table-cell>
          <table:table-cell office:value-type="float" office:value="-0.110252" calcext:value-type="float">
            <text:p>-0.110252</text:p>
          </table:table-cell>
          <table:table-cell office:value-type="float" office:value="0.155933" calcext:value-type="float">
            <text:p>0.155933</text:p>
          </table:table-cell>
          <table:table-cell office:value-type="float" office:value="-0.159019" calcext:value-type="float">
            <text:p>-0.159019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617771" calcext:value-type="float">
            <text:p>6.17771E-05</text:p>
          </table:table-cell>
          <table:table-cell office:value-type="float" office:value="0.00113303" calcext:value-type="float">
            <text:p>0.00113303</text:p>
          </table:table-cell>
          <table:table-cell office:value-type="float" office:value="0.0000506846" calcext:value-type="float">
            <text:p>5.06846E-05</text:p>
          </table:table-cell>
          <table:table-cell office:value-type="float" office:value="-0.107078" calcext:value-type="float">
            <text:p>-0.107078</text:p>
          </table:table-cell>
          <table:table-cell office:value-type="float" office:value="0.143718" calcext:value-type="float">
            <text:p>0.143718</text:p>
          </table:table-cell>
          <table:table-cell office:value-type="float" office:value="-0.134675" calcext:value-type="float">
            <text:p>-0.134675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694318" calcext:value-type="float">
            <text:p>6.94318E-05</text:p>
          </table:table-cell>
          <table:table-cell office:value-type="float" office:value="0.00111019" calcext:value-type="float">
            <text:p>0.00111019</text:p>
          </table:table-cell>
          <table:table-cell office:value-type="float" office:value="0.0000545563" calcext:value-type="float">
            <text:p>5.45563E-05</text:p>
          </table:table-cell>
          <table:table-cell office:value-type="float" office:value="77.2" calcext:value-type="float">
            <text:p>77.2</text:p>
          </table:table-cell>
          <table:table-cell office:value-type="string" calcext:value-type="string">
            <text:p>odom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1326" calcext:value-type="float">
            <text:p>0.001326</text:p>
          </table:table-cell>
          <table:table-cell office:value-type="float" office:value="-0.000517" calcext:value-type="float">
            <text:p>-0.000517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ea_pred</text:p>
          </table:table-cell>
          <table:table-cell office:value-type="float" office:value="0.000123669336414206" calcext:value-type="float">
            <text:p>0.000123669336414</text:p>
          </table:table-cell>
          <table:table-cell office:value-type="float" office:value="0.00226605501958466" calcext:value-type="float">
            <text:p>0.002266055019585</text:p>
          </table:table-cell>
          <table:table-cell office:value-type="float" office:value="0.000101509422102911" calcext:value-type="float">
            <text:p>0.000101509422103</text:p>
          </table:table-cell>
          <table:table-cell office:value-type="string" calcext:value-type="string">
            <text:p>ea_odom</text:p>
          </table:table-cell>
          <table:table-cell office:value-type="float" office:value="-0.0000013710887864509" calcext:value-type="float">
            <text:p>-1.3710887864509E-06</text:p>
          </table:table-cell>
          <table:table-cell office:value-type="float" office:value="0.00265200038883128" calcext:value-type="float">
            <text:p>0.002652000388831</text:p>
          </table:table-cell>
          <table:table-cell office:value-type="float" office:value="-0.00103400275994023" calcext:value-type="float">
            <text:p>-0.00103400275994</text:p>
          </table:table-cell>
        </table:table-row>
        <table:table-row table:style-name="ro1">
          <table:table-cell office:value-type="float" office:value="77570000000" calcext:value-type="float">
            <text:p>77570000000</text:p>
          </table:table-cell>
          <table:table-cell/>
          <table:table-cell office:value-type="string" calcext:value-type="string">
            <text:p>scan_hrt_6.pcd</text:p>
          </table:table-cell>
          <table:table-cell office:value-type="float" office:value="-0.099341" calcext:value-type="float">
            <text:p>-0.099341</text:p>
          </table:table-cell>
          <table:table-cell office:value-type="float" office:value="0.131533" calcext:value-type="float">
            <text:p>0.131533</text:p>
          </table:table-cell>
          <table:table-cell office:value-type="float" office:value="-0.140776" calcext:value-type="float">
            <text:p>-0.140776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717186" calcext:value-type="float">
            <text:p>7.17186E-05</text:p>
          </table:table-cell>
          <table:table-cell office:value-type="float" office:value="0.00107915" calcext:value-type="float">
            <text:p>0.00107915</text:p>
          </table:table-cell>
          <table:table-cell office:value-type="float" office:value="0.0000557142" calcext:value-type="float">
            <text:p>5.57142E-05</text:p>
          </table:table-cell>
          <table:table-cell office:value-type="float" office:value="-0.105428" calcext:value-type="float">
            <text:p>-0.105428</text:p>
          </table:table-cell>
          <table:table-cell office:value-type="float" office:value="0.137461" calcext:value-type="float">
            <text:p>0.137461</text:p>
          </table:table-cell>
          <table:table-cell office:value-type="float" office:value="-0.125867" calcext:value-type="float">
            <text:p>-0.125867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0000741261" calcext:value-type="float">
            <text:p>7.41261E-05</text:p>
          </table:table-cell>
          <table:table-cell office:value-type="float" office:value="0.00106061" calcext:value-type="float">
            <text:p>0.00106061</text:p>
          </table:table-cell>
          <table:table-cell office:value-type="float" office:value="0.0000777225" calcext:value-type="float">
            <text:p>7.77225E-05</text:p>
          </table:table-cell>
          <table:table-cell office:value-type="float" office:value="77.535" calcext:value-type="float">
            <text:p>77.535</text:p>
          </table:table-cell>
          <table:table-cell office:value-type="string" calcext:value-type="string">
            <text:p>odom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1326" calcext:value-type="float">
            <text:p>0.001326</text:p>
          </table:table-cell>
          <table:table-cell office:value-type="float" office:value="-0.000519" calcext:value-type="float">
            <text:p>-0.000519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ea_pred</text:p>
          </table:table-cell>
          <table:table-cell office:value-type="float" office:value="0.000143557758124935" calcext:value-type="float">
            <text:p>0.000143557758125</text:p>
          </table:table-cell>
          <table:table-cell office:value-type="float" office:value="0.00215829331115857" calcext:value-type="float">
            <text:p>0.002158293311159</text:p>
          </table:table-cell>
          <table:table-cell office:value-type="float" office:value="0.000111583431248184" calcext:value-type="float">
            <text:p>0.000111583431248</text:p>
          </table:table-cell>
          <table:table-cell office:value-type="string" calcext:value-type="string">
            <text:p>ea_odom</text:p>
          </table:table-cell>
          <table:table-cell office:value-type="float" office:value="-0.00000137639280211525" calcext:value-type="float">
            <text:p>-1.37639280211525E-06</text:p>
          </table:table-cell>
          <table:table-cell office:value-type="float" office:value="0.00265200038333632" calcext:value-type="float">
            <text:p>0.002652000383336</text:p>
          </table:table-cell>
          <table:table-cell office:value-type="float" office:value="-0.00103800276990006" calcext:value-type="float">
            <text:p>-0.0010380027699</text:p>
          </table:table-cell>
        </table:table-row>
        <table:table-row table:style-name="ro1">
          <table:table-cell office:value-type="float" office:value="77923000000" calcext:value-type="float">
            <text:p>77923000000</text:p>
          </table:table-cell>
          <table:table-cell/>
          <table:table-cell office:value-type="string" calcext:value-type="string">
            <text:p>scan_hrt_7.pcd</text:p>
          </table:table-cell>
          <table:table-cell office:value-type="float" office:value="-0.103774" calcext:value-type="float">
            <text:p>-0.103774</text:p>
          </table:table-cell>
          <table:table-cell office:value-type="float" office:value="0.131188" calcext:value-type="float">
            <text:p>0.131188</text:p>
          </table:table-cell>
          <table:table-cell office:value-type="float" office:value="-0.117034" calcext:value-type="float">
            <text:p>-0.117034</text:p>
          </table:table-cell>
          <table:table-cell office:value-type="float" office:value="1" calcext:value-type="float">
            <text:p>1</text:p>
          </table:table-cell>
          <table:table-cell office:value-type="float" office:value="0.0000715873" calcext:value-type="float">
            <text:p>7.15873E-05</text:p>
          </table:table-cell>
          <table:table-cell office:value-type="float" office:value="0.00047018" calcext:value-type="float">
            <text:p>0.00047018</text:p>
          </table:table-cell>
          <table:table-cell office:value-type="float" office:value="0.0000788827" calcext:value-type="float">
            <text:p>7.88827E-05</text:p>
          </table:table-cell>
          <table:table-cell office:value-type="float" office:value="-0.0948557" calcext:value-type="float">
            <text:p>-0.0948557</text:p>
          </table:table-cell>
          <table:table-cell office:value-type="float" office:value="0.139583" calcext:value-type="float">
            <text:p>0.139583</text:p>
          </table:table-cell>
          <table:table-cell office:value-type="float" office:value="-0.113549" calcext:value-type="float">
            <text:p>-0.113549</text:p>
          </table:table-cell>
          <table:table-cell office:value-type="float" office:value="1" calcext:value-type="float">
            <text:p>1</text:p>
          </table:table-cell>
          <table:table-cell office:value-type="float" office:value="0.0000749382" calcext:value-type="float">
            <text:p>7.49382E-05</text:p>
          </table:table-cell>
          <table:table-cell office:value-type="float" office:value="0.000468571" calcext:value-type="float">
            <text:p>0.000468571</text:p>
          </table:table-cell>
          <table:table-cell office:value-type="float" office:value="0.0000973535" calcext:value-type="float">
            <text:p>9.73535E-05</text:p>
          </table:table-cell>
          <table:table-cell office:value-type="float" office:value="77.9" calcext:value-type="float">
            <text:p>77.9</text:p>
          </table:table-cell>
          <table:table-cell office:value-type="string" calcext:value-type="string">
            <text:p>odom</text:p>
          </table:table-cell>
          <table:table-cell office:value-type="float" office:value="0.009832" calcext:value-type="float">
            <text:p>0.009832</text:p>
          </table:table-cell>
          <table:table-cell office:value-type="float" office:value="-0.000009" calcext:value-type="float">
            <text:p>-9E-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1325" calcext:value-type="float">
            <text:p>0.001325</text:p>
          </table:table-cell>
          <table:table-cell office:value-type="float" office:value="-0.000538" calcext:value-type="float">
            <text:p>-0.000538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ea_pred</text:p>
          </table:table-cell>
          <table:table-cell office:value-type="float" office:value="0.000143248808666594" calcext:value-type="float">
            <text:p>0.000143248808667</text:p>
          </table:table-cell>
          <table:table-cell office:value-type="float" office:value="0.00094034862603326" calcext:value-type="float">
            <text:p>0.000940348626033</text:p>
          </table:table-cell>
          <table:table-cell office:value-type="float" office:value="0.000157832751588053" calcext:value-type="float">
            <text:p>0.000157832751588</text:p>
          </table:table-cell>
          <table:table-cell office:value-type="string" calcext:value-type="string">
            <text:p>ea_odom</text:p>
          </table:table-cell>
          <table:table-cell office:value-type="float" office:value="-0.00000142570494174899" calcext:value-type="float">
            <text:p>-1.42570494174899E-06</text:p>
          </table:table-cell>
          <table:table-cell office:value-type="float" office:value="0.00265000033216887" calcext:value-type="float">
            <text:p>0.002650000332169</text:p>
          </table:table-cell>
          <table:table-cell office:value-type="float" office:value="-0.00107600286124726" calcext:value-type="float">
            <text:p>-0.001076002861247</text:p>
          </table:table-cell>
        </table:table-row>
        <table:table-row table:style-name="ro1">
          <table:table-cell office:value-type="float" office:value="78281000000" calcext:value-type="float">
            <text:p>78281000000</text:p>
          </table:table-cell>
          <table:table-cell/>
          <table:table-cell office:value-type="string" calcext:value-type="string">
            <text:p>scan_hrt_8.pcd</text:p>
          </table:table-cell>
          <table:table-cell office:value-type="float" office:value="-0.0841334" calcext:value-type="float">
            <text:p>-0.0841334</text:p>
          </table:table-cell>
          <table:table-cell office:value-type="float" office:value="0.141734" calcext:value-type="float">
            <text:p>0.141734</text:p>
          </table:table-cell>
          <table:table-cell office:value-type="float" office:value="-0.101056" calcext:value-type="float">
            <text:p>-0.101056</text:p>
          </table:table-cell>
          <table:table-cell office:value-type="float" office:value="1" calcext:value-type="float">
            <text:p>1</text:p>
          </table:table-cell>
          <table:table-cell office:value-type="float" office:value="0.0000743937" calcext:value-type="float">
            <text:p>7.43937E-05</text:p>
          </table:table-cell>
          <table:table-cell office:value-type="float" office:value="-0.000109687" calcext:value-type="float">
            <text:p>-0.000109687</text:p>
          </table:table-cell>
          <table:table-cell office:value-type="float" office:value="0.0000985282" calcext:value-type="float">
            <text:p>9.85282E-05</text:p>
          </table:table-cell>
          <table:table-cell office:value-type="float" office:value="-0.033685" calcext:value-type="float">
            <text:p>-0.033685</text:p>
          </table:table-cell>
          <table:table-cell office:value-type="float" office:value="0.145721" calcext:value-type="float">
            <text:p>0.145721</text:p>
          </table:table-cell>
          <table:table-cell office:value-type="float" office:value="-0.111532" calcext:value-type="float">
            <text:p>-0.111532</text:p>
          </table:table-cell>
          <table:table-cell office:value-type="float" office:value="1" calcext:value-type="float">
            <text:p>1</text:p>
          </table:table-cell>
          <table:table-cell office:value-type="float" office:value="0.0000771662" calcext:value-type="float">
            <text:p>7.71662E-05</text:p>
          </table:table-cell>
          <table:table-cell office:value-type="float" office:value="-0.0000829698" calcext:value-type="float">
            <text:p>-8.29698E-05</text:p>
          </table:table-cell>
          <table:table-cell office:value-type="float" office:value="0.000101899" calcext:value-type="float">
            <text:p>0.000101899</text:p>
          </table:table-cell>
          <table:table-cell office:value-type="float" office:value="78.267" calcext:value-type="float">
            <text:p>78.267</text:p>
          </table:table-cell>
          <table:table-cell office:value-type="string" calcext:value-type="string">
            <text:p>odom</text:p>
          </table:table-cell>
          <table:table-cell office:value-type="float" office:value="0.08035" calcext:value-type="float">
            <text:p>0.08035</text:p>
          </table:table-cell>
          <table:table-cell office:value-type="float" office:value="-0.000113" calcext:value-type="float">
            <text:p>-0.0001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1324" calcext:value-type="float">
            <text:p>0.001324</text:p>
          </table:table-cell>
          <table:table-cell office:value-type="float" office:value="-0.000767" calcext:value-type="float">
            <text:p>-0.000767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ea_pred</text:p>
          </table:table-cell>
          <table:table-cell office:value-type="float" office:value="0.000148765785546175" calcext:value-type="float">
            <text:p>0.000148765785546</text:p>
          </table:table-cell>
          <table:table-cell office:value-type="float" office:value="-0.000219388655531129" calcext:value-type="float">
            <text:p>-0.000219388655531</text:p>
          </table:table-cell>
          <table:table-cell office:value-type="float" office:value="0.000197040080599403" calcext:value-type="float">
            <text:p>0.000197040080599</text:p>
          </table:table-cell>
          <table:table-cell office:value-type="string" calcext:value-type="string">
            <text:p>ea_odom</text:p>
          </table:table-cell>
          <table:table-cell office:value-type="float" office:value="-0.00000203102242754545" calcext:value-type="float">
            <text:p>-2.03102242754545E-06</text:p>
          </table:table-cell>
          <table:table-cell office:value-type="float" office:value="0.00264799954291312" calcext:value-type="float">
            <text:p>0.002647999542913</text:p>
          </table:table-cell>
          <table:table-cell office:value-type="float" office:value="-0.00153400392226376" calcext:value-type="float">
            <text:p>-0.001534003922264</text:p>
          </table:table-cell>
        </table:table-row>
        <table:table-row table:style-name="ro1">
          <table:table-cell office:value-type="float" office:value="78647000000" calcext:value-type="float">
            <text:p>78647000000</text:p>
          </table:table-cell>
          <table:table-cell/>
          <table:table-cell office:value-type="string" calcext:value-type="string">
            <text:p>scan_hrt_9.pcd</text:p>
          </table:table-cell>
          <table:table-cell office:value-type="float" office:value="0.0288527" calcext:value-type="float">
            <text:p>0.0288527</text:p>
          </table:table-cell>
          <table:table-cell office:value-type="float" office:value="0.151996" calcext:value-type="float">
            <text:p>0.151996</text:p>
          </table:table-cell>
          <table:table-cell office:value-type="float" office:value="-0.10947" calcext:value-type="float">
            <text:p>-0.10947</text:p>
          </table:table-cell>
          <table:table-cell office:value-type="float" office:value="1" calcext:value-type="float">
            <text:p>1</text:p>
          </table:table-cell>
          <table:table-cell office:value-type="float" office:value="0.0000745646" calcext:value-type="float">
            <text:p>7.45646E-05</text:p>
          </table:table-cell>
          <table:table-cell office:value-type="float" office:value="-0.0000458778" calcext:value-type="float">
            <text:p>-4.58778E-05</text:p>
          </table:table-cell>
          <table:table-cell office:value-type="float" office:value="0.000103111" calcext:value-type="float">
            <text:p>0.000103111</text:p>
          </table:table-cell>
          <table:table-cell office:value-type="float" office:value="0.049499" calcext:value-type="float">
            <text:p>0.049499</text:p>
          </table:table-cell>
          <table:table-cell office:value-type="float" office:value="0.150535" calcext:value-type="float">
            <text:p>0.150535</text:p>
          </table:table-cell>
          <table:table-cell office:value-type="float" office:value="-0.122951" calcext:value-type="float">
            <text:p>-0.122951</text:p>
          </table:table-cell>
          <table:table-cell office:value-type="float" office:value="1" calcext:value-type="float">
            <text:p>1</text:p>
          </table:table-cell>
          <table:table-cell office:value-type="float" office:value="0.0000841007" calcext:value-type="float">
            <text:p>8.41007E-05</text:p>
          </table:table-cell>
          <table:table-cell office:value-type="float" office:value="-0.0000145301" calcext:value-type="float">
            <text:p>-1.45301E-05</text:p>
          </table:table-cell>
          <table:table-cell office:value-type="float" office:value="0.0000951913" calcext:value-type="float">
            <text:p>9.51913E-05</text:p>
          </table:table-cell>
          <table:table-cell office:value-type="float" office:value="78.634" calcext:value-type="float">
            <text:p>78.634</text:p>
          </table:table-cell>
          <table:table-cell office:value-type="string" calcext:value-type="string">
            <text:p>odom</text:p>
          </table:table-cell>
          <table:table-cell office:value-type="float" office:value="0.164796" calcext:value-type="float">
            <text:p>0.164796</text:p>
          </table:table-cell>
          <table:table-cell office:value-type="float" office:value="-0.000242" calcext:value-type="float">
            <text:p>-0.000242</text:p>
          </table:table-cell>
          <table:table-cell office:value-type="float" office:value="-0.000001" calcext:value-type="float">
            <text:p>-1E-06</text:p>
          </table:table-cell>
          <table:table-cell office:value-type="float" office:value="0" calcext:value-type="float">
            <text:p>0</text:p>
          </table:table-cell>
          <table:table-cell office:value-type="float" office:value="0.001329" calcext:value-type="float">
            <text:p>0.001329</text:p>
          </table:table-cell>
          <table:table-cell office:value-type="float" office:value="-0.000767" calcext:value-type="float">
            <text:p>-0.000767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ea_pred</text:p>
          </table:table-cell>
          <table:table-cell office:value-type="float" office:value="0.000149119737440546" calcext:value-type="float">
            <text:p>0.000149119737441</text:p>
          </table:table-cell>
          <table:table-cell office:value-type="float" office:value="-0.0000917709753106653" calcext:value-type="float">
            <text:p>-9.17709753106653E-05</text:p>
          </table:table-cell>
          <table:table-cell office:value-type="float" office:value="0.000206215156837269" calcext:value-type="float">
            <text:p>0.000206215156837</text:p>
          </table:table-cell>
          <table:table-cell office:value-type="string" calcext:value-type="string">
            <text:p>ea_odom</text:p>
          </table:table-cell>
          <table:table-cell office:value-type="float" office:value="-0.00000203869247886198" calcext:value-type="float">
            <text:p>-2.03869247886198E-06</text:p>
          </table:table-cell>
          <table:table-cell office:value-type="float" office:value="0.00265799952943416" calcext:value-type="float">
            <text:p>0.002657999529434</text:p>
          </table:table-cell>
          <table:table-cell office:value-type="float" office:value="-0.00153400394261238" calcext:value-type="float">
            <text:p>-0.001534003942612</text:p>
          </table:table-cell>
        </table:table-row>
        <table:table-row table:style-name="ro1">
          <table:table-cell office:value-type="float" office:value="78971000000" calcext:value-type="float">
            <text:p>78971000000</text:p>
          </table:table-cell>
          <table:table-cell/>
          <table:table-cell office:value-type="string" calcext:value-type="string">
            <text:p>scan_hrt_10.pcd</text:p>
          </table:table-cell>
          <table:table-cell office:value-type="float" office:value="0.123137" calcext:value-type="float">
            <text:p>0.123137</text:p>
          </table:table-cell>
          <table:table-cell office:value-type="float" office:value="0.154796" calcext:value-type="float">
            <text:p>0.154796</text:p>
          </table:table-cell>
          <table:table-cell office:value-type="float" office:value="-0.133059" calcext:value-type="float">
            <text:p>-0.133059</text:p>
          </table:table-cell>
          <table:table-cell office:value-type="float" office:value="1" calcext:value-type="float">
            <text:p>1</text:p>
          </table:table-cell>
          <table:table-cell office:value-type="float" office:value="0.0000821716" calcext:value-type="float">
            <text:p>8.21716E-05</text:p>
          </table:table-cell>
          <table:table-cell office:value-type="float" office:value="0.00000963867" calcext:value-type="float">
            <text:p>9.63867E-06</text:p>
          </table:table-cell>
          <table:table-cell office:value-type="float" office:value="0.0000962642" calcext:value-type="float">
            <text:p>9.62642E-05</text:p>
          </table:table-cell>
          <table:table-cell office:value-type="float" office:value="0.126486" calcext:value-type="float">
            <text:p>0.126486</text:p>
          </table:table-cell>
          <table:table-cell office:value-type="float" office:value="0.149393" calcext:value-type="float">
            <text:p>0.149393</text:p>
          </table:table-cell>
          <table:table-cell office:value-type="float" office:value="-0.132368" calcext:value-type="float">
            <text:p>-0.132368</text:p>
          </table:table-cell>
          <table:table-cell office:value-type="float" office:value="1" calcext:value-type="float">
            <text:p>1</text:p>
          </table:table-cell>
          <table:table-cell office:value-type="float" office:value="0.0000852613" calcext:value-type="float">
            <text:p>8.52613E-05</text:p>
          </table:table-cell>
          <table:table-cell office:value-type="float" office:value="0.0000153068" calcext:value-type="float">
            <text:p>1.53068E-05</text:p>
          </table:table-cell>
          <table:table-cell office:value-type="float" office:value="0.0000849502" calcext:value-type="float">
            <text:p>8.49502E-05</text:p>
          </table:table-cell>
          <table:table-cell office:value-type="float" office:value="78.934" calcext:value-type="float">
            <text:p>78.934</text:p>
          </table:table-cell>
          <table:table-cell office:value-type="string" calcext:value-type="string">
            <text:p>odom</text:p>
          </table:table-cell>
          <table:table-cell office:value-type="float" office:value="0.233813" calcext:value-type="float">
            <text:p>0.233813</text:p>
          </table:table-cell>
          <table:table-cell office:value-type="float" office:value="-0.000348" calcext:value-type="float">
            <text:p>-0.000348</text:p>
          </table:table-cell>
          <table:table-cell office:value-type="float" office:value="-0.000001" calcext:value-type="float">
            <text:p>-1E-06</text:p>
          </table:table-cell>
          <table:table-cell office:value-type="float" office:value="0" calcext:value-type="float">
            <text:p>0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-0.00076" calcext:value-type="float">
            <text:p>-0.00076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ea_pred</text:p>
          </table:table-cell>
          <table:table-cell office:value-type="float" office:value="0.000164345053840101" calcext:value-type="float">
            <text:p>0.00016434505384</text:p>
          </table:table-cell>
          <table:table-cell office:value-type="float" office:value="0.0000192615193241784" calcext:value-type="float">
            <text:p>1.92615193241784E-05</text:p>
          </table:table-cell>
          <table:table-cell office:value-type="float" office:value="0.000192529982173012" calcext:value-type="float">
            <text:p>0.000192529982173</text:p>
          </table:table-cell>
          <table:table-cell office:value-type="string" calcext:value-type="string">
            <text:p>ea_odom</text:p>
          </table:table-cell>
          <table:table-cell office:value-type="float" office:value="-0.00000202160645154789" calcext:value-type="float">
            <text:p>-2.02160645154789E-06</text:p>
          </table:table-cell>
          <table:table-cell office:value-type="float" office:value="0.00265999955515523" calcext:value-type="float">
            <text:p>0.002659999555155</text:p>
          </table:table-cell>
          <table:table-cell office:value-type="float" office:value="-0.00152000391608779" calcext:value-type="float">
            <text:p>-0.001520003916088</text:p>
          </table:table-cell>
        </table:table-row>
        <table:table-row table:style-name="ro1">
          <table:table-cell office:value-type="float" office:value="79343000000" calcext:value-type="float">
            <text:p>79343000000</text:p>
          </table:table-cell>
          <table:table-cell/>
          <table:table-cell office:value-type="string" calcext:value-type="string">
            <text:p>scan_hrt_11.pcd</text:p>
          </table:table-cell>
          <table:table-cell office:value-type="float" office:value="0.214879" calcext:value-type="float">
            <text:p>0.214879</text:p>
          </table:table-cell>
          <table:table-cell office:value-type="float" office:value="0.148082" calcext:value-type="float">
            <text:p>0.148082</text:p>
          </table:table-cell>
          <table:table-cell office:value-type="float" office:value="-0.14318" calcext:value-type="float">
            <text:p>-0.14318</text:p>
          </table:table-cell>
          <table:table-cell office:value-type="float" office:value="1" calcext:value-type="float">
            <text:p>1</text:p>
          </table:table-cell>
          <table:table-cell office:value-type="float" office:value="0.0000828553" calcext:value-type="float">
            <text:p>8.28553E-05</text:p>
          </table:table-cell>
          <table:table-cell office:value-type="float" office:value="0.0000419936" calcext:value-type="float">
            <text:p>4.19936E-05</text:p>
          </table:table-cell>
          <table:table-cell office:value-type="float" office:value="0.000086182" calcext:value-type="float">
            <text:p>8.6182E-05</text:p>
          </table:table-cell>
          <table:table-cell office:value-type="float" office:value="0.187777" calcext:value-type="float">
            <text:p>0.187777</text:p>
          </table:table-cell>
          <table:table-cell office:value-type="float" office:value="0.158061" calcext:value-type="float">
            <text:p>0.158061</text:p>
          </table:table-cell>
          <table:table-cell office:value-type="float" office:value="-0.149841" calcext:value-type="float">
            <text:p>-0.149841</text:p>
          </table:table-cell>
          <table:table-cell office:value-type="float" office:value="1" calcext:value-type="float">
            <text:p>1</text:p>
          </table:table-cell>
          <table:table-cell office:value-type="float" office:value="0.0000777078" calcext:value-type="float">
            <text:p>7.77078E-05</text:p>
          </table:table-cell>
          <table:table-cell office:value-type="float" office:value="0.0000315644" calcext:value-type="float">
            <text:p>3.15644E-05</text:p>
          </table:table-cell>
          <table:table-cell office:value-type="float" office:value="0.0000756671" calcext:value-type="float">
            <text:p>7.56671E-05</text:p>
          </table:table-cell>
          <table:table-cell office:value-type="float" office:value="79.334" calcext:value-type="float">
            <text:p>79.334</text:p>
          </table:table-cell>
          <table:table-cell office:value-type="string" calcext:value-type="string">
            <text:p>odom</text:p>
          </table:table-cell>
          <table:table-cell office:value-type="float" office:value="0.325809" calcext:value-type="float">
            <text:p>0.325809</text:p>
          </table:table-cell>
          <table:table-cell office:value-type="float" office:value="-0.00049" calcext:value-type="float">
            <text:p>-0.00049</text:p>
          </table:table-cell>
          <table:table-cell office:value-type="float" office:value="-0.000001" calcext:value-type="float">
            <text:p>-1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1328" calcext:value-type="float">
            <text:p>0.001328</text:p>
          </table:table-cell>
          <table:table-cell office:value-type="float" office:value="-0.000764" calcext:value-type="float">
            <text:p>-0.000764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ea_pred</text:p>
          </table:table-cell>
          <table:table-cell office:value-type="float" office:value="0.000165717836866915" calcext:value-type="float">
            <text:p>0.000165717836867</text:p>
          </table:table-cell>
          <table:table-cell office:value-type="float" office:value="0.0000839729174795069" calcext:value-type="float">
            <text:p>8.39729174795069E-05</text:p>
          </table:table-cell>
          <table:table-cell office:value-type="float" office:value="0.000172370957478405" calcext:value-type="float">
            <text:p>0.000172370957478</text:p>
          </table:table-cell>
          <table:table-cell office:value-type="string" calcext:value-type="string">
            <text:p>ea_odom</text:p>
          </table:table-cell>
          <table:table-cell office:value-type="float" office:value="-0.0000000291860928085063" calcext:value-type="float">
            <text:p>-2.91860928085063E-08</text:p>
          </table:table-cell>
          <table:table-cell office:value-type="float" office:value="0.0026560010723418" calcext:value-type="float">
            <text:p>0.002656001072342</text:p>
          </table:table-cell>
          <table:table-cell office:value-type="float" office:value="-0.00152800126946408" calcext:value-type="float">
            <text:p>-0.001528001269464</text:p>
          </table:table-cell>
        </table:table-row>
        <table:table-row table:style-name="ro1">
          <table:table-cell office:value-type="float" office:value="79694000000" calcext:value-type="float">
            <text:p>79694000000</text:p>
          </table:table-cell>
          <table:table-cell/>
          <table:table-cell office:value-type="string" calcext:value-type="string">
            <text:p>scan_hrt_12.pcd</text:p>
          </table:table-cell>
          <table:table-cell office:value-type="float" office:value="0.245608" calcext:value-type="float">
            <text:p>0.245608</text:p>
          </table:table-cell>
          <table:table-cell office:value-type="float" office:value="0.166241" calcext:value-type="float">
            <text:p>0.166241</text:p>
          </table:table-cell>
          <table:table-cell office:value-type="float" office:value="-0.166328" calcext:value-type="float">
            <text:p>-0.166328</text:p>
          </table:table-cell>
          <table:table-cell office:value-type="float" office:value="1" calcext:value-type="float">
            <text:p>1</text:p>
          </table:table-cell>
          <table:table-cell office:value-type="float" office:value="0.0000747335" calcext:value-type="float">
            <text:p>7.47335E-05</text:p>
          </table:table-cell>
          <table:table-cell office:value-type="float" office:value="0.0000528946" calcext:value-type="float">
            <text:p>5.28946E-05</text:p>
          </table:table-cell>
          <table:table-cell office:value-type="float" office:value="0.0000768291" calcext:value-type="float">
            <text:p>7.68291E-05</text:p>
          </table:table-cell>
          <table:table-cell office:value-type="float" office:value="0.24207" calcext:value-type="float">
            <text:p>0.24207</text:p>
          </table:table-cell>
          <table:table-cell office:value-type="float" office:value="0.1533" calcext:value-type="float">
            <text:p>0.1533</text:p>
          </table:table-cell>
          <table:table-cell office:value-type="float" office:value="-0.162654" calcext:value-type="float">
            <text:p>-0.162654</text:p>
          </table:table-cell>
          <table:table-cell office:value-type="float" office:value="1" calcext:value-type="float">
            <text:p>1</text:p>
          </table:table-cell>
          <table:table-cell office:value-type="float" office:value="0.0000720346" calcext:value-type="float">
            <text:p>7.20346E-05</text:p>
          </table:table-cell>
          <table:table-cell office:value-type="float" office:value="0.0000458306" calcext:value-type="float">
            <text:p>4.58306E-05</text:p>
          </table:table-cell>
          <table:table-cell office:value-type="float" office:value="0.0000144888" calcext:value-type="float">
            <text:p>1.44888E-05</text:p>
          </table:table-cell>
          <table:table-cell office:value-type="float" office:value="79.667" calcext:value-type="float">
            <text:p>79.667</text:p>
          </table:table-cell>
          <table:table-cell office:value-type="string" calcext:value-type="string">
            <text:p>odom</text:p>
          </table:table-cell>
          <table:table-cell office:value-type="float" office:value="0.402395" calcext:value-type="float">
            <text:p>0.402395</text:p>
          </table:table-cell>
          <table:table-cell office:value-type="float" office:value="-0.000608" calcext:value-type="float">
            <text:p>-0.000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25" calcext:value-type="float">
            <text:p>0.001325</text:p>
          </table:table-cell>
          <table:table-cell office:value-type="float" office:value="-0.000772" calcext:value-type="float">
            <text:p>-0.000772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ea_pred</text:p>
          </table:table-cell>
          <table:table-cell office:value-type="float" office:value="0.000149475126946526" calcext:value-type="float">
            <text:p>0.000149475126947</text:p>
          </table:table-cell>
          <table:table-cell office:value-type="float" office:value="0.000105777715271064" calcext:value-type="float">
            <text:p>0.000105777715271</text:p>
          </table:table-cell>
          <table:table-cell office:value-type="float" office:value="0.000153666105266398" calcext:value-type="float">
            <text:p>0.000153666105266</text:p>
          </table:table-cell>
          <table:table-cell office:value-type="string" calcext:value-type="string">
            <text:p>ea_odom</text:p>
          </table:table-cell>
          <table:table-cell office:value-type="float" office:value="-0.00000204580646400908" calcext:value-type="float">
            <text:p>-2.04580646400908E-06</text:p>
          </table:table-cell>
          <table:table-cell office:value-type="float" office:value="0.00264999951983615" calcext:value-type="float">
            <text:p>0.002649999519836</text:p>
          </table:table-cell>
          <table:table-cell office:value-type="float" office:value="-0.00154400394796229" calcext:value-type="float">
            <text:p>-0.001544003947962</text:p>
          </table:table-cell>
        </table:table-row>
        <table:table-row table:style-name="ro1">
          <table:table-cell office:value-type="float" office:value="80040000000" calcext:value-type="float">
            <text:p>80040000000</text:p>
          </table:table-cell>
          <table:table-cell/>
          <table:table-cell office:value-type="string" calcext:value-type="string">
            <text:p>scan_hrt_13.pcd</text:p>
          </table:table-cell>
          <table:table-cell office:value-type="float" office:value="0.29559" calcext:value-type="float">
            <text:p>0.29559</text:p>
          </table:table-cell>
          <table:table-cell office:value-type="float" office:value="0.148606" calcext:value-type="float">
            <text:p>0.148606</text:p>
          </table:table-cell>
          <table:table-cell office:value-type="float" office:value="-0.175284" calcext:value-type="float">
            <text:p>-0.175284</text:p>
          </table:table-cell>
          <table:table-cell office:value-type="float" office:value="1" calcext:value-type="float">
            <text:p>1</text:p>
          </table:table-cell>
          <table:table-cell office:value-type="float" office:value="0.0000690431" calcext:value-type="float">
            <text:p>6.90431E-05</text:p>
          </table:table-cell>
          <table:table-cell office:value-type="float" office:value="0.0000737876" calcext:value-type="float">
            <text:p>7.37876E-05</text:p>
          </table:table-cell>
          <table:table-cell office:value-type="float" office:value="0.0000156348" calcext:value-type="float">
            <text:p>1.56348E-05</text:p>
          </table:table-cell>
          <table:table-cell office:value-type="float" office:value="0.302478" calcext:value-type="float">
            <text:p>0.302478</text:p>
          </table:table-cell>
          <table:table-cell office:value-type="float" office:value="0.15796" calcext:value-type="float">
            <text:p>0.15796</text:p>
          </table:table-cell>
          <table:table-cell office:value-type="float" office:value="-0.160819" calcext:value-type="float">
            <text:p>-0.160819</text:p>
          </table:table-cell>
          <table:table-cell office:value-type="float" office:value="1" calcext:value-type="float">
            <text:p>1</text:p>
          </table:table-cell>
          <table:table-cell office:value-type="float" office:value="0.0000590032" calcext:value-type="float">
            <text:p>5.90032E-05</text:p>
          </table:table-cell>
          <table:table-cell office:value-type="float" office:value="0.0000638418" calcext:value-type="float">
            <text:p>6.38418E-05</text:p>
          </table:table-cell>
          <table:table-cell office:value-type="float" office:value="-0.00000877206" calcext:value-type="float">
            <text:p>-8.77206E-06</text:p>
          </table:table-cell>
          <table:table-cell office:value-type="float" office:value="79.967" calcext:value-type="float">
            <text:p>79.967</text:p>
          </table:table-cell>
          <table:table-cell office:value-type="string" calcext:value-type="string">
            <text:p>odom</text:p>
          </table:table-cell>
          <table:table-cell office:value-type="float" office:value="0.471438" calcext:value-type="float">
            <text:p>0.471438</text:p>
          </table:table-cell>
          <table:table-cell office:value-type="float" office:value="-0.000714" calcext:value-type="float">
            <text:p>-0.000714</text:p>
          </table:table-cell>
          <table:table-cell office:value-type="float" office:value="-0.000001" calcext:value-type="float">
            <text:p>-1E-06</text:p>
          </table:table-cell>
          <table:table-cell office:value-type="float" office:value="0" calcext:value-type="float">
            <text:p>0</text:p>
          </table:table-cell>
          <table:table-cell office:value-type="float" office:value="0.001329" calcext:value-type="float">
            <text:p>0.001329</text:p>
          </table:table-cell>
          <table:table-cell office:value-type="float" office:value="-0.000773" calcext:value-type="float">
            <text:p>-0.000773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ea_pred</text:p>
          </table:table-cell>
          <table:table-cell office:value-type="float" office:value="0.00013808850780737" calcext:value-type="float">
            <text:p>0.000138088507807</text:p>
          </table:table-cell>
          <table:table-cell office:value-type="float" office:value="0.000147573040042492" calcext:value-type="float">
            <text:p>0.000147573040042</text:p>
          </table:table-cell>
          <table:table-cell office:value-type="float" office:value="0.0000312797890679328" calcext:value-type="float">
            <text:p>3.12797890679328E-05</text:p>
          </table:table-cell>
          <table:table-cell office:value-type="string" calcext:value-type="string">
            <text:p>ea_odom</text:p>
          </table:table-cell>
          <table:table-cell office:value-type="float" office:value="-0.0000020546405105591" calcext:value-type="float">
            <text:p>-2.0546405105591E-06</text:p>
          </table:table-cell>
          <table:table-cell office:value-type="float" office:value="0.0026579995048742" calcext:value-type="float">
            <text:p>0.002657999504874</text:p>
          </table:table-cell>
          <table:table-cell office:value-type="float" office:value="-0.00154600396869246" calcext:value-type="float">
            <text:p>-0.001546003968692</text:p>
          </table:table-cell>
        </table:table-row>
        <table:table-row table:style-name="ro1">
          <table:table-cell office:value-type="float" office:value="80407000000" calcext:value-type="float">
            <text:p>80407000000</text:p>
          </table:table-cell>
          <table:table-cell/>
          <table:table-cell office:value-type="string" calcext:value-type="string">
            <text:p>scan_hrt_14.pcd</text:p>
          </table:table-cell>
          <table:table-cell office:value-type="float" office:value="0.366553" calcext:value-type="float">
            <text:p>0.366553</text:p>
          </table:table-cell>
          <table:table-cell office:value-type="float" office:value="0.162903" calcext:value-type="float">
            <text:p>0.162903</text:p>
          </table:table-cell>
          <table:table-cell office:value-type="float" office:value="-0.158874" calcext:value-type="float">
            <text:p>-0.158874</text:p>
          </table:table-cell>
          <table:table-cell office:value-type="float" office:value="1" calcext:value-type="float">
            <text:p>1</text:p>
          </table:table-cell>
          <table:table-cell office:value-type="float" office:value="0.0000576082" calcext:value-type="float">
            <text:p>5.76082E-05</text:p>
          </table:table-cell>
          <table:table-cell office:value-type="float" office:value="0.0000887904" calcext:value-type="float">
            <text:p>8.87904E-05</text:p>
          </table:table-cell>
          <table:table-cell office:value-type="float" office:value="-0.00000755689" calcext:value-type="float">
            <text:p>-7.55689E-06</text:p>
          </table:table-cell>
          <table:table-cell office:value-type="float" office:value="0.398145" calcext:value-type="float">
            <text:p>0.398145</text:p>
          </table:table-cell>
          <table:table-cell office:value-type="float" office:value="0.16425" calcext:value-type="float">
            <text:p>0.16425</text:p>
          </table:table-cell>
          <table:table-cell office:value-type="float" office:value="-0.157368" calcext:value-type="float">
            <text:p>-0.157368</text:p>
          </table:table-cell>
          <table:table-cell office:value-type="float" office:value="1" calcext:value-type="float">
            <text:p>1</text:p>
          </table:table-cell>
          <table:table-cell office:value-type="float" office:value="0.0000473542" calcext:value-type="float">
            <text:p>4.73542E-05</text:p>
          </table:table-cell>
          <table:table-cell office:value-type="float" office:value="0.0000905953" calcext:value-type="float">
            <text:p>9.05953E-05</text:p>
          </table:table-cell>
          <table:table-cell office:value-type="float" office:value="-0.0000257289" calcext:value-type="float">
            <text:p>-2.57289E-05</text:p>
          </table:table-cell>
          <table:table-cell office:value-type="float" office:value="80.367" calcext:value-type="float">
            <text:p>80.367</text:p>
          </table:table-cell>
          <table:table-cell office:value-type="string" calcext:value-type="string">
            <text:p>odom</text:p>
          </table:table-cell>
          <table:table-cell office:value-type="float" office:value="0.563464" calcext:value-type="float">
            <text:p>0.563464</text:p>
          </table:table-cell>
          <table:table-cell office:value-type="float" office:value="-0.000857" calcext:value-type="float">
            <text:p>-0.000857</text:p>
          </table:table-cell>
          <table:table-cell office:value-type="float" office:value="-0.000002" calcext:value-type="float">
            <text:p>-2E-06</text:p>
          </table:table-cell>
          <table:table-cell office:value-type="float" office:value="0" calcext:value-type="float">
            <text:p>0</text:p>
          </table:table-cell>
          <table:table-cell office:value-type="float" office:value="0.001331" calcext:value-type="float">
            <text:p>0.001331</text:p>
          </table:table-cell>
          <table:table-cell office:value-type="float" office:value="-0.000772" calcext:value-type="float">
            <text:p>-0.000772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ea_pred</text:p>
          </table:table-cell>
          <table:table-cell office:value-type="float" office:value="0.000115215058815731" calcext:value-type="float">
            <text:p>0.000115215058816</text:p>
          </table:table-cell>
          <table:table-cell office:value-type="float" office:value="0.000177581669611519" calcext:value-type="float">
            <text:p>0.000177581669612</text:p>
          </table:table-cell>
          <table:table-cell office:value-type="float" office:value="-0.0000151035499584197" calcext:value-type="float">
            <text:p>-1.51035499584197E-05</text:p>
          </table:table-cell>
          <table:table-cell office:value-type="string" calcext:value-type="string">
            <text:p>ea_odom</text:p>
          </table:table-cell>
          <table:table-cell office:value-type="float" office:value="-0.00000205507052602975" calcext:value-type="float">
            <text:p>-2.05507052602975E-06</text:p>
          </table:table-cell>
          <table:table-cell office:value-type="float" office:value="0.00266199950352127" calcext:value-type="float">
            <text:p>0.002661999503521</text:p>
          </table:table-cell>
          <table:table-cell office:value-type="float" office:value="-0.00154400397256761" calcext:value-type="float">
            <text:p>-0.001544003972568</text:p>
          </table:table-cell>
        </table:table-row>
        <table:table-row table:style-name="ro1">
          <table:table-cell office:value-type="float" office:value="80741000000" calcext:value-type="float">
            <text:p>80741000000</text:p>
          </table:table-cell>
          <table:table-cell/>
          <table:table-cell office:value-type="string" calcext:value-type="string">
            <text:p>scan_hrt_15.pcd</text:p>
          </table:table-cell>
          <table:table-cell office:value-type="float" office:value="0.48521" calcext:value-type="float">
            <text:p>0.48521</text:p>
          </table:table-cell>
          <table:table-cell office:value-type="float" office:value="0.169974" calcext:value-type="float">
            <text:p>0.169974</text:p>
          </table:table-cell>
          <table:table-cell office:value-type="float" office:value="-0.154228" calcext:value-type="float">
            <text:p>-0.154228</text:p>
          </table:table-cell>
          <table:table-cell office:value-type="float" office:value="1" calcext:value-type="float">
            <text:p>1</text:p>
          </table:table-cell>
          <table:table-cell office:value-type="float" office:value="0.0000450871" calcext:value-type="float">
            <text:p>4.50871E-05</text:p>
          </table:table-cell>
          <table:table-cell office:value-type="float" office:value="0.000112006" calcext:value-type="float">
            <text:p>0.000112006</text:p>
          </table:table-cell>
          <table:table-cell office:value-type="float" office:value="-0.0000246229" calcext:value-type="float">
            <text:p>-2.46229E-05</text:p>
          </table:table-cell>
          <table:table-cell office:value-type="float" office:value="0.478507" calcext:value-type="float">
            <text:p>0.478507</text:p>
          </table:table-cell>
          <table:table-cell office:value-type="float" office:value="0.160835" calcext:value-type="float">
            <text:p>0.160835</text:p>
          </table:table-cell>
          <table:table-cell office:value-type="float" office:value="-0.160458" calcext:value-type="float">
            <text:p>-0.160458</text:p>
          </table:table-cell>
          <table:table-cell office:value-type="float" office:value="1" calcext:value-type="float">
            <text:p>1</text:p>
          </table:table-cell>
          <table:table-cell office:value-type="float" office:value="0.000045956" calcext:value-type="float">
            <text:p>4.5956E-05</text:p>
          </table:table-cell>
          <table:table-cell office:value-type="float" office:value="0.000104279" calcext:value-type="float">
            <text:p>0.000104279</text:p>
          </table:table-cell>
          <table:table-cell office:value-type="float" office:value="-0.0000607258" calcext:value-type="float">
            <text:p>-6.07258E-05</text:p>
          </table:table-cell>
          <table:table-cell office:value-type="float" office:value="80.666" calcext:value-type="float">
            <text:p>80.666</text:p>
          </table:table-cell>
          <table:table-cell office:value-type="string" calcext:value-type="string">
            <text:p>odom</text:p>
          </table:table-cell>
          <table:table-cell office:value-type="float" office:value="0.632439" calcext:value-type="float">
            <text:p>0.632439</text:p>
          </table:table-cell>
          <table:table-cell office:value-type="float" office:value="-0.000964" calcext:value-type="float">
            <text:p>-0.000964</text:p>
          </table:table-cell>
          <table:table-cell office:value-type="float" office:value="-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1327" calcext:value-type="float">
            <text:p>0.001327</text:p>
          </table:table-cell>
          <table:table-cell office:value-type="float" office:value="-0.000771" calcext:value-type="float">
            <text:p>-0.000771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ea_pred</text:p>
          </table:table-cell>
          <table:table-cell office:value-type="float" office:value="0.0000901686851903844" calcext:value-type="float">
            <text:p>9.01686851903844E-05</text:p>
          </table:table-cell>
          <table:table-cell office:value-type="float" office:value="0.000224014218822364" calcext:value-type="float">
            <text:p>0.000224014218822</text:p>
          </table:table-cell>
          <table:table-cell office:value-type="float" office:value="-0.000049235700456211" calcext:value-type="float">
            <text:p>-4.9235700456211E-05</text:p>
          </table:table-cell>
          <table:table-cell office:value-type="string" calcext:value-type="string">
            <text:p>ea_odom</text:p>
          </table:table-cell>
          <table:table-cell office:value-type="float" office:value="-0.0000000462361464062027" calcext:value-type="float">
            <text:p>-4.62361464062027E-08</text:p>
          </table:table-cell>
          <table:table-cell office:value-type="float" office:value="0.00265400106051646" calcext:value-type="float">
            <text:p>0.002654001060516</text:p>
          </table:table-cell>
          <table:table-cell office:value-type="float" office:value="-0.00154200129781349" calcext:value-type="float">
            <text:p>-0.001542001297813</text:p>
          </table:table-cell>
        </table:table-row>
        <table:table-row table:style-name="ro1">
          <table:table-cell office:value-type="float" office:value="81118000000" calcext:value-type="float">
            <text:p>81118000000</text:p>
          </table:table-cell>
          <table:table-cell/>
          <table:table-cell office:value-type="string" calcext:value-type="string">
            <text:p>scan_hrt_16.pcd</text:p>
          </table:table-cell>
          <table:table-cell office:value-type="float" office:value="0.569216" calcext:value-type="float">
            <text:p>0.569216</text:p>
          </table:table-cell>
          <table:table-cell office:value-type="float" office:value="0.15698" calcext:value-type="float">
            <text:p>0.15698</text:p>
          </table:table-cell>
          <table:table-cell office:value-type="float" office:value="-0.163944" calcext:value-type="float">
            <text:p>-0.163944</text:p>
          </table:table-cell>
          <table:table-cell office:value-type="float" office:value="1" calcext:value-type="float">
            <text:p>1</text:p>
          </table:table-cell>
          <table:table-cell office:value-type="float" office:value="0.0000436811" calcext:value-type="float">
            <text:p>4.36811E-05</text:p>
          </table:table-cell>
          <table:table-cell office:value-type="float" office:value="0.000128352" calcext:value-type="float">
            <text:p>0.000128352</text:p>
          </table:table-cell>
          <table:table-cell office:value-type="float" office:value="-0.0000594775" calcext:value-type="float">
            <text:p>-5.94775E-05</text:p>
          </table:table-cell>
          <table:table-cell office:value-type="float" office:value="0.572452" calcext:value-type="float">
            <text:p>0.572452</text:p>
          </table:table-cell>
          <table:table-cell office:value-type="float" office:value="0.162296" calcext:value-type="float">
            <text:p>0.162296</text:p>
          </table:table-cell>
          <table:table-cell office:value-type="float" office:value="-0.166287" calcext:value-type="float">
            <text:p>-0.166287</text:p>
          </table:table-cell>
          <table:table-cell office:value-type="float" office:value="1" calcext:value-type="float">
            <text:p>1</text:p>
          </table:table-cell>
          <table:table-cell office:value-type="float" office:value="0.0000390359" calcext:value-type="float">
            <text:p>3.90359E-05</text:p>
          </table:table-cell>
          <table:table-cell office:value-type="float" office:value="0.00012629" calcext:value-type="float">
            <text:p>0.00012629</text:p>
          </table:table-cell>
          <table:table-cell office:value-type="float" office:value="-0.0000648654" calcext:value-type="float">
            <text:p>-6.48654E-05</text:p>
          </table:table-cell>
          <table:table-cell office:value-type="float" office:value="81.1" calcext:value-type="float">
            <text:p>81.1</text:p>
          </table:table-cell>
          <table:table-cell office:value-type="string" calcext:value-type="string">
            <text:p>odom</text:p>
          </table:table-cell>
          <table:table-cell office:value-type="float" office:value="0.73204" calcext:value-type="float">
            <text:p>0.73204</text:p>
          </table:table-cell>
          <table:table-cell office:value-type="float" office:value="-0.001118" calcext:value-type="float">
            <text:p>-0.001118</text:p>
          </table:table-cell>
          <table:table-cell office:value-type="float" office:value="-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1326" calcext:value-type="float">
            <text:p>0.001326</text:p>
          </table:table-cell>
          <table:table-cell office:value-type="float" office:value="-0.000774" calcext:value-type="float">
            <text:p>-0.000774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ea_pred</text:p>
          </table:table-cell>
          <table:table-cell office:value-type="float" office:value="0.0000873469329623417" calcext:value-type="float">
            <text:p>8.73469329623417E-05</text:p>
          </table:table-cell>
          <table:table-cell office:value-type="float" office:value="0.00025670919327773" calcext:value-type="float">
            <text:p>0.000256709193278</text:p>
          </table:table-cell>
          <table:table-cell office:value-type="float" office:value="-0.000118943788479313" calcext:value-type="float">
            <text:p>-0.000118943788479</text:p>
          </table:table-cell>
          <table:table-cell office:value-type="string" calcext:value-type="string">
            <text:p>ea_odom</text:p>
          </table:table-cell>
          <table:table-cell office:value-type="float" office:value="-0.000000052650166332405" calcext:value-type="float">
            <text:p>-5.2650166332405E-08</text:p>
          </table:table-cell>
          <table:table-cell office:value-type="float" office:value="0.00265200105693252" calcext:value-type="float">
            <text:p>0.002652001056933</text:p>
          </table:table-cell>
          <table:table-cell office:value-type="float" office:value="-0.00154800130869171" calcext:value-type="float">
            <text:p>-0.001548001308692</text:p>
          </table:table-cell>
        </table:table-row>
        <table:table-row table:style-name="ro1">
          <table:table-cell office:value-type="float" office:value="81469000000" calcext:value-type="float">
            <text:p>81469000000</text:p>
          </table:table-cell>
          <table:table-cell/>
          <table:table-cell office:value-type="string" calcext:value-type="string">
            <text:p>scan_hrt_17.pcd</text:p>
          </table:table-cell>
          <table:table-cell office:value-type="float" office:value="0.659917" calcext:value-type="float">
            <text:p>0.659917</text:p>
          </table:table-cell>
          <table:table-cell office:value-type="float" office:value="0.163657" calcext:value-type="float">
            <text:p>0.163657</text:p>
          </table:table-cell>
          <table:table-cell office:value-type="float" office:value="-0.171715" calcext:value-type="float">
            <text:p>-0.171715</text:p>
          </table:table-cell>
          <table:table-cell office:value-type="float" office:value="1" calcext:value-type="float">
            <text:p>1</text:p>
          </table:table-cell>
          <table:table-cell office:value-type="float" office:value="0.0000365165" calcext:value-type="float">
            <text:p>3.65165E-05</text:p>
          </table:table-cell>
          <table:table-cell office:value-type="float" office:value="0.000150281" calcext:value-type="float">
            <text:p>0.000150281</text:p>
          </table:table-cell>
          <table:table-cell office:value-type="float" office:value="-0.0000637029" calcext:value-type="float">
            <text:p>-6.37029E-05</text:p>
          </table:table-cell>
          <table:table-cell office:value-type="float" office:value="0.643333" calcext:value-type="float">
            <text:p>0.643333</text:p>
          </table:table-cell>
          <table:table-cell office:value-type="float" office:value="0.16509" calcext:value-type="float">
            <text:p>0.16509</text:p>
          </table:table-cell>
          <table:table-cell office:value-type="float" office:value="-0.173884" calcext:value-type="float">
            <text:p>-0.173884</text:p>
          </table:table-cell>
          <table:table-cell office:value-type="float" office:value="1" calcext:value-type="float">
            <text:p>1</text:p>
          </table:table-cell>
          <table:table-cell office:value-type="float" office:value="0.0000317736" calcext:value-type="float">
            <text:p>3.17736E-05</text:p>
          </table:table-cell>
          <table:table-cell office:value-type="float" office:value="0.000149637" calcext:value-type="float">
            <text:p>0.000149637</text:p>
          </table:table-cell>
          <table:table-cell office:value-type="float" office:value="-0.0000882445" calcext:value-type="float">
            <text:p>-8.82445E-05</text:p>
          </table:table-cell>
          <table:table-cell office:value-type="float" office:value="81.4" calcext:value-type="float">
            <text:p>81.4</text:p>
          </table:table-cell>
          <table:table-cell office:value-type="string" calcext:value-type="string">
            <text:p>odom</text:p>
          </table:table-cell>
          <table:table-cell office:value-type="float" office:value="0.801051" calcext:value-type="float">
            <text:p>0.801051</text:p>
          </table:table-cell>
          <table:table-cell office:value-type="float" office:value="-0.001225" calcext:value-type="float">
            <text:p>-0.0012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1326" calcext:value-type="float">
            <text:p>0.001326</text:p>
          </table:table-cell>
          <table:table-cell office:value-type="float" office:value="-0.000779" calcext:value-type="float">
            <text:p>-0.000779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ea_pred</text:p>
          </table:table-cell>
          <table:table-cell office:value-type="float" office:value="0.0000730138546492627" calcext:value-type="float">
            <text:p>7.30138546492627E-05</text:p>
          </table:table-cell>
          <table:table-cell office:value-type="float" office:value="0.000300566648530823" calcext:value-type="float">
            <text:p>0.000300566648531</text:p>
          </table:table-cell>
          <table:table-cell office:value-type="float" office:value="-0.000127394827062778" calcext:value-type="float">
            <text:p>-0.000127394827063</text:p>
          </table:table-cell>
          <table:table-cell office:value-type="string" calcext:value-type="string">
            <text:p>ea_odom</text:p>
          </table:table-cell>
          <table:table-cell office:value-type="float" office:value="-0.00000206591451059029" calcext:value-type="float">
            <text:p>-2.06591451059029E-06</text:p>
          </table:table-cell>
          <table:table-cell office:value-type="float" office:value="0.00265199948833746" calcext:value-type="float">
            <text:p>0.002651999488337</text:p>
          </table:table-cell>
          <table:table-cell office:value-type="float" office:value="-0.00155800398225169" calcext:value-type="float">
            <text:p>-0.001558003982252</text:p>
          </table:table-cell>
        </table:table-row>
        <table:table-row table:style-name="ro1">
          <table:table-cell office:value-type="float" office:value="81823000000" calcext:value-type="float">
            <text:p>81823000000</text:p>
          </table:table-cell>
          <table:table-cell/>
          <table:table-cell office:value-type="string" calcext:value-type="string">
            <text:p>scan_hrt_18.pcd</text:p>
          </table:table-cell>
          <table:table-cell office:value-type="float" office:value="0.71482" calcext:value-type="float">
            <text:p>0.71482</text:p>
          </table:table-cell>
          <table:table-cell office:value-type="float" office:value="0.167908" calcext:value-type="float">
            <text:p>0.167908</text:p>
          </table:table-cell>
          <table:table-cell office:value-type="float" office:value="-0.181547" calcext:value-type="float">
            <text:p>-0.181547</text:p>
          </table:table-cell>
          <table:table-cell office:value-type="float" office:value="1" calcext:value-type="float">
            <text:p>1</text:p>
          </table:table-cell>
          <table:table-cell office:value-type="float" office:value="0.0000298091" calcext:value-type="float">
            <text:p>2.98091E-05</text:p>
          </table:table-cell>
          <table:table-cell office:value-type="float" office:value="0.000169734" calcext:value-type="float">
            <text:p>0.000169734</text:p>
          </table:table-cell>
          <table:table-cell office:value-type="float" office:value="-0.0000870722" calcext:value-type="float">
            <text:p>-8.70722E-05</text:p>
          </table:table-cell>
          <table:table-cell office:value-type="float" office:value="0.696866" calcext:value-type="float">
            <text:p>0.696866</text:p>
          </table:table-cell>
          <table:table-cell office:value-type="float" office:value="0.167345" calcext:value-type="float">
            <text:p>0.167345</text:p>
          </table:table-cell>
          <table:table-cell office:value-type="float" office:value="-0.176536" calcext:value-type="float">
            <text:p>-0.176536</text:p>
          </table:table-cell>
          <table:table-cell office:value-type="float" office:value="1" calcext:value-type="float">
            <text:p>1</text:p>
          </table:table-cell>
          <table:table-cell office:value-type="float" office:value="0.0000219761" calcext:value-type="float">
            <text:p>2.19761E-05</text:p>
          </table:table-cell>
          <table:table-cell office:value-type="float" office:value="0.000160683" calcext:value-type="float">
            <text:p>0.000160683</text:p>
          </table:table-cell>
          <table:table-cell office:value-type="float" office:value="-0.000131455" calcext:value-type="float">
            <text:p>-0.000131455</text:p>
          </table:table-cell>
          <table:table-cell office:value-type="float" office:value="81.767" calcext:value-type="float">
            <text:p>81.767</text:p>
          </table:table-cell>
          <table:table-cell office:value-type="string" calcext:value-type="string">
            <text:p>odom</text:p>
          </table:table-cell>
          <table:table-cell office:value-type="float" office:value="0.8855" calcext:value-type="float">
            <text:p>0.8855</text:p>
          </table:table-cell>
          <table:table-cell office:value-type="float" office:value="-0.001357" calcext:value-type="float">
            <text:p>-0.001357</text:p>
          </table:table-cell>
          <table:table-cell office:value-type="float" office:value="-0.000001" calcext:value-type="float">
            <text:p>-1E-06</text:p>
          </table:table-cell>
          <table:table-cell office:value-type="float" office:value="0" calcext:value-type="float">
            <text:p>0</text:p>
          </table:table-cell>
          <table:table-cell office:value-type="float" office:value="0.001329" calcext:value-type="float">
            <text:p>0.001329</text:p>
          </table:table-cell>
          <table:table-cell office:value-type="float" office:value="-0.00078" calcext:value-type="float">
            <text:p>-0.00078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ea_pred</text:p>
          </table:table-cell>
          <table:table-cell office:value-type="float" office:value="0.000059588643021782" calcext:value-type="float">
            <text:p>5.9588643021782E-05</text:p>
          </table:table-cell>
          <table:table-cell office:value-type="float" office:value="0.000339473184952612" calcext:value-type="float">
            <text:p>0.000339473184953</text:p>
          </table:table-cell>
          <table:table-cell office:value-type="float" office:value="-0.000174134285186587" calcext:value-type="float">
            <text:p>-0.000174134285187</text:p>
          </table:table-cell>
          <table:table-cell office:value-type="string" calcext:value-type="string">
            <text:p>ea_odom</text:p>
          </table:table-cell>
          <table:table-cell office:value-type="float" office:value="-0.00000207324654697791" calcext:value-type="float">
            <text:p>-2.07324654697791E-06</text:p>
          </table:table-cell>
          <table:table-cell office:value-type="float" office:value="0.00265799947597903" calcext:value-type="float">
            <text:p>0.002657999475979</text:p>
          </table:table-cell>
          <table:table-cell office:value-type="float" office:value="-0.00156000399897847" calcext:value-type="float">
            <text:p>-0.001560003998978</text:p>
          </table:table-cell>
        </table:table-row>
        <table:table-row table:style-name="ro1">
          <table:table-cell office:value-type="float" office:value="82208000000" calcext:value-type="float">
            <text:p>82208000000</text:p>
          </table:table-cell>
          <table:table-cell/>
          <table:table-cell office:value-type="string" calcext:value-type="string">
            <text:p>scan_hrt_19.pcd</text:p>
          </table:table-cell>
          <table:table-cell office:value-type="float" office:value="0.755087" calcext:value-type="float">
            <text:p>0.755087</text:p>
          </table:table-cell>
          <table:table-cell office:value-type="float" office:value="0.169798" calcext:value-type="float">
            <text:p>0.169798</text:p>
          </table:table-cell>
          <table:table-cell office:value-type="float" office:value="-0.179419" calcext:value-type="float">
            <text:p>-0.179419</text:p>
          </table:table-cell>
          <table:table-cell office:value-type="float" office:value="1" calcext:value-type="float">
            <text:p>1</text:p>
          </table:table-cell>
          <table:table-cell office:value-type="float" office:value="0.0000183114" calcext:value-type="float">
            <text:p>1.83114E-05</text:p>
          </table:table-cell>
          <table:table-cell office:value-type="float" office:value="0.000180689" calcext:value-type="float">
            <text:p>0.000180689</text:p>
          </table:table-cell>
          <table:table-cell office:value-type="float" office:value="-0.00013018" calcext:value-type="float">
            <text:p>-0.00013018</text:p>
          </table:table-cell>
          <table:table-cell office:value-type="float" office:value="0.799678" calcext:value-type="float">
            <text:p>0.799678</text:p>
          </table:table-cell>
          <table:table-cell office:value-type="float" office:value="0.164889" calcext:value-type="float">
            <text:p>0.164889</text:p>
          </table:table-cell>
          <table:table-cell office:value-type="float" office:value="-0.178929" calcext:value-type="float">
            <text:p>-0.178929</text:p>
          </table:table-cell>
          <table:table-cell office:value-type="float" office:value="1" calcext:value-type="float">
            <text:p>1</text:p>
          </table:table-cell>
          <table:table-cell office:value-type="float" office:value="0.0000169728" calcext:value-type="float">
            <text:p>1.69728E-05</text:p>
          </table:table-cell>
          <table:table-cell office:value-type="float" office:value="0.000197339" calcext:value-type="float">
            <text:p>0.000197339</text:p>
          </table:table-cell>
          <table:table-cell office:value-type="float" office:value="-0.000142805" calcext:value-type="float">
            <text:p>-0.000142805</text:p>
          </table:table-cell>
          <table:table-cell office:value-type="float" office:value="82.167" calcext:value-type="float">
            <text:p>82.167</text:p>
          </table:table-cell>
          <table:table-cell office:value-type="string" calcext:value-type="string">
            <text:p>odom</text:p>
          </table:table-cell>
          <table:table-cell office:value-type="float" office:value="0.977526" calcext:value-type="float">
            <text:p>0.977526</text:p>
          </table:table-cell>
          <table:table-cell office:value-type="float" office:value="-0.001501" calcext:value-type="float">
            <text:p>-0.001501</text:p>
          </table:table-cell>
          <table:table-cell office:value-type="float" office:value="-0.000002" calcext:value-type="float">
            <text:p>-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1331" calcext:value-type="float">
            <text:p>0.001331</text:p>
          </table:table-cell>
          <table:table-cell office:value-type="float" office:value="-0.000777" calcext:value-type="float">
            <text:p>-0.000777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ea_pred</text:p>
          </table:table-cell>
          <table:table-cell office:value-type="float" office:value="0.0000365757563822148" calcext:value-type="float">
            <text:p>3.65757563822148E-05</text:p>
          </table:table-cell>
          <table:table-cell office:value-type="float" office:value="0.000361382757377974" calcext:value-type="float">
            <text:p>0.000361382757378</text:p>
          </table:table-cell>
          <table:table-cell office:value-type="float" office:value="-0.000260353389605321" calcext:value-type="float">
            <text:p>-0.000260353389605</text:p>
          </table:table-cell>
          <table:table-cell office:value-type="string" calcext:value-type="string">
            <text:p>ea_odom</text:p>
          </table:table-cell>
          <table:table-cell office:value-type="float" office:value="-0.0000000683762166043674" calcext:value-type="float">
            <text:p>-6.83762166043674E-08</text:p>
          </table:table-cell>
          <table:table-cell office:value-type="float" office:value="0.0026620010369063" calcext:value-type="float">
            <text:p>0.002662001036906</text:p>
          </table:table-cell>
          <table:table-cell office:value-type="float" office:value="-0.00155400133227794" calcext:value-type="float">
            <text:p>-0.001554001332278</text:p>
          </table:table-cell>
        </table:table-row>
        <table:table-row table:style-name="ro1">
          <table:table-cell office:value-type="float" office:value="82539000000" calcext:value-type="float">
            <text:p>82539000000</text:p>
          </table:table-cell>
          <table:table-cell/>
          <table:table-cell office:value-type="string" calcext:value-type="string">
            <text:p>scan_hrt_20.pcd</text:p>
          </table:table-cell>
          <table:table-cell office:value-type="float" office:value="0.88807" calcext:value-type="float">
            <text:p>0.88807</text:p>
          </table:table-cell>
          <table:table-cell office:value-type="float" office:value="0.162777" calcext:value-type="float">
            <text:p>0.162777</text:p>
          </table:table-cell>
          <table:table-cell office:value-type="float" office:value="-0.180987" calcext:value-type="float">
            <text:p>-0.180987</text:p>
          </table:table-cell>
          <table:table-cell office:value-type="float" office:value="1" calcext:value-type="float">
            <text:p>1</text:p>
          </table:table-cell>
          <table:table-cell office:value-type="float" office:value="0.0000152995" calcext:value-type="float">
            <text:p>1.52995E-05</text:p>
          </table:table-cell>
          <table:table-cell office:value-type="float" office:value="0.00021178" calcext:value-type="float">
            <text:p>0.00021178</text:p>
          </table:table-cell>
          <table:table-cell office:value-type="float" office:value="-0.000141709" calcext:value-type="float">
            <text:p>-0.000141709</text:p>
          </table:table-cell>
          <table:table-cell office:value-type="float" office:value="0.897048" calcext:value-type="float">
            <text:p>0.897048</text:p>
          </table:table-cell>
          <table:table-cell office:value-type="float" office:value="0.160807" calcext:value-type="float">
            <text:p>0.160807</text:p>
          </table:table-cell>
          <table:table-cell office:value-type="float" office:value="-0.179049" calcext:value-type="float">
            <text:p>-0.179049</text:p>
          </table:table-cell>
          <table:table-cell office:value-type="float" office:value="1" calcext:value-type="float">
            <text:p>1</text:p>
          </table:table-cell>
          <table:table-cell office:value-type="float" office:value="0.00000985158" calcext:value-type="float">
            <text:p>9.85158E-06</text:p>
          </table:table-cell>
          <table:table-cell office:value-type="float" office:value="0.00020863" calcext:value-type="float">
            <text:p>0.00020863</text:p>
          </table:table-cell>
          <table:table-cell office:value-type="float" office:value="-0.000151698" calcext:value-type="float">
            <text:p>-0.000151698</text:p>
          </table:table-cell>
          <table:table-cell office:value-type="float" office:value="82.534" calcext:value-type="float">
            <text:p>82.534</text:p>
          </table:table-cell>
          <table:table-cell office:value-type="string" calcext:value-type="string">
            <text:p>odom</text:p>
          </table:table-cell>
          <table:table-cell office:value-type="float" office:value="1.061934" calcext:value-type="float">
            <text:p>1.061934</text:p>
          </table:table-cell>
          <table:table-cell office:value-type="float" office:value="-0.001632" calcext:value-type="float">
            <text:p>-0.001632</text:p>
          </table:table-cell>
          <table:table-cell office:value-type="float" office:value="-0.000001" calcext:value-type="float">
            <text:p>-1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-0.000774" calcext:value-type="float">
            <text:p>-0.000774</text:p>
          </table:table-cell>
          <table:table-cell office:value-type="float" office:value="0.999999" calcext:value-type="float">
            <text:p>0.999999</text:p>
          </table:table-cell>
          <table:table-cell office:value-type="string" calcext:value-type="string">
            <text:p>ea_pred</text:p>
          </table:table-cell>
          <table:table-cell office:value-type="float" office:value="0.0000305389784900445" calcext:value-type="float">
            <text:p>3.05389784900445E-05</text:p>
          </table:table-cell>
          <table:table-cell office:value-type="float" office:value="0.000423564321216628" calcext:value-type="float">
            <text:p>0.000423564321217</text:p>
          </table:table-cell>
          <table:table-cell office:value-type="float" office:value="-0.000283411530491908" calcext:value-type="float">
            <text:p>-0.000283411530492</text:p>
          </table:table-cell>
          <table:table-cell office:value-type="string" calcext:value-type="string">
            <text:p>ea_odom</text:p>
          </table:table-cell>
          <table:table-cell office:value-type="float" office:value="-0.0000000588421865193748" calcext:value-type="float">
            <text:p>-5.88421865193748E-08</text:p>
          </table:table-cell>
          <table:table-cell office:value-type="float" office:value="0.00266000104603121" calcext:value-type="float">
            <text:p>0.002660001046031</text:p>
          </table:table-cell>
          <table:table-cell office:value-type="float" office:value="-0.0015480013171377" calcext:value-type="float">
            <text:p>-0.001548001317138</text:p>
          </table:table-cell>
        </table:table-row>
        <table:table-row table:style-name="ro1">
          <table:table-cell office:value-type="float" office:value="82924000000" calcext:value-type="float">
            <text:p>82924000000</text:p>
          </table:table-cell>
          <table:table-cell/>
          <table:table-cell office:value-type="string" calcext:value-type="string">
            <text:p>scan_hrt_21.pcd</text:p>
          </table:table-cell>
          <table:table-cell office:value-type="float" office:value="1.0103" calcext:value-type="float">
            <text:p>1.0103</text:p>
          </table:table-cell>
          <table:table-cell office:value-type="float" office:value="0.156058" calcext:value-type="float">
            <text:p>0.156058</text:p>
          </table:table-cell>
          <table:table-cell office:value-type="float" office:value="-0.179187" calcext:value-type="float">
            <text:p>-0.179187</text:p>
          </table:table-cell>
          <table:table-cell office:value-type="float" office:value="0.999824" calcext:value-type="float">
            <text:p>0.999824</text:p>
          </table:table-cell>
          <table:table-cell office:value-type="float" office:value="0.0000537632" calcext:value-type="float">
            <text:p>5.37632E-05</text:p>
          </table:table-cell>
          <table:table-cell office:value-type="float" office:value="0.0187385" calcext:value-type="float">
            <text:p>0.0187385</text:p>
          </table:table-cell>
          <table:table-cell office:value-type="float" office:value="-0.000150306" calcext:value-type="float">
            <text:p>-0.000150306</text:p>
          </table:table-cell>
          <table:table-cell office:value-type="float" office:value="0.981523" calcext:value-type="float">
            <text:p>0.981523</text:p>
          </table:table-cell>
          <table:table-cell office:value-type="float" office:value="0.13348" calcext:value-type="float">
            <text:p>0.13348</text:p>
          </table:table-cell>
          <table:table-cell office:value-type="float" office:value="-0.122545" calcext:value-type="float">
            <text:p>-0.122545</text:p>
          </table:table-cell>
          <table:table-cell office:value-type="float" office:value="0.999826" calcext:value-type="float">
            <text:p>0.999826</text:p>
          </table:table-cell>
          <table:table-cell office:value-type="float" office:value="0.0000338185" calcext:value-type="float">
            <text:p>3.38185E-05</text:p>
          </table:table-cell>
          <table:table-cell office:value-type="float" office:value="0.0186762" calcext:value-type="float">
            <text:p>0.0186762</text:p>
          </table:table-cell>
          <table:table-cell office:value-type="float" office:value="-0.000186491" calcext:value-type="float">
            <text:p>-0.000186491</text:p>
          </table:table-cell>
          <table:table-cell office:value-type="float" office:value="82.934" calcext:value-type="float">
            <text:p>82.934</text:p>
          </table:table-cell>
          <table:table-cell office:value-type="string" calcext:value-type="string">
            <text:p>odom</text:p>
          </table:table-cell>
          <table:table-cell office:value-type="float" office:value="1.129499" calcext:value-type="float">
            <text:p>1.129499</text:p>
          </table:table-cell>
          <table:table-cell office:value-type="float" office:value="-0.001742" calcext:value-type="float">
            <text:p>-0.001742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21899" calcext:value-type="float">
            <text:p>0.021899</text:p>
          </table:table-cell>
          <table:table-cell office:value-type="float" office:value="-0.000933" calcext:value-type="float">
            <text:p>-0.000933</text:p>
          </table:table-cell>
          <table:table-cell office:value-type="float" office:value="0.99976" calcext:value-type="float">
            <text:p>0.99976</text:p>
          </table:table-cell>
          <table:table-cell office:value-type="string" calcext:value-type="string">
            <text:p>ea_pred</text:p>
          </table:table-cell>
          <table:table-cell office:value-type="float" office:value="0.000101946133397997" calcext:value-type="float">
            <text:p>0.000101946133398</text:p>
          </table:table-cell>
          <table:table-cell office:value-type="float" office:value="0.0374792244884003" calcext:value-type="float">
            <text:p>0.0374792244884</text:p>
          </table:table-cell>
          <table:table-cell office:value-type="float" office:value="-0.000298754260087018" calcext:value-type="float">
            <text:p>-0.000298754260087</text:p>
          </table:table-cell>
          <table:table-cell office:value-type="string" calcext:value-type="string">
            <text:p>ea_odom</text:p>
          </table:table-cell>
          <table:table-cell office:value-type="float" office:value="-0.000000873971823047757" calcext:value-type="float">
            <text:p>-8.73971823047757E-07</text:p>
          </table:table-cell>
          <table:table-cell office:value-type="float" office:value="0.0438015088546125" calcext:value-type="float">
            <text:p>0.043801508854613</text:p>
          </table:table-cell>
          <table:table-cell office:value-type="float" office:value="-0.00186646654937658" calcext:value-type="float">
            <text:p>-0.001866466549377</text:p>
          </table:table-cell>
        </table:table-row>
        <table:table-row table:style-name="ro1">
          <table:table-cell office:value-type="float" office:value="83255000000" calcext:value-type="float">
            <text:p>83255000000</text:p>
          </table:table-cell>
          <table:table-cell/>
          <table:table-cell office:value-type="string" calcext:value-type="string">
            <text:p>scan_hrt_22.pcd</text:p>
          </table:table-cell>
          <table:table-cell office:value-type="float" office:value="1.05415" calcext:value-type="float">
            <text:p>1.05415</text:p>
          </table:table-cell>
          <table:table-cell office:value-type="float" office:value="0.109987" calcext:value-type="float">
            <text:p>0.109987</text:p>
          </table:table-cell>
          <table:table-cell office:value-type="float" office:value="-0.0739664" calcext:value-type="float">
            <text:p>-0.0739664</text:p>
          </table:table-cell>
          <table:table-cell office:value-type="float" office:value="0.998344" calcext:value-type="float">
            <text:p>0.998344</text:p>
          </table:table-cell>
          <table:table-cell office:value-type="float" office:value="0.000137253" calcext:value-type="float">
            <text:p>0.000137253</text:p>
          </table:table-cell>
          <table:table-cell office:value-type="float" office:value="0.0575221" calcext:value-type="float">
            <text:p>0.0575221</text:p>
          </table:table-cell>
          <table:table-cell office:value-type="float" office:value="-0.000185763" calcext:value-type="float">
            <text:p>-0.000185763</text:p>
          </table:table-cell>
          <table:table-cell office:value-type="float" office:value="0.985586" calcext:value-type="float">
            <text:p>0.985586</text:p>
          </table:table-cell>
          <table:table-cell office:value-type="float" office:value="0.136594" calcext:value-type="float">
            <text:p>0.136594</text:p>
          </table:table-cell>
          <table:table-cell office:value-type="float" office:value="-0.082254" calcext:value-type="float">
            <text:p>-0.082254</text:p>
          </table:table-cell>
          <table:table-cell office:value-type="float" office:value="0.998347" calcext:value-type="float">
            <text:p>0.998347</text:p>
          </table:table-cell>
          <table:table-cell office:value-type="float" office:value="0.000126821" calcext:value-type="float">
            <text:p>0.000126821</text:p>
          </table:table-cell>
          <table:table-cell office:value-type="float" office:value="0.0574781" calcext:value-type="float">
            <text:p>0.0574781</text:p>
          </table:table-cell>
          <table:table-cell office:value-type="float" office:value="-0.000188779" calcext:value-type="float">
            <text:p>-0.000188779</text:p>
          </table:table-cell>
          <table:table-cell office:value-type="float" office:value="83.234" calcext:value-type="float">
            <text:p>83.234</text:p>
          </table:table-cell>
          <table:table-cell office:value-type="string" calcext:value-type="string">
            <text:p>odom</text:p>
          </table:table-cell>
          <table:table-cell office:value-type="float" office:value="1.129543" calcext:value-type="float">
            <text:p>1.129543</text:p>
          </table:table-cell>
          <table:table-cell office:value-type="float" office:value="-0.001742" calcext:value-type="float">
            <text:p>-0.001742</text:p>
          </table:table-cell>
          <table:table-cell office:value-type="float" office:value="0.000215" calcext:value-type="float">
            <text:p>0.00021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5711" calcext:value-type="float">
            <text:p>0.05711</text:p>
          </table:table-cell>
          <table:table-cell office:value-type="float" office:value="-0.000956" calcext:value-type="float">
            <text:p>-0.000956</text:p>
          </table:table-cell>
          <table:table-cell office:value-type="float" office:value="0.998367" calcext:value-type="float">
            <text:p>0.998367</text:p>
          </table:table-cell>
          <table:table-cell office:value-type="string" calcext:value-type="string">
            <text:p>ea_pred</text:p>
          </table:table-cell>
          <table:table-cell office:value-type="float" office:value="0.00025436384546314" calcext:value-type="float">
            <text:p>0.000254363845463</text:p>
          </table:table-cell>
          <table:table-cell office:value-type="float" office:value="0.115107809534054" calcext:value-type="float">
            <text:p>0.115107809534054</text:p>
          </table:table-cell>
          <table:table-cell office:value-type="float" office:value="-0.000357486444877569" calcext:value-type="float">
            <text:p>-0.000357486444878</text:p>
          </table:table-cell>
          <table:table-cell office:value-type="string" calcext:value-type="string">
            <text:p>ea_odom</text:p>
          </table:table-cell>
          <table:table-cell office:value-type="float" office:value="-0.0000013796850298012" calcext:value-type="float">
            <text:p>-1.3796850298012E-06</text:p>
          </table:table-cell>
          <table:table-cell office:value-type="float" office:value="0.114282280964321" calcext:value-type="float">
            <text:p>0.114282280964321</text:p>
          </table:table-cell>
          <table:table-cell office:value-type="float" office:value="-0.0019152057403966" calcext:value-type="float">
            <text:p>-0.001915205740397</text:p>
          </table:table-cell>
        </table:table-row>
        <table:table-row table:style-name="ro1">
          <table:table-cell office:value-type="float" office:value="83619000000" calcext:value-type="float">
            <text:p>83619000000</text:p>
          </table:table-cell>
          <table:table-cell/>
          <table:table-cell office:value-type="string" calcext:value-type="string">
            <text:p>scan_hrt_23.pcd</text:p>
          </table:table-cell>
          <table:table-cell office:value-type="float" office:value="0.990053" calcext:value-type="float">
            <text:p>0.990053</text:p>
          </table:table-cell>
          <table:table-cell office:value-type="float" office:value="0.140018" calcext:value-type="float">
            <text:p>0.140018</text:p>
          </table:table-cell>
          <table:table-cell office:value-type="float" office:value="-0.0379461" calcext:value-type="float">
            <text:p>-0.0379461</text:p>
          </table:table-cell>
          <table:table-cell office:value-type="float" office:value="0.999673" calcext:value-type="float">
            <text:p>0.999673</text:p>
          </table:table-cell>
          <table:table-cell office:value-type="float" office:value="0.0000415628" calcext:value-type="float">
            <text:p>4.15628E-05</text:p>
          </table:table-cell>
          <table:table-cell office:value-type="float" office:value="0.0255651" calcext:value-type="float">
            <text:p>0.0255651</text:p>
          </table:table-cell>
          <table:table-cell office:value-type="float" office:value="-0.00018705" calcext:value-type="float">
            <text:p>-0.00018705</text:p>
          </table:table-cell>
          <table:table-cell office:value-type="float" office:value="0.992866" calcext:value-type="float">
            <text:p>0.992866</text:p>
          </table:table-cell>
          <table:table-cell office:value-type="float" office:value="0.141673" calcext:value-type="float">
            <text:p>0.141673</text:p>
          </table:table-cell>
          <table:table-cell office:value-type="float" office:value="-0.0645437" calcext:value-type="float">
            <text:p>-0.0645437</text:p>
          </table:table-cell>
          <table:table-cell office:value-type="float" office:value="0.999673" calcext:value-type="float">
            <text:p>0.999673</text:p>
          </table:table-cell>
          <table:table-cell office:value-type="float" office:value="0.0000397867" calcext:value-type="float">
            <text:p>3.97867E-05</text:p>
          </table:table-cell>
          <table:table-cell office:value-type="float" office:value="0.0255668" calcext:value-type="float">
            <text:p>0.0255668</text:p>
          </table:table-cell>
          <table:table-cell office:value-type="float" office:value="-0.000188685" calcext:value-type="float">
            <text:p>-0.000188685</text:p>
          </table:table-cell>
          <table:table-cell office:value-type="float" office:value="83.6" calcext:value-type="float">
            <text:p>83.6</text:p>
          </table:table-cell>
          <table:table-cell office:value-type="string" calcext:value-type="string">
            <text:p>odom</text:p>
          </table:table-cell>
          <table:table-cell office:value-type="float" office:value="1.129522" calcext:value-type="float">
            <text:p>1.129522</text:p>
          </table:table-cell>
          <table:table-cell office:value-type="float" office:value="-0.001741" calcext:value-type="float">
            <text:p>-0.001741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27756" calcext:value-type="float">
            <text:p>0.027756</text:p>
          </table:table-cell>
          <table:table-cell office:value-type="float" office:value="-0.000963" calcext:value-type="float">
            <text:p>-0.000963</text:p>
          </table:table-cell>
          <table:table-cell office:value-type="float" office:value="0.999614" calcext:value-type="float">
            <text:p>0.999614</text:p>
          </table:table-cell>
          <table:table-cell office:value-type="string" calcext:value-type="string">
            <text:p>ea_pred</text:p>
          </table:table-cell>
          <table:table-cell office:value-type="float" office:value="0.0000736307812837624" calcext:value-type="float">
            <text:p>7.36307812837624E-05</text:p>
          </table:table-cell>
          <table:table-cell office:value-type="float" office:value="0.051135793044138" calcext:value-type="float">
            <text:p>0.051135793044138</text:p>
          </table:table-cell>
          <table:table-cell office:value-type="float" office:value="-0.000372339371817152" calcext:value-type="float">
            <text:p>-0.000372339371817</text:p>
          </table:table-cell>
          <table:table-cell office:value-type="string" calcext:value-type="string">
            <text:p>ea_odom</text:p>
          </table:table-cell>
          <table:table-cell office:value-type="float" office:value="-0.00000148040978498221" calcext:value-type="float">
            <text:p>-1.48040978498221E-06</text:p>
          </table:table-cell>
          <table:table-cell office:value-type="float" office:value="0.0555191691612154" calcext:value-type="float">
            <text:p>0.055519169161216</text:p>
          </table:table-cell>
          <table:table-cell office:value-type="float" office:value="-0.00192678423313647" calcext:value-type="float">
            <text:p>-0.001926784233136</text:p>
          </table:table-cell>
        </table:table-row>
        <table:table-row table:style-name="ro1">
          <table:table-cell office:value-type="float" office:value="84000000000" calcext:value-type="float">
            <text:p>84000000000</text:p>
          </table:table-cell>
          <table:table-cell/>
          <table:table-cell office:value-type="string" calcext:value-type="string">
            <text:p>scan_hrt_24.pcd</text:p>
          </table:table-cell>
          <table:table-cell office:value-type="float" office:value="1.00049" calcext:value-type="float">
            <text:p>1.00049</text:p>
          </table:table-cell>
          <table:table-cell office:value-type="float" office:value="0.146988" calcext:value-type="float">
            <text:p>0.146988</text:p>
          </table:table-cell>
          <table:table-cell office:value-type="float" office:value="-0.0460064" calcext:value-type="float">
            <text:p>-0.0460064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-0.00000739235" calcext:value-type="float">
            <text:p>-7.39235E-06</text:p>
          </table:table-cell>
          <table:table-cell office:value-type="float" office:value="0.00371242" calcext:value-type="float">
            <text:p>0.00371242</text:p>
          </table:table-cell>
          <table:table-cell office:value-type="float" office:value="-0.000186869" calcext:value-type="float">
            <text:p>-0.000186869</text:p>
          </table:table-cell>
          <table:table-cell office:value-type="float" office:value="0.975719" calcext:value-type="float">
            <text:p>0.975719</text:p>
          </table:table-cell>
          <table:table-cell office:value-type="float" office:value="0.146012" calcext:value-type="float">
            <text:p>0.146012</text:p>
          </table:table-cell>
          <table:table-cell office:value-type="float" office:value="-0.0930624" calcext:value-type="float">
            <text:p>-0.0930624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-0.00000196592" calcext:value-type="float">
            <text:p>-1.96592E-06</text:p>
          </table:table-cell>
          <table:table-cell office:value-type="float" office:value="0.00374191" calcext:value-type="float">
            <text:p>0.00374191</text:p>
          </table:table-cell>
          <table:table-cell office:value-type="float" office:value="-0.000201366" calcext:value-type="float">
            <text:p>-0.000201366</text:p>
          </table:table-cell>
          <table:table-cell office:value-type="float" office:value="83.934" calcext:value-type="float">
            <text:p>83.934</text:p>
          </table:table-cell>
          <table:table-cell office:value-type="string" calcext:value-type="string">
            <text:p>odom</text:p>
          </table:table-cell>
          <table:table-cell office:value-type="float" office:value="1.129398" calcext:value-type="float">
            <text:p>1.129398</text:p>
          </table:table-cell>
          <table:table-cell office:value-type="float" office:value="-0.001743" calcext:value-type="float">
            <text:p>-0.001743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3016" calcext:value-type="float">
            <text:p>0.003016</text:p>
          </table:table-cell>
          <table:table-cell office:value-type="float" office:value="-0.000997" calcext:value-type="float">
            <text:p>-0.000997</text:p>
          </table:table-cell>
          <table:table-cell office:value-type="float" office:value="0.999995" calcext:value-type="float">
            <text:p>0.999995</text:p>
          </table:table-cell>
          <table:table-cell office:value-type="string" calcext:value-type="string">
            <text:p>ea_pred</text:p>
          </table:table-cell>
          <table:table-cell office:value-type="float" office:value="-0.0000161725176728895" calcext:value-type="float">
            <text:p>-1.61725176728895E-05</text:p>
          </table:table-cell>
          <table:table-cell office:value-type="float" office:value="0.00742485484137499" calcext:value-type="float">
            <text:p>0.007424854841375</text:p>
          </table:table-cell>
          <table:table-cell office:value-type="float" office:value="-0.000373800651407805" calcext:value-type="float">
            <text:p>-0.000373800651408</text:p>
          </table:table-cell>
          <table:table-cell office:value-type="string" calcext:value-type="string">
            <text:p>ea_odom</text:p>
          </table:table-cell>
          <table:table-cell office:value-type="float" office:value="-0.00000201396045716463" calcext:value-type="float">
            <text:p>-2.01396045716463E-06</text:p>
          </table:table-cell>
          <table:table-cell office:value-type="float" office:value="0.00603200986253935" calcext:value-type="float">
            <text:p>0.006032009862539</text:p>
          </table:table-cell>
          <table:table-cell office:value-type="float" office:value="-0.00199401538348877" calcext:value-type="float">
            <text:p>-0.001994015383489</text:p>
          </table:table-cell>
        </table:table-row>
        <table:table-row table:style-name="ro1">
          <table:table-cell office:value-type="float" office:value="84365000000" calcext:value-type="float">
            <text:p>84365000000</text:p>
          </table:table-cell>
          <table:table-cell/>
          <table:table-cell office:value-type="string" calcext:value-type="string">
            <text:p>scan_hrt_25.pcd</text:p>
          </table:table-cell>
          <table:table-cell office:value-type="float" office:value="0.959292" calcext:value-type="float">
            <text:p>0.959292</text:p>
          </table:table-cell>
          <table:table-cell office:value-type="float" office:value="0.150169" calcext:value-type="float">
            <text:p>0.150169</text:p>
          </table:table-cell>
          <table:table-cell office:value-type="float" office:value="-0.120383" calcext:value-type="float">
            <text:p>-0.120383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-0.00000173855" calcext:value-type="float">
            <text:p>-1.73855E-06</text:p>
          </table:table-cell>
          <table:table-cell office:value-type="float" office:value="0.00281814" calcext:value-type="float">
            <text:p>0.00281814</text:p>
          </table:table-cell>
          <table:table-cell office:value-type="float" office:value="-0.000200145" calcext:value-type="float">
            <text:p>-0.000200145</text:p>
          </table:table-cell>
          <table:table-cell office:value-type="float" office:value="0.969769" calcext:value-type="float">
            <text:p>0.969769</text:p>
          </table:table-cell>
          <table:table-cell office:value-type="float" office:value="0.157453" calcext:value-type="float">
            <text:p>0.157453</text:p>
          </table:table-cell>
          <table:table-cell office:value-type="float" office:value="-0.123363" calcext:value-type="float">
            <text:p>-0.123363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-0.00000963914" calcext:value-type="float">
            <text:p>-9.63914E-06</text:p>
          </table:table-cell>
          <table:table-cell office:value-type="float" office:value="0.00281345" calcext:value-type="float">
            <text:p>0.00281345</text:p>
          </table:table-cell>
          <table:table-cell office:value-type="float" office:value="-0.000198552" calcext:value-type="float">
            <text:p>-0.000198552</text:p>
          </table:table-cell>
          <table:table-cell office:value-type="float" office:value="84.367" calcext:value-type="float">
            <text:p>84.367</text:p>
          </table:table-cell>
          <table:table-cell office:value-type="string" calcext:value-type="string">
            <text:p>odom</text:p>
          </table:table-cell>
          <table:table-cell office:value-type="float" office:value="1.129365" calcext:value-type="float">
            <text:p>1.129365</text:p>
          </table:table-cell>
          <table:table-cell office:value-type="float" office:value="-0.001742" calcext:value-type="float">
            <text:p>-0.001742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2279" calcext:value-type="float">
            <text:p>0.002279</text:p>
          </table:table-cell>
          <table:table-cell office:value-type="float" office:value="-0.001025" calcext:value-type="float">
            <text:p>-0.001025</text:p>
          </table:table-cell>
          <table:table-cell office:value-type="float" office:value="0.999997" calcext:value-type="float">
            <text:p>0.999997</text:p>
          </table:table-cell>
          <table:table-cell office:value-type="string" calcext:value-type="string">
            <text:p>ea_pred</text:p>
          </table:table-cell>
          <table:table-cell office:value-type="float" office:value="-0.00000460523258384865" calcext:value-type="float">
            <text:p>-4.60523258384865E-06</text:p>
          </table:table-cell>
          <table:table-cell office:value-type="float" office:value="0.00563628670242044" calcext:value-type="float">
            <text:p>0.00563628670242</text:p>
          </table:table-cell>
          <table:table-cell office:value-type="float" office:value="-0.000400304574061343" calcext:value-type="float">
            <text:p>-0.000400304574061</text:p>
          </table:table-cell>
          <table:table-cell office:value-type="string" calcext:value-type="string">
            <text:p>ea_odom</text:p>
          </table:table-cell>
          <table:table-cell office:value-type="float" office:value="-0.000000671968815921386" calcext:value-type="float">
            <text:p>-6.71968815921386E-07</text:p>
          </table:table-cell>
          <table:table-cell office:value-type="float" office:value="0.00455800509405537" calcext:value-type="float">
            <text:p>0.004558005094055</text:p>
          </table:table-cell>
          <table:table-cell office:value-type="float" office:value="-0.00205000696350665" calcext:value-type="float">
            <text:p>-0.002050006963507</text:p>
          </table:table-cell>
        </table:table-row>
        <table:table-row table:style-name="ro1">
          <table:table-cell office:value-type="float" office:value="84748000000" calcext:value-type="float">
            <text:p>84748000000</text:p>
          </table:table-cell>
          <table:table-cell/>
          <table:table-cell office:value-type="string" calcext:value-type="string">
            <text:p>scan_hrt_26.pcd</text:p>
          </table:table-cell>
          <table:table-cell office:value-type="float" office:value="0.963525" calcext:value-type="float">
            <text:p>0.963525</text:p>
          </table:table-cell>
          <table:table-cell office:value-type="float" office:value="0.169459" calcext:value-type="float">
            <text:p>0.169459</text:p>
          </table:table-cell>
          <table:table-cell office:value-type="float" office:value="-0.155157" calcext:value-type="float">
            <text:p>-0.155157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-0.0000156345" calcext:value-type="float">
            <text:p>-1.56345E-05</text:p>
          </table:table-cell>
          <table:table-cell office:value-type="float" office:value="0.00300112" calcext:value-type="float">
            <text:p>0.00300112</text:p>
          </table:table-cell>
          <table:table-cell office:value-type="float" office:value="-0.000197253" calcext:value-type="float">
            <text:p>-0.000197253</text:p>
          </table:table-cell>
          <table:table-cell office:value-type="float" office:value="0.961663" calcext:value-type="float">
            <text:p>0.961663</text:p>
          </table:table-cell>
          <table:table-cell office:value-type="float" office:value="0.166546" calcext:value-type="float">
            <text:p>0.166546</text:p>
          </table:table-cell>
          <table:table-cell office:value-type="float" office:value="-0.136108" calcext:value-type="float">
            <text:p>-0.136108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-0.0000244342" calcext:value-type="float">
            <text:p>-2.44342E-05</text:p>
          </table:table-cell>
          <table:table-cell office:value-type="float" office:value="0.00297455" calcext:value-type="float">
            <text:p>0.00297455</text:p>
          </table:table-cell>
          <table:table-cell office:value-type="float" office:value="-0.0002099" calcext:value-type="float">
            <text:p>-0.0002099</text:p>
          </table:table-cell>
          <table:table-cell office:value-type="float" office:value="84.767" calcext:value-type="float">
            <text:p>84.767</text:p>
          </table:table-cell>
          <table:table-cell office:value-type="string" calcext:value-type="string">
            <text:p>odom</text:p>
          </table:table-cell>
          <table:table-cell office:value-type="float" office:value="1.12931" calcext:value-type="float">
            <text:p>1.12931</text:p>
          </table:table-cell>
          <table:table-cell office:value-type="float" office:value="-0.001742" calcext:value-type="float">
            <text:p>-0.001742</text:p>
          </table:table-cell>
          <table:table-cell office:value-type="float" office:value="0" calcext:value-type="float">
            <text:p>0</text:p>
          </table:table-cell>
          <table:table-cell office:value-type="float" office:value="-0.000001" calcext:value-type="float">
            <text:p>-1E-06</text:p>
          </table:table-cell>
          <table:table-cell office:value-type="float" office:value="0.002565" calcext:value-type="float">
            <text:p>0.00256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999997" calcext:value-type="float">
            <text:p>0.999997</text:p>
          </table:table-cell>
          <table:table-cell office:value-type="string" calcext:value-type="string">
            <text:p>ea_pred</text:p>
          </table:table-cell>
          <table:table-cell office:value-type="float" office:value="-0.0000324534190678163" calcext:value-type="float">
            <text:p>-3.24534190678163E-05</text:p>
          </table:table-cell>
          <table:table-cell office:value-type="float" office:value="0.00600224558797824" calcext:value-type="float">
            <text:p>0.006002245587978</text:p>
          </table:table-cell>
          <table:table-cell office:value-type="float" office:value="-0.000394605364411334" calcext:value-type="float">
            <text:p>-0.000394605364411</text:p>
          </table:table-cell>
          <table:table-cell office:value-type="string" calcext:value-type="string">
            <text:p>ea_odom</text:p>
          </table:table-cell>
          <table:table-cell office:value-type="float" office:value="-0.00000148701269058409" calcext:value-type="float">
            <text:p>-1.48701269058409E-06</text:p>
          </table:table-cell>
          <table:table-cell office:value-type="float" office:value="0.0051300042882115" calcext:value-type="float">
            <text:p>0.005130004288212</text:p>
          </table:table-cell>
          <table:table-cell office:value-type="float" office:value="0.000199996785136023" calcext:value-type="float">
            <text:p>0.000199996785136</text:p>
          </table:table-cell>
        </table:table-row>
        <table:table-row table:style-name="ro1">
          <table:table-cell office:value-type="float" office:value="85127000000" calcext:value-type="float">
            <text:p>85127000000</text:p>
          </table:table-cell>
          <table:table-cell/>
          <table:table-cell office:value-type="string" calcext:value-type="string">
            <text:p>scan_hrt_27.pcd</text:p>
          </table:table-cell>
          <table:table-cell office:value-type="float" office:value="0.953641" calcext:value-type="float">
            <text:p>0.953641</text:p>
          </table:table-cell>
          <table:table-cell office:value-type="float" office:value="0.175544" calcext:value-type="float">
            <text:p>0.175544</text:p>
          </table:table-cell>
          <table:table-cell office:value-type="float" office:value="-0.14872" calcext:value-type="float">
            <text:p>-0.14872</text:p>
          </table:table-cell>
          <table:table-cell office:value-type="float" office:value="0.999914" calcext:value-type="float">
            <text:p>0.999914</text:p>
          </table:table-cell>
          <table:table-cell office:value-type="float" office:value="-0.0000632725" calcext:value-type="float">
            <text:p>-6.32725E-05</text:p>
          </table:table-cell>
          <table:table-cell office:value-type="float" office:value="0.00248404" calcext:value-type="float">
            <text:p>0.00248404</text:p>
          </table:table-cell>
          <table:table-cell office:value-type="float" office:value="0.0128397" calcext:value-type="float">
            <text:p>0.0128397</text:p>
          </table:table-cell>
          <table:table-cell office:value-type="float" office:value="0.966319" calcext:value-type="float">
            <text:p>0.966319</text:p>
          </table:table-cell>
          <table:table-cell office:value-type="float" office:value="0.172035" calcext:value-type="float">
            <text:p>0.172035</text:p>
          </table:table-cell>
          <table:table-cell office:value-type="float" office:value="-0.149018" calcext:value-type="float">
            <text:p>-0.149018</text:p>
          </table:table-cell>
          <table:table-cell office:value-type="float" office:value="0.999915" calcext:value-type="float">
            <text:p>0.999915</text:p>
          </table:table-cell>
          <table:table-cell office:value-type="float" office:value="-0.0000685586" calcext:value-type="float">
            <text:p>-6.85586E-05</text:p>
          </table:table-cell>
          <table:table-cell office:value-type="float" office:value="0.00247548" calcext:value-type="float">
            <text:p>0.00247548</text:p>
          </table:table-cell>
          <table:table-cell office:value-type="float" office:value="0.0128329" calcext:value-type="float">
            <text:p>0.0128329</text:p>
          </table:table-cell>
          <table:table-cell office:value-type="float" office:value="85.1" calcext:value-type="float">
            <text:p>85.1</text:p>
          </table:table-cell>
          <table:table-cell office:value-type="string" calcext:value-type="string">
            <text:p>odom</text:p>
          </table:table-cell>
          <table:table-cell office:value-type="float" office:value="1.129067" calcext:value-type="float">
            <text:p>1.129067</text:p>
          </table:table-cell>
          <table:table-cell office:value-type="float" office:value="-0.001749" calcext:value-type="float">
            <text:p>-0.001749</text:p>
          </table:table-cell>
          <table:table-cell office:value-type="float" office:value="0" calcext:value-type="float">
            <text:p>0</text:p>
          </table:table-cell>
          <table:table-cell office:value-type="float" office:value="-0.000027" calcext:value-type="float">
            <text:p>-2.7E-05</text:p>
          </table:table-cell>
          <table:table-cell office:value-type="float" office:value="0.002211" calcext:value-type="float">
            <text:p>0.002211</text:p>
          </table:table-cell>
          <table:table-cell office:value-type="float" office:value="0.011991" calcext:value-type="float">
            <text:p>0.011991</text:p>
          </table:table-cell>
          <table:table-cell office:value-type="float" office:value="0.999926" calcext:value-type="float">
            <text:p>0.999926</text:p>
          </table:table-cell>
          <table:table-cell office:value-type="string" calcext:value-type="string">
            <text:p>ea_pred</text:p>
          </table:table-cell>
          <table:table-cell office:value-type="float" office:value="-0.0000627462953725186" calcext:value-type="float">
            <text:p>-6.27462953725186E-05</text:p>
          </table:table-cell>
          <table:table-cell office:value-type="float" office:value="0.00496930276865242" calcext:value-type="float">
            <text:p>0.004969302768652</text:p>
          </table:table-cell>
          <table:table-cell office:value-type="float" office:value="0.0256800413402194" calcext:value-type="float">
            <text:p>0.025680041340219</text:p>
          </table:table-cell>
          <table:table-cell office:value-type="string" calcext:value-type="string">
            <text:p>ea_odom</text:p>
          </table:table-cell>
          <table:table-cell office:value-type="float" office:value="-0.000000971810843180023" calcext:value-type="float">
            <text:p>-9.71810843180023E-07</text:p>
          </table:table-cell>
          <table:table-cell office:value-type="float" office:value="0.00442233169868916" calcext:value-type="float">
            <text:p>0.004422331698689</text:p>
          </table:table-cell>
          <table:table-cell office:value-type="float" office:value="0.023982623084533" calcext:value-type="float">
            <text:p>0.023982623084533</text:p>
          </table:table-cell>
        </table:table-row>
        <table:table-row table:style-name="ro1">
          <table:table-cell office:value-type="float" office:value="85478000000" calcext:value-type="float">
            <text:p>85478000000</text:p>
          </table:table-cell>
          <table:table-cell/>
          <table:table-cell office:value-type="string" calcext:value-type="string">
            <text:p>scan_hrt_28.pcd</text:p>
          </table:table-cell>
          <table:table-cell office:value-type="float" office:value="0.970631" calcext:value-type="float">
            <text:p>0.970631</text:p>
          </table:table-cell>
          <table:table-cell office:value-type="float" office:value="0.177117" calcext:value-type="float">
            <text:p>0.177117</text:p>
          </table:table-cell>
          <table:table-cell office:value-type="float" office:value="-0.160975" calcext:value-type="float">
            <text:p>-0.160975</text:p>
          </table:table-cell>
          <table:table-cell office:value-type="float" office:value="0.999058" calcext:value-type="float">
            <text:p>0.999058</text:p>
          </table:table-cell>
          <table:table-cell office:value-type="float" office:value="-0.000135643" calcext:value-type="float">
            <text:p>-0.000135643</text:p>
          </table:table-cell>
          <table:table-cell office:value-type="float" office:value="0.00255102" calcext:value-type="float">
            <text:p>0.00255102</text:p>
          </table:table-cell>
          <table:table-cell office:value-type="float" office:value="0.0433084" calcext:value-type="float">
            <text:p>0.0433084</text:p>
          </table:table-cell>
          <table:table-cell office:value-type="float" office:value="0.976112" calcext:value-type="float">
            <text:p>0.976112</text:p>
          </table:table-cell>
          <table:table-cell office:value-type="float" office:value="0.180205" calcext:value-type="float">
            <text:p>0.180205</text:p>
          </table:table-cell>
          <table:table-cell office:value-type="float" office:value="-0.137268" calcext:value-type="float">
            <text:p>-0.137268</text:p>
          </table:table-cell>
          <table:table-cell office:value-type="float" office:value="0.999059" calcext:value-type="float">
            <text:p>0.999059</text:p>
          </table:table-cell>
          <table:table-cell office:value-type="float" office:value="-0.000149105" calcext:value-type="float">
            <text:p>-0.000149105</text:p>
          </table:table-cell>
          <table:table-cell office:value-type="float" office:value="0.00252077" calcext:value-type="float">
            <text:p>0.00252077</text:p>
          </table:table-cell>
          <table:table-cell office:value-type="float" office:value="0.0433045" calcext:value-type="float">
            <text:p>0.0433045</text:p>
          </table:table-cell>
          <table:table-cell office:value-type="float" office:value="85.434" calcext:value-type="float">
            <text:p>85.434</text:p>
          </table:table-cell>
          <table:table-cell office:value-type="string" calcext:value-type="string">
            <text:p>odom</text:p>
          </table:table-cell>
          <table:table-cell office:value-type="float" office:value="1.128539" calcext:value-type="float">
            <text:p>1.128539</text:p>
          </table:table-cell>
          <table:table-cell office:value-type="float" office:value="-0.001783" calcext:value-type="float">
            <text:p>-0.001783</text:p>
          </table:table-cell>
          <table:table-cell office:value-type="float" office:value="0" calcext:value-type="float">
            <text:p>0</text:p>
          </table:table-cell>
          <table:table-cell office:value-type="float" office:value="-0.000092" calcext:value-type="float">
            <text:p>-9.2E-05</text:p>
          </table:table-cell>
          <table:table-cell office:value-type="float" office:value="0.002269" calcext:value-type="float">
            <text:p>0.002269</text:p>
          </table:table-cell>
          <table:table-cell office:value-type="float" office:value="0.039789" calcext:value-type="float">
            <text:p>0.039789</text:p>
          </table:table-cell>
          <table:table-cell office:value-type="float" office:value="0.999206" calcext:value-type="float">
            <text:p>0.999206</text:p>
          </table:table-cell>
          <table:table-cell office:value-type="string" calcext:value-type="string">
            <text:p>ea_pred</text:p>
          </table:table-cell>
          <table:table-cell office:value-type="float" office:value="-0.0000500699614524794" calcext:value-type="float">
            <text:p>-5.00699614524794E-05</text:p>
          </table:table-cell>
          <table:table-cell office:value-type="float" office:value="0.0051090100175044" calcext:value-type="float">
            <text:p>0.005109010017504</text:p>
          </table:table-cell>
          <table:table-cell office:value-type="float" office:value="0.0866440965477876" calcext:value-type="float">
            <text:p>0.086644096547788</text:p>
          </table:table-cell>
          <table:table-cell office:value-type="string" calcext:value-type="string">
            <text:p>ea_odom</text:p>
          </table:table-cell>
          <table:table-cell office:value-type="float" office:value="-0.00000329145281413489" calcext:value-type="float">
            <text:p>-3.29145281413489E-06</text:p>
          </table:table-cell>
          <table:table-cell office:value-type="float" office:value="0.00454172929520179" calcext:value-type="float">
            <text:p>0.004541729295202</text:p>
          </table:table-cell>
          <table:table-cell office:value-type="float" office:value="0.0795991724574139" calcext:value-type="float">
            <text:p>0.079599172457414</text:p>
          </table:table-cell>
        </table:table-row>
        <table:table-row table:style-name="ro1">
          <table:table-cell office:value-type="float" office:value="85817000000" calcext:value-type="float">
            <text:p>85817000000</text:p>
          </table:table-cell>
          <table:table-cell/>
          <table:table-cell office:value-type="string" calcext:value-type="string">
            <text:p>scan_hrt_29.pcd</text:p>
          </table:table-cell>
          <table:table-cell office:value-type="float" office:value="0.98557" calcext:value-type="float">
            <text:p>0.98557</text:p>
          </table:table-cell>
          <table:table-cell office:value-type="float" office:value="0.188097" calcext:value-type="float">
            <text:p>0.188097</text:p>
          </table:table-cell>
          <table:table-cell office:value-type="float" office:value="-0.12592" calcext:value-type="float">
            <text:p>-0.12592</text:p>
          </table:table-cell>
          <table:table-cell office:value-type="float" office:value="0.996785" calcext:value-type="float">
            <text:p>0.996785</text:p>
          </table:table-cell>
          <table:table-cell office:value-type="float" office:value="-0.000198213" calcext:value-type="float">
            <text:p>-0.000198213</text:p>
          </table:table-cell>
          <table:table-cell office:value-type="float" office:value="0.00197997" calcext:value-type="float">
            <text:p>0.00197997</text:p>
          </table:table-cell>
          <table:table-cell office:value-type="float" office:value="0.0800971" calcext:value-type="float">
            <text:p>0.0800971</text:p>
          </table:table-cell>
          <table:table-cell office:value-type="float" office:value="0.950664" calcext:value-type="float">
            <text:p>0.950664</text:p>
          </table:table-cell>
          <table:table-cell office:value-type="float" office:value="0.179795" calcext:value-type="float">
            <text:p>0.179795</text:p>
          </table:table-cell>
          <table:table-cell office:value-type="float" office:value="-0.1216" calcext:value-type="float">
            <text:p>-0.1216</text:p>
          </table:table-cell>
          <table:table-cell office:value-type="float" office:value="0.996789" calcext:value-type="float">
            <text:p>0.996789</text:p>
          </table:table-cell>
          <table:table-cell office:value-type="float" office:value="-0.000204395" calcext:value-type="float">
            <text:p>-0.000204395</text:p>
          </table:table-cell>
          <table:table-cell office:value-type="float" office:value="0.00195702" calcext:value-type="float">
            <text:p>0.00195702</text:p>
          </table:table-cell>
          <table:table-cell office:value-type="float" office:value="0.080045" calcext:value-type="float">
            <text:p>0.080045</text:p>
          </table:table-cell>
          <table:table-cell office:value-type="float" office:value="85.767" calcext:value-type="float">
            <text:p>85.767</text:p>
          </table:table-cell>
          <table:table-cell office:value-type="string" calcext:value-type="string">
            <text:p>odom</text:p>
          </table:table-cell>
          <table:table-cell office:value-type="float" office:value="1.127873" calcext:value-type="float">
            <text:p>1.127873</text:p>
          </table:table-cell>
          <table:table-cell office:value-type="float" office:value="-0.001869" calcext:value-type="float">
            <text:p>-0.001869</text:p>
          </table:table-cell>
          <table:table-cell office:value-type="float" office:value="-0" calcext:value-type="float">
            <text:p>0</text:p>
          </table:table-cell>
          <table:table-cell office:value-type="float" office:value="-0.000131" calcext:value-type="float">
            <text:p>-0.000131</text:p>
          </table:table-cell>
          <table:table-cell office:value-type="float" office:value="0.001702" calcext:value-type="float">
            <text:p>0.001702</text:p>
          </table:table-cell>
          <table:table-cell office:value-type="float" office:value="0.075638" calcext:value-type="float">
            <text:p>0.075638</text:p>
          </table:table-cell>
          <table:table-cell office:value-type="float" office:value="0.997134" calcext:value-type="float">
            <text:p>0.997134</text:p>
          </table:table-cell>
          <table:table-cell office:value-type="string" calcext:value-type="string">
            <text:p>ea_pred</text:p>
          </table:table-cell>
          <table:table-cell office:value-type="float" office:value="-0.0000779724099325772" calcext:value-type="float">
            <text:p>-7.79724099325772E-05</text:p>
          </table:table-cell>
          <table:table-cell office:value-type="float" office:value="0.00397897249695333" calcext:value-type="float">
            <text:p>0.003978972496953</text:p>
          </table:table-cell>
          <table:table-cell office:value-type="float" office:value="0.160366161074775" calcext:value-type="float">
            <text:p>0.160366161074775</text:p>
          </table:table-cell>
          <table:table-cell office:value-type="string" calcext:value-type="string">
            <text:p>ea_odom</text:p>
          </table:table-cell>
          <table:table-cell office:value-type="float" office:value="-0.00000377737712672016" calcext:value-type="float">
            <text:p>-3.77737712672016E-06</text:p>
          </table:table-cell>
          <table:table-cell office:value-type="float" office:value="0.00341406712212291" calcext:value-type="float">
            <text:p>0.003414067122123</text:p>
          </table:table-cell>
          <table:table-cell office:value-type="float" office:value="0.151420813759929" calcext:value-type="float">
            <text:p>0.151420813759929</text:p>
          </table:table-cell>
        </table:table-row>
        <table:table-row table:style-name="ro1">
          <table:table-cell office:value-type="float" office:value="86179000000" calcext:value-type="float">
            <text:p>86179000000</text:p>
          </table:table-cell>
          <table:table-cell/>
          <table:table-cell office:value-type="string" calcext:value-type="string">
            <text:p>scan_hrt_30.pcd</text:p>
          </table:table-cell>
          <table:table-cell office:value-type="float" office:value="0.923489" calcext:value-type="float">
            <text:p>0.923489</text:p>
          </table:table-cell>
          <table:table-cell office:value-type="float" office:value="0.179356" calcext:value-type="float">
            <text:p>0.179356</text:p>
          </table:table-cell>
          <table:table-cell office:value-type="float" office:value="-0.10487" calcext:value-type="float">
            <text:p>-0.10487</text:p>
          </table:table-cell>
          <table:table-cell office:value-type="float" office:value="0.992648" calcext:value-type="float">
            <text:p>0.992648</text:p>
          </table:table-cell>
          <table:table-cell office:value-type="float" office:value="-0.000256026" calcext:value-type="float">
            <text:p>-0.000256026</text:p>
          </table:table-cell>
          <table:table-cell office:value-type="float" office:value="0.00173759" calcext:value-type="float">
            <text:p>0.00173759</text:p>
          </table:table-cell>
          <table:table-cell office:value-type="float" office:value="0.121021" calcext:value-type="float">
            <text:p>0.121021</text:p>
          </table:table-cell>
          <table:table-cell office:value-type="float" office:value="0.966589" calcext:value-type="float">
            <text:p>0.966589</text:p>
          </table:table-cell>
          <table:table-cell office:value-type="float" office:value="0.181647" calcext:value-type="float">
            <text:p>0.181647</text:p>
          </table:table-cell>
          <table:table-cell office:value-type="float" office:value="-0.119887" calcext:value-type="float">
            <text:p>-0.119887</text:p>
          </table:table-cell>
          <table:table-cell office:value-type="float" office:value="0.99265" calcext:value-type="float">
            <text:p>0.99265</text:p>
          </table:table-cell>
          <table:table-cell office:value-type="float" office:value="-0.000255781" calcext:value-type="float">
            <text:p>-0.000255781</text:p>
          </table:table-cell>
          <table:table-cell office:value-type="float" office:value="0.00175592" calcext:value-type="float">
            <text:p>0.00175592</text:p>
          </table:table-cell>
          <table:table-cell office:value-type="float" office:value="0.121007" calcext:value-type="float">
            <text:p>0.121007</text:p>
          </table:table-cell>
          <table:table-cell office:value-type="float" office:value="86.167" calcext:value-type="float">
            <text:p>86.167</text:p>
          </table:table-cell>
          <table:table-cell office:value-type="string" calcext:value-type="string">
            <text:p>odom</text:p>
          </table:table-cell>
          <table:table-cell office:value-type="float" office:value="1.127081" calcext:value-type="float">
            <text:p>1.127081</text:p>
          </table:table-cell>
          <table:table-cell office:value-type="float" office:value="-0.002037" calcext:value-type="float">
            <text:p>-0.002037</text:p>
          </table:table-cell>
          <table:table-cell office:value-type="float" office:value="-0.000001" calcext:value-type="float">
            <text:p>-1E-06</text:p>
          </table:table-cell>
          <table:table-cell office:value-type="float" office:value="-0.000196" calcext:value-type="float">
            <text:p>-0.000196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120888" calcext:value-type="float">
            <text:p>0.120888</text:p>
          </table:table-cell>
          <table:table-cell office:value-type="float" office:value="0.992665" calcext:value-type="float">
            <text:p>0.992665</text:p>
          </table:table-cell>
          <table:table-cell office:value-type="string" calcext:value-type="string">
            <text:p>ea_pred</text:p>
          </table:table-cell>
          <table:table-cell office:value-type="float" office:value="-0.0000877182443699505" calcext:value-type="float">
            <text:p>-8.77182443699505E-05</text:p>
          </table:table-cell>
          <table:table-cell office:value-type="float" office:value="0.00351160948106851" calcext:value-type="float">
            <text:p>0.003511609481069</text:p>
          </table:table-cell>
          <table:table-cell office:value-type="float" office:value="0.242637073402763" calcext:value-type="float">
            <text:p>0.242637073402763</text:p>
          </table:table-cell>
          <table:table-cell office:value-type="string" calcext:value-type="string">
            <text:p>ea_odom</text:p>
          </table:table-cell>
          <table:table-cell office:value-type="float" office:value="-0.00000470086282616597" calcext:value-type="float">
            <text:p>-4.70086282616597E-06</text:p>
          </table:table-cell>
          <table:table-cell office:value-type="float" office:value="0.00320406738974373" calcext:value-type="float">
            <text:p>0.003204067389744</text:p>
          </table:table-cell>
          <table:table-cell office:value-type="float" office:value="0.242369059980034" calcext:value-type="float">
            <text:p>0.242369059980034</text:p>
          </table:table-cell>
        </table:table-row>
        <table:table-row table:style-name="ro1">
          <table:table-cell office:value-type="float" office:value="86522000000" calcext:value-type="float">
            <text:p>86522000000</text:p>
          </table:table-cell>
          <table:table-cell/>
          <table:table-cell office:value-type="string" calcext:value-type="string">
            <text:p>scan_hrt_31.pcd</text:p>
          </table:table-cell>
          <table:table-cell office:value-type="float" office:value="0.981678" calcext:value-type="float">
            <text:p>0.981678</text:p>
          </table:table-cell>
          <table:table-cell office:value-type="float" office:value="0.183403" calcext:value-type="float">
            <text:p>0.183403</text:p>
          </table:table-cell>
          <table:table-cell office:value-type="float" office:value="-0.118263" calcext:value-type="float">
            <text:p>-0.118263</text:p>
          </table:table-cell>
          <table:table-cell office:value-type="float" office:value="0.98685" calcext:value-type="float">
            <text:p>0.98685</text:p>
          </table:table-cell>
          <table:table-cell office:value-type="float" office:value="-0.000321693" calcext:value-type="float">
            <text:p>-0.000321693</text:p>
          </table:table-cell>
          <table:table-cell office:value-type="float" office:value="0.00172668" calcext:value-type="float">
            <text:p>0.00172668</text:p>
          </table:table-cell>
          <table:table-cell office:value-type="float" office:value="0.161627" calcext:value-type="float">
            <text:p>0.161627</text:p>
          </table:table-cell>
          <table:table-cell office:value-type="float" office:value="0.958577" calcext:value-type="float">
            <text:p>0.958577</text:p>
          </table:table-cell>
          <table:table-cell office:value-type="float" office:value="0.1627" calcext:value-type="float">
            <text:p>0.1627</text:p>
          </table:table-cell>
          <table:table-cell office:value-type="float" office:value="-0.126592" calcext:value-type="float">
            <text:p>-0.126592</text:p>
          </table:table-cell>
          <table:table-cell office:value-type="float" office:value="0.986854" calcext:value-type="float">
            <text:p>0.986854</text:p>
          </table:table-cell>
          <table:table-cell office:value-type="float" office:value="-0.000326638" calcext:value-type="float">
            <text:p>-0.000326638</text:p>
          </table:table-cell>
          <table:table-cell office:value-type="float" office:value="0.00170672" calcext:value-type="float">
            <text:p>0.00170672</text:p>
          </table:table-cell>
          <table:table-cell office:value-type="float" office:value="0.161606" calcext:value-type="float">
            <text:p>0.161606</text:p>
          </table:table-cell>
          <table:table-cell office:value-type="float" office:value="86.533" calcext:value-type="float">
            <text:p>86.533</text:p>
          </table:table-cell>
          <table:table-cell office:value-type="string" calcext:value-type="string">
            <text:p>odom</text:p>
          </table:table-cell>
          <table:table-cell office:value-type="float" office:value="1.126536" calcext:value-type="float">
            <text:p>1.126536</text:p>
          </table:table-cell>
          <table:table-cell office:value-type="float" office:value="-0.002205" calcext:value-type="float">
            <text:p>-0.002205</text:p>
          </table:table-cell>
          <table:table-cell office:value-type="float" office:value="-0.000001" calcext:value-type="float">
            <text:p>-1E-06</text:p>
          </table:table-cell>
          <table:table-cell office:value-type="float" office:value="-0.000258" calcext:value-type="float">
            <text:p>-0.000258</text:p>
          </table:table-cell>
          <table:table-cell office:value-type="float" office:value="0.001557" calcext:value-type="float">
            <text:p>0.001557</text:p>
          </table:table-cell>
          <table:table-cell office:value-type="float" office:value="0.163548" calcext:value-type="float">
            <text:p>0.163548</text:p>
          </table:table-cell>
          <table:table-cell office:value-type="float" office:value="0.986534" calcext:value-type="float">
            <text:p>0.986534</text:p>
          </table:table-cell>
          <table:table-cell office:value-type="string" calcext:value-type="string">
            <text:p>ea_pred</text:p>
          </table:table-cell>
          <table:table-cell office:value-type="float" office:value="-0.0000767697850430447" calcext:value-type="float">
            <text:p>-7.67697850430447E-05</text:p>
          </table:table-cell>
          <table:table-cell office:value-type="float" office:value="0.00351194656180912" calcext:value-type="float">
            <text:p>0.003511946561809</text:p>
          </table:table-cell>
          <table:table-cell office:value-type="float" office:value="0.324678702194986" calcext:value-type="float">
            <text:p>0.324678702194986</text:p>
          </table:table-cell>
          <table:table-cell office:value-type="string" calcext:value-type="string">
            <text:p>ea_odom</text:p>
          </table:table-cell>
          <table:table-cell office:value-type="float" office:value="0.000000236929234248101" calcext:value-type="float">
            <text:p>2.36929234248101E-07</text:p>
          </table:table-cell>
          <table:table-cell office:value-type="float" office:value="0.00315646360425408" calcext:value-type="float">
            <text:p>0.003156463604254</text:p>
          </table:table-cell>
          <table:table-cell office:value-type="float" office:value="0.328572478469974" calcext:value-type="float">
            <text:p>0.328572478469974</text:p>
          </table:table-cell>
        </table:table-row>
        <table:table-row table:style-name="ro1">
          <table:table-cell office:value-type="float" office:value="86855000000" calcext:value-type="float">
            <text:p>86855000000</text:p>
          </table:table-cell>
          <table:table-cell/>
          <table:table-cell office:value-type="string" calcext:value-type="string">
            <text:p>scan_hrt_32.pcd</text:p>
          </table:table-cell>
          <table:table-cell office:value-type="float" office:value="0.950799" calcext:value-type="float">
            <text:p>0.950799</text:p>
          </table:table-cell>
          <table:table-cell office:value-type="float" office:value="0.144305" calcext:value-type="float">
            <text:p>0.144305</text:p>
          </table:table-cell>
          <table:table-cell office:value-type="float" office:value="-0.133101" calcext:value-type="float">
            <text:p>-0.133101</text:p>
          </table:table-cell>
          <table:table-cell office:value-type="float" office:value="0.979634" calcext:value-type="float">
            <text:p>0.979634</text:p>
          </table:table-cell>
          <table:table-cell office:value-type="float" office:value="-0.000373643" calcext:value-type="float">
            <text:p>-0.000373643</text:p>
          </table:table-cell>
          <table:table-cell office:value-type="float" office:value="0.00162774" calcext:value-type="float">
            <text:p>0.00162774</text:p>
          </table:table-cell>
          <table:table-cell office:value-type="float" office:value="0.200782" calcext:value-type="float">
            <text:p>0.200782</text:p>
          </table:table-cell>
          <table:table-cell office:value-type="float" office:value="0.938328" calcext:value-type="float">
            <text:p>0.938328</text:p>
          </table:table-cell>
          <table:table-cell office:value-type="float" office:value="0.143005" calcext:value-type="float">
            <text:p>0.143005</text:p>
          </table:table-cell>
          <table:table-cell office:value-type="float" office:value="-0.141918" calcext:value-type="float">
            <text:p>-0.141918</text:p>
          </table:table-cell>
          <table:table-cell office:value-type="float" office:value="0.97964" calcext:value-type="float">
            <text:p>0.97964</text:p>
          </table:table-cell>
          <table:table-cell office:value-type="float" office:value="-0.000389871" calcext:value-type="float">
            <text:p>-0.000389871</text:p>
          </table:table-cell>
          <table:table-cell office:value-type="float" office:value="0.00162316" calcext:value-type="float">
            <text:p>0.00162316</text:p>
          </table:table-cell>
          <table:table-cell office:value-type="float" office:value="0.200756" calcext:value-type="float">
            <text:p>0.200756</text:p>
          </table:table-cell>
          <table:table-cell office:value-type="float" office:value="86.834" calcext:value-type="float">
            <text:p>86.834</text:p>
          </table:table-cell>
          <table:table-cell office:value-type="string" calcext:value-type="string">
            <text:p>odom</text:p>
          </table:table-cell>
          <table:table-cell office:value-type="float" office:value="1.126026" calcext:value-type="float">
            <text:p>1.126026</text:p>
          </table:table-cell>
          <table:table-cell office:value-type="float" office:value="-0.002408" calcext:value-type="float">
            <text:p>-0.002408</text:p>
          </table:table-cell>
          <table:table-cell office:value-type="float" office:value="-0.000001" calcext:value-type="float">
            <text:p>-1E-06</text:p>
          </table:table-cell>
          <table:table-cell office:value-type="float" office:value="-0.000311" calcext:value-type="float">
            <text:p>-0.000311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198366" calcext:value-type="float">
            <text:p>0.198366</text:p>
          </table:table-cell>
          <table:table-cell office:value-type="float" office:value="0.980127" calcext:value-type="float">
            <text:p>0.980127</text:p>
          </table:table-cell>
          <table:table-cell office:value-type="string" calcext:value-type="string">
            <text:p>ea_pred</text:p>
          </table:table-cell>
          <table:table-cell office:value-type="float" office:value="-0.0000784255056991068" calcext:value-type="float">
            <text:p>-7.84255056991068E-05</text:p>
          </table:table-cell>
          <table:table-cell office:value-type="float" office:value="0.00333923010157722" calcext:value-type="float">
            <text:p>0.003339230101577</text:p>
          </table:table-cell>
          <table:table-cell office:value-type="float" office:value="0.404312873484497" calcext:value-type="float">
            <text:p>0.404312873484497</text:p>
          </table:table-cell>
          <table:table-cell office:value-type="string" calcext:value-type="string">
            <text:p>ea_odom</text:p>
          </table:table-cell>
          <table:table-cell office:value-type="float" office:value="-0.00000263904569501997" calcext:value-type="float">
            <text:p>-2.63904569501997E-06</text:p>
          </table:table-cell>
          <table:table-cell office:value-type="float" office:value="0.00312257596093016" calcext:value-type="float">
            <text:p>0.00312257596093</text:p>
          </table:table-cell>
          <table:table-cell office:value-type="float" office:value="0.399381418444898" calcext:value-type="float">
            <text:p>0.399381418444898</text:p>
          </table:table-cell>
        </table:table-row>
        <table:table-row table:style-name="ro1">
          <table:table-cell office:value-type="float" office:value="87198000000" calcext:value-type="float">
            <text:p>87198000000</text:p>
          </table:table-cell>
          <table:table-cell/>
          <table:table-cell office:value-type="string" calcext:value-type="string">
            <text:p>scan_hrt_33.pcd</text:p>
          </table:table-cell>
          <table:table-cell office:value-type="float" office:value="0.917471" calcext:value-type="float">
            <text:p>0.917471</text:p>
          </table:table-cell>
          <table:table-cell office:value-type="float" office:value="0.122719" calcext:value-type="float">
            <text:p>0.122719</text:p>
          </table:table-cell>
          <table:table-cell office:value-type="float" office:value="-0.157705" calcext:value-type="float">
            <text:p>-0.157705</text:p>
          </table:table-cell>
          <table:table-cell office:value-type="float" office:value="0.97058" calcext:value-type="float">
            <text:p>0.97058</text:p>
          </table:table-cell>
          <table:table-cell office:value-type="float" office:value="-0.000392531" calcext:value-type="float">
            <text:p>-0.000392531</text:p>
          </table:table-cell>
          <table:table-cell office:value-type="float" office:value="0.00141819" calcext:value-type="float">
            <text:p>0.00141819</text:p>
          </table:table-cell>
          <table:table-cell office:value-type="float" office:value="0.240776" calcext:value-type="float">
            <text:p>0.240776</text:p>
          </table:table-cell>
          <table:table-cell office:value-type="float" office:value="0.960194" calcext:value-type="float">
            <text:p>0.960194</text:p>
          </table:table-cell>
          <table:table-cell office:value-type="float" office:value="0.0561516" calcext:value-type="float">
            <text:p>0.0561516</text:p>
          </table:table-cell>
          <table:table-cell office:value-type="float" office:value="-0.164157" calcext:value-type="float">
            <text:p>-0.164157</text:p>
          </table:table-cell>
          <table:table-cell office:value-type="float" office:value="0.970599" calcext:value-type="float">
            <text:p>0.970599</text:p>
          </table:table-cell>
          <table:table-cell office:value-type="float" office:value="-0.000388132" calcext:value-type="float">
            <text:p>-0.000388132</text:p>
          </table:table-cell>
          <table:table-cell office:value-type="float" office:value="0.0014188" calcext:value-type="float">
            <text:p>0.0014188</text:p>
          </table:table-cell>
          <table:table-cell office:value-type="float" office:value="0.240698" calcext:value-type="float">
            <text:p>0.240698</text:p>
          </table:table-cell>
          <table:table-cell office:value-type="float" office:value="87.2" calcext:value-type="float">
            <text:p>87.2</text:p>
          </table:table-cell>
          <table:table-cell office:value-type="string" calcext:value-type="string">
            <text:p>odom</text:p>
          </table:table-cell>
          <table:table-cell office:value-type="float" office:value="1.125472" calcext:value-type="float">
            <text:p>1.125472</text:p>
          </table:table-cell>
          <table:table-cell office:value-type="float" office:value="-0.002683" calcext:value-type="float">
            <text:p>-0.002683</text:p>
          </table:table-cell>
          <table:table-cell office:value-type="float" office:value="-0.000001" calcext:value-type="float">
            <text:p>-1E-06</text:p>
          </table:table-cell>
          <table:table-cell office:value-type="float" office:value="-0.000335" calcext:value-type="float">
            <text:p>-0.000335</text:p>
          </table:table-cell>
          <table:table-cell office:value-type="float" office:value="0.001353" calcext:value-type="float">
            <text:p>0.001353</text:p>
          </table:table-cell>
          <table:table-cell office:value-type="float" office:value="0.24058" calcext:value-type="float">
            <text:p>0.24058</text:p>
          </table:table-cell>
          <table:table-cell office:value-type="float" office:value="0.970628" calcext:value-type="float">
            <text:p>0.970628</text:p>
          </table:table-cell>
          <table:table-cell office:value-type="string" calcext:value-type="string">
            <text:p>ea_pred</text:p>
          </table:table-cell>
          <table:table-cell office:value-type="float" office:value="-0.0000790335252289807" calcext:value-type="float">
            <text:p>-7.90335252289807E-05</text:p>
          </table:table-cell>
          <table:table-cell office:value-type="float" office:value="0.0029419597260932" calcext:value-type="float">
            <text:p>0.002941959726093</text:p>
          </table:table-cell>
          <table:table-cell office:value-type="float" office:value="0.486330812839504" calcext:value-type="float">
            <text:p>0.486330812839504</text:p>
          </table:table-cell>
          <table:table-cell office:value-type="string" calcext:value-type="string">
            <text:p>ea_odom</text:p>
          </table:table-cell>
          <table:table-cell office:value-type="float" office:value="0.000000688723093778471" calcext:value-type="float">
            <text:p>6.88723093778471E-07</text:p>
          </table:table-cell>
          <table:table-cell office:value-type="float" office:value="0.00278771326912928" calcext:value-type="float">
            <text:p>0.002787713269129</text:p>
          </table:table-cell>
          <table:table-cell office:value-type="float" office:value="0.485927347404386" calcext:value-type="float">
            <text:p>0.485927347404386</text:p>
          </table:table-cell>
        </table:table-row>
        <table:table-row table:style-name="ro1">
          <table:table-cell office:value-type="float" office:value="87570000000" calcext:value-type="float">
            <text:p>87570000000</text:p>
          </table:table-cell>
          <table:table-cell/>
          <table:table-cell office:value-type="string" calcext:value-type="string">
            <text:p>scan_hrt_34.pcd</text:p>
          </table:table-cell>
          <table:table-cell office:value-type="float" office:value="0.983908" calcext:value-type="float">
            <text:p>0.983908</text:p>
          </table:table-cell>
          <table:table-cell office:value-type="float" office:value="-0.0380451" calcext:value-type="float">
            <text:p>-0.0380451</text:p>
          </table:table-cell>
          <table:table-cell office:value-type="float" office:value="-0.188275" calcext:value-type="float">
            <text:p>-0.188275</text:p>
          </table:table-cell>
          <table:table-cell office:value-type="float" office:value="0.95893" calcext:value-type="float">
            <text:p>0.95893</text:p>
          </table:table-cell>
          <table:table-cell office:value-type="float" office:value="-0.000409139" calcext:value-type="float">
            <text:p>-0.000409139</text:p>
          </table:table-cell>
          <table:table-cell office:value-type="float" office:value="0.00130414" calcext:value-type="float">
            <text:p>0.00130414</text:p>
          </table:table-cell>
          <table:table-cell office:value-type="float" office:value="0.283641" calcext:value-type="float">
            <text:p>0.283641</text:p>
          </table:table-cell>
          <table:table-cell office:value-type="float" office:value="1.0293" calcext:value-type="float">
            <text:p>1.0293</text:p>
          </table:table-cell>
          <table:table-cell office:value-type="float" office:value="-0.0938942" calcext:value-type="float">
            <text:p>-0.0938942</text:p>
          </table:table-cell>
          <table:table-cell office:value-type="float" office:value="-0.176662" calcext:value-type="float">
            <text:p>-0.176662</text:p>
          </table:table-cell>
          <table:table-cell office:value-type="float" office:value="0.958955" calcext:value-type="float">
            <text:p>0.958955</text:p>
          </table:table-cell>
          <table:table-cell office:value-type="float" office:value="-0.000401141" calcext:value-type="float">
            <text:p>-0.000401141</text:p>
          </table:table-cell>
          <table:table-cell office:value-type="float" office:value="0.00130399" calcext:value-type="float">
            <text:p>0.00130399</text:p>
          </table:table-cell>
          <table:table-cell office:value-type="float" office:value="0.283556" calcext:value-type="float">
            <text:p>0.283556</text:p>
          </table:table-cell>
          <table:table-cell office:value-type="float" office:value="87.534" calcext:value-type="float">
            <text:p>87.534</text:p>
          </table:table-cell>
          <table:table-cell office:value-type="string" calcext:value-type="string">
            <text:p>odom</text:p>
          </table:table-cell>
          <table:table-cell office:value-type="float" office:value="1.12487" calcext:value-type="float">
            <text:p>1.12487</text:p>
          </table:table-cell>
          <table:table-cell office:value-type="float" office:value="-0.00304" calcext:value-type="float">
            <text:p>-0.00304</text:p>
          </table:table-cell>
          <table:table-cell office:value-type="float" office:value="-0" calcext:value-type="float">
            <text:p>0</text:p>
          </table:table-cell>
          <table:table-cell office:value-type="float" office:value="-0.000368" calcext:value-type="float">
            <text:p>-0.000368</text:p>
          </table:table-cell>
          <table:table-cell office:value-type="float" office:value="0.001271" calcext:value-type="float">
            <text:p>0.001271</text:p>
          </table:table-cell>
          <table:table-cell office:value-type="float" office:value="0.278374" calcext:value-type="float">
            <text:p>0.278374</text:p>
          </table:table-cell>
          <table:table-cell office:value-type="float" office:value="0.960472" calcext:value-type="float">
            <text:p>0.960472</text:p>
          </table:table-cell>
          <table:table-cell office:value-type="string" calcext:value-type="string">
            <text:p>ea_pred</text:p>
          </table:table-cell>
          <table:table-cell office:value-type="float" office:value="-0.0000448563054000506" calcext:value-type="float">
            <text:p>-4.48563054000506E-05</text:p>
          </table:table-cell>
          <table:table-cell office:value-type="float" office:value="0.00273325626533305" calcext:value-type="float">
            <text:p>0.002733256265333</text:p>
          </table:table-cell>
          <table:table-cell office:value-type="float" office:value="0.575178099272863" calcext:value-type="float">
            <text:p>0.575178099272863</text:p>
          </table:table-cell>
          <table:table-cell office:value-type="string" calcext:value-type="string">
            <text:p>ea_odom</text:p>
          </table:table-cell>
          <table:table-cell office:value-type="float" office:value="0.000000719318304843345" calcext:value-type="float">
            <text:p>7.19318304843345E-07</text:p>
          </table:table-cell>
          <table:table-cell office:value-type="float" office:value="0.00264640538962778" calcext:value-type="float">
            <text:p>0.002646405389628</text:p>
          </table:table-cell>
          <table:table-cell office:value-type="float" office:value="0.564201975289909" calcext:value-type="float">
            <text:p>0.564201975289909</text:p>
          </table:table-cell>
        </table:table-row>
        <table:table-row table:style-name="ro1">
          <table:table-cell office:value-type="float" office:value="87931000000" calcext:value-type="float">
            <text:p>87931000000</text:p>
          </table:table-cell>
          <table:table-cell/>
          <table:table-cell office:value-type="string" calcext:value-type="string">
            <text:p>scan_hrt_35.pcd</text:p>
          </table:table-cell>
          <table:table-cell office:value-type="float" office:value="1.09637" calcext:value-type="float">
            <text:p>1.09637</text:p>
          </table:table-cell>
          <table:table-cell office:value-type="float" office:value="-0.239503" calcext:value-type="float">
            <text:p>-0.239503</text:p>
          </table:table-cell>
          <table:table-cell office:value-type="float" office:value="-0.188798" calcext:value-type="float">
            <text:p>-0.188798</text:p>
          </table:table-cell>
          <table:table-cell office:value-type="float" office:value="0.945818" calcext:value-type="float">
            <text:p>0.945818</text:p>
          </table:table-cell>
          <table:table-cell office:value-type="float" office:value="-0.000441566" calcext:value-type="float">
            <text:p>-0.000441566</text:p>
          </table:table-cell>
          <table:table-cell office:value-type="float" office:value="0.00126187" calcext:value-type="float">
            <text:p>0.00126187</text:p>
          </table:table-cell>
          <table:table-cell office:value-type="float" office:value="0.324695" calcext:value-type="float">
            <text:p>0.324695</text:p>
          </table:table-cell>
          <table:table-cell office:value-type="float" office:value="1.0496" calcext:value-type="float">
            <text:p>1.0496</text:p>
          </table:table-cell>
          <table:table-cell office:value-type="float" office:value="-0.227613" calcext:value-type="float">
            <text:p>-0.227613</text:p>
          </table:table-cell>
          <table:table-cell office:value-type="float" office:value="-0.163575" calcext:value-type="float">
            <text:p>-0.163575</text:p>
          </table:table-cell>
          <table:table-cell office:value-type="float" office:value="0.945811" calcext:value-type="float">
            <text:p>0.945811</text:p>
          </table:table-cell>
          <table:table-cell office:value-type="float" office:value="-0.000432598" calcext:value-type="float">
            <text:p>-0.000432598</text:p>
          </table:table-cell>
          <table:table-cell office:value-type="float" office:value="0.0012395" calcext:value-type="float">
            <text:p>0.0012395</text:p>
          </table:table-cell>
          <table:table-cell office:value-type="float" office:value="0.324714" calcext:value-type="float">
            <text:p>0.324714</text:p>
          </table:table-cell>
          <table:table-cell office:value-type="float" office:value="87.934" calcext:value-type="float">
            <text:p>87.934</text:p>
          </table:table-cell>
          <table:table-cell office:value-type="string" calcext:value-type="string">
            <text:p>odom</text:p>
          </table:table-cell>
          <table:table-cell office:value-type="float" office:value="1.124162" calcext:value-type="float">
            <text:p>1.124162</text:p>
          </table:table-cell>
          <table:table-cell office:value-type="float" office:value="-0.003545" calcext:value-type="float">
            <text:p>-0.003545</text:p>
          </table:table-cell>
          <table:table-cell office:value-type="float" office:value="-0" calcext:value-type="float">
            <text:p>0</text:p>
          </table:table-cell>
          <table:table-cell office:value-type="float" office:value="-0.000429" calcext:value-type="float">
            <text:p>-0.000429</text:p>
          </table:table-cell>
          <table:table-cell office:value-type="float" office:value="0.001255" calcext:value-type="float">
            <text:p>0.001255</text:p>
          </table:table-cell>
          <table:table-cell office:value-type="float" office:value="0.323184" calcext:value-type="float">
            <text:p>0.323184</text:p>
          </table:table-cell>
          <table:table-cell office:value-type="float" office:value="0.946335" calcext:value-type="float">
            <text:p>0.946335</text:p>
          </table:table-cell>
          <table:table-cell office:value-type="string" calcext:value-type="string">
            <text:p>ea_pred</text:p>
          </table:table-cell>
          <table:table-cell office:value-type="float" office:value="-0.0000158364342246042" calcext:value-type="float">
            <text:p>-1.58364342246042E-05</text:p>
          </table:table-cell>
          <table:table-cell office:value-type="float" office:value="0.00267374959568732" calcext:value-type="float">
            <text:p>0.002673749595687</text:p>
          </table:table-cell>
          <table:table-cell office:value-type="float" office:value="0.661378959353131" calcext:value-type="float">
            <text:p>0.661378959353131</text:p>
          </table:table-cell>
          <table:table-cell office:value-type="string" calcext:value-type="string">
            <text:p>ea_odom</text:p>
          </table:table-cell>
          <table:table-cell office:value-type="float" office:value="-0.000000763593000145154" calcext:value-type="float">
            <text:p>-7.63593000145154E-07</text:p>
          </table:table-cell>
          <table:table-cell office:value-type="float" office:value="0.00265259692255658" calcext:value-type="float">
            <text:p>0.002652596922557</text:p>
          </table:table-cell>
          <table:table-cell office:value-type="float" office:value="0.658184975718525" calcext:value-type="float">
            <text:p>0.658184975718525</text:p>
          </table:table-cell>
        </table:table-row>
        <table:table-row table:style-name="ro1">
          <table:table-cell office:value-type="float" office:value="88303000000" calcext:value-type="float">
            <text:p>88303000000</text:p>
          </table:table-cell>
          <table:table-cell/>
          <table:table-cell office:value-type="string" calcext:value-type="string">
            <text:p>scan_hrt_36.pcd</text:p>
          </table:table-cell>
          <table:table-cell office:value-type="float" office:value="1.07052" calcext:value-type="float">
            <text:p>1.07052</text:p>
          </table:table-cell>
          <table:table-cell office:value-type="float" office:value="-0.365406" calcext:value-type="float">
            <text:p>-0.365406</text:p>
          </table:table-cell>
          <table:table-cell office:value-type="float" office:value="-0.15009" calcext:value-type="float">
            <text:p>-0.15009</text:p>
          </table:table-cell>
          <table:table-cell office:value-type="float" office:value="0.930429" calcext:value-type="float">
            <text:p>0.930429</text:p>
          </table:table-cell>
          <table:table-cell office:value-type="float" office:value="-0.000486034" calcext:value-type="float">
            <text:p>-0.000486034</text:p>
          </table:table-cell>
          <table:table-cell office:value-type="float" office:value="0.00119939" calcext:value-type="float">
            <text:p>0.00119939</text:p>
          </table:table-cell>
          <table:table-cell office:value-type="float" office:value="0.366471" calcext:value-type="float">
            <text:p>0.366471</text:p>
          </table:table-cell>
          <table:table-cell office:value-type="float" office:value="1.0552" calcext:value-type="float">
            <text:p>1.0552</text:p>
          </table:table-cell>
          <table:table-cell office:value-type="float" office:value="-0.378896" calcext:value-type="float">
            <text:p>-0.378896</text:p>
          </table:table-cell>
          <table:table-cell office:value-type="float" office:value="-0.164599" calcext:value-type="float">
            <text:p>-0.164599</text:p>
          </table:table-cell>
          <table:table-cell office:value-type="float" office:value="0.930441" calcext:value-type="float">
            <text:p>0.930441</text:p>
          </table:table-cell>
          <table:table-cell office:value-type="float" office:value="-0.000509231" calcext:value-type="float">
            <text:p>-0.000509231</text:p>
          </table:table-cell>
          <table:table-cell office:value-type="float" office:value="0.00121679" calcext:value-type="float">
            <text:p>0.00121679</text:p>
          </table:table-cell>
          <table:table-cell office:value-type="float" office:value="0.36644" calcext:value-type="float">
            <text:p>0.36644</text:p>
          </table:table-cell>
          <table:table-cell office:value-type="float" office:value="88.3" calcext:value-type="float">
            <text:p>88.3</text:p>
          </table:table-cell>
          <table:table-cell office:value-type="string" calcext:value-type="string">
            <text:p>odom</text:p>
          </table:table-cell>
          <table:table-cell office:value-type="float" office:value="1.123554" calcext:value-type="float">
            <text:p>1.123554</text:p>
          </table:table-cell>
          <table:table-cell office:value-type="float" office:value="-0.004068" calcext:value-type="float">
            <text:p>-0.004068</text:p>
          </table:table-cell>
          <table:table-cell office:value-type="float" office:value="-0" calcext:value-type="float">
            <text:p>0</text:p>
          </table:table-cell>
          <table:table-cell office:value-type="float" office:value="-0.000483" calcext:value-type="float">
            <text:p>-0.000483</text:p>
          </table:table-cell>
          <table:table-cell office:value-type="float" office:value="0.001234" calcext:value-type="float">
            <text:p>0.001234</text:p>
          </table:table-cell>
          <table:table-cell office:value-type="float" office:value="0.363745" calcext:value-type="float">
            <text:p>0.363745</text:p>
          </table:table-cell>
          <table:table-cell office:value-type="float" office:value="0.931498" calcext:value-type="float">
            <text:p>0.931498</text:p>
          </table:table-cell>
          <table:table-cell office:value-type="string" calcext:value-type="string">
            <text:p>ea_pred</text:p>
          </table:table-cell>
          <table:table-cell office:value-type="float" office:value="-0.0000253570166215008" calcext:value-type="float">
            <text:p>-2.53570166215008E-05</text:p>
          </table:table-cell>
          <table:table-cell office:value-type="float" office:value="0.00258813004657049" calcext:value-type="float">
            <text:p>0.002588130046571</text:p>
          </table:table-cell>
          <table:table-cell office:value-type="float" office:value="0.750426918867558" calcext:value-type="float">
            <text:p>0.750426918867558</text:p>
          </table:table-cell>
          <table:table-cell office:value-type="string" calcext:value-type="string">
            <text:p>ea_odom</text:p>
          </table:table-cell>
          <table:table-cell office:value-type="float" office:value="-0.00000210441390712034" calcext:value-type="float">
            <text:p>-2.10441390712034E-06</text:p>
          </table:table-cell>
          <table:table-cell office:value-type="float" office:value="0.00265031596804596" calcext:value-type="float">
            <text:p>0.002650315968046</text:p>
          </table:table-cell>
          <table:table-cell office:value-type="float" office:value="0.744570720957824" calcext:value-type="float">
            <text:p>0.744570720957824</text:p>
          </table:table-cell>
        </table:table-row>
        <table:table-row table:style-name="ro1">
          <table:table-cell office:value-type="float" office:value="88697000000" calcext:value-type="float">
            <text:p>88697000000</text:p>
          </table:table-cell>
          <table:table-cell/>
          <table:table-cell office:value-type="string" calcext:value-type="string">
            <text:p>scan_hrt_37.pcd</text:p>
          </table:table-cell>
          <table:table-cell office:value-type="float" office:value="1.06112" calcext:value-type="float">
            <text:p>1.06112</text:p>
          </table:table-cell>
          <table:table-cell office:value-type="float" office:value="-0.539126" calcext:value-type="float">
            <text:p>-0.539126</text:p>
          </table:table-cell>
          <table:table-cell office:value-type="float" office:value="-0.165683" calcext:value-type="float">
            <text:p>-0.165683</text:p>
          </table:table-cell>
          <table:table-cell office:value-type="float" office:value="0.912141" calcext:value-type="float">
            <text:p>0.912141</text:p>
          </table:table-cell>
          <table:table-cell office:value-type="float" office:value="-0.00056596" calcext:value-type="float">
            <text:p>-0.00056596</text:p>
          </table:table-cell>
          <table:table-cell office:value-type="float" office:value="0.00116539" calcext:value-type="float">
            <text:p>0.00116539</text:p>
          </table:table-cell>
          <table:table-cell office:value-type="float" office:value="0.409874" calcext:value-type="float">
            <text:p>0.409874</text:p>
          </table:table-cell>
          <table:table-cell office:value-type="float" office:value="1.05605" calcext:value-type="float">
            <text:p>1.05605</text:p>
          </table:table-cell>
          <table:table-cell office:value-type="float" office:value="-0.529925" calcext:value-type="float">
            <text:p>-0.529925</text:p>
          </table:table-cell>
          <table:table-cell office:value-type="float" office:value="-0.164608" calcext:value-type="float">
            <text:p>-0.164608</text:p>
          </table:table-cell>
          <table:table-cell office:value-type="float" office:value="0.912155" calcext:value-type="float">
            <text:p>0.912155</text:p>
          </table:table-cell>
          <table:table-cell office:value-type="float" office:value="-0.000586611" calcext:value-type="float">
            <text:p>-0.000586611</text:p>
          </table:table-cell>
          <table:table-cell office:value-type="float" office:value="0.00117841" calcext:value-type="float">
            <text:p>0.00117841</text:p>
          </table:table-cell>
          <table:table-cell office:value-type="float" office:value="0.409842" calcext:value-type="float">
            <text:p>0.409842</text:p>
          </table:table-cell>
          <table:table-cell office:value-type="float" office:value="88.667" calcext:value-type="float">
            <text:p>88.667</text:p>
          </table:table-cell>
          <table:table-cell office:value-type="string" calcext:value-type="string">
            <text:p>odom</text:p>
          </table:table-cell>
          <table:table-cell office:value-type="float" office:value="1.122989" calcext:value-type="float">
            <text:p>1.122989</text:p>
          </table:table-cell>
          <table:table-cell office:value-type="float" office:value="-0.004646" calcext:value-type="float">
            <text:p>-0.004646</text:p>
          </table:table-cell>
          <table:table-cell office:value-type="float" office:value="-0" calcext:value-type="float">
            <text:p>0</text:p>
          </table:table-cell>
          <table:table-cell office:value-type="float" office:value="-0.000537" calcext:value-type="float">
            <text:p>-0.000537</text:p>
          </table:table-cell>
          <table:table-cell office:value-type="float" office:value="0.001212" calcext:value-type="float">
            <text:p>0.001212</text:p>
          </table:table-cell>
          <table:table-cell office:value-type="float" office:value="0.403913" calcext:value-type="float">
            <text:p>0.403913</text:p>
          </table:table-cell>
          <table:table-cell office:value-type="float" office:value="0.914796" calcext:value-type="float">
            <text:p>0.914796</text:p>
          </table:table-cell>
          <table:table-cell office:value-type="string" calcext:value-type="string">
            <text:p>ea_pred</text:p>
          </table:table-cell>
          <table:table-cell office:value-type="float" office:value="-0.0000771448103530986" calcext:value-type="float">
            <text:p>-7.71448103530986E-05</text:p>
          </table:table-cell>
          <table:table-cell office:value-type="float" office:value="0.0025899485659847" calcext:value-type="float">
            <text:p>0.002589948565985</text:p>
          </table:table-cell>
          <table:table-cell office:value-type="float" office:value="0.844632686922108" calcext:value-type="float">
            <text:p>0.844632686922108</text:p>
          </table:table-cell>
          <table:table-cell office:value-type="string" calcext:value-type="string">
            <text:p>ea_odom</text:p>
          </table:table-cell>
          <table:table-cell office:value-type="float" office:value="-0.00000340580672713118" calcext:value-type="float">
            <text:p>-3.40580672713118E-06</text:p>
          </table:table-cell>
          <table:table-cell office:value-type="float" office:value="0.0026512733182847" calcext:value-type="float">
            <text:p>0.002651273318285</text:p>
          </table:table-cell>
          <table:table-cell office:value-type="float" office:value="0.831581683285757" calcext:value-type="float">
            <text:p>0.831581683285757</text:p>
          </table:table-cell>
        </table:table-row>
        <table:table-row table:style-name="ro1">
          <table:table-cell office:value-type="float" office:value="89062000000" calcext:value-type="float">
            <text:p>89062000000</text:p>
          </table:table-cell>
          <table:table-cell/>
          <table:table-cell office:value-type="string" calcext:value-type="string">
            <text:p>scan_hrt_38.pcd</text:p>
          </table:table-cell>
          <table:table-cell office:value-type="float" office:value="1.05685" calcext:value-type="float">
            <text:p>1.05685</text:p>
          </table:table-cell>
          <table:table-cell office:value-type="float" office:value="-0.669838" calcext:value-type="float">
            <text:p>-0.669838</text:p>
          </table:table-cell>
          <table:table-cell office:value-type="float" office:value="-0.164617" calcext:value-type="float">
            <text:p>-0.164617</text:p>
          </table:table-cell>
          <table:table-cell office:value-type="float" office:value="0.893395" calcext:value-type="float">
            <text:p>0.893395</text:p>
          </table:table-cell>
          <table:table-cell office:value-type="float" office:value="-0.000642844" calcext:value-type="float">
            <text:p>-0.000642844</text:p>
          </table:table-cell>
          <table:table-cell office:value-type="float" office:value="0.00113087" calcext:value-type="float">
            <text:p>0.00113087</text:p>
          </table:table-cell>
          <table:table-cell office:value-type="float" office:value="0.44927" calcext:value-type="float">
            <text:p>0.44927</text:p>
          </table:table-cell>
          <table:table-cell office:value-type="float" office:value="1.05303" calcext:value-type="float">
            <text:p>1.05303</text:p>
          </table:table-cell>
          <table:table-cell office:value-type="float" office:value="-0.646522" calcext:value-type="float">
            <text:p>-0.646522</text:p>
          </table:table-cell>
          <table:table-cell office:value-type="float" office:value="-0.161658" calcext:value-type="float">
            <text:p>-0.161658</text:p>
          </table:table-cell>
          <table:table-cell office:value-type="float" office:value="0.893407" calcext:value-type="float">
            <text:p>0.893407</text:p>
          </table:table-cell>
          <table:table-cell office:value-type="float" office:value="-0.000658142" calcext:value-type="float">
            <text:p>-0.000658142</text:p>
          </table:table-cell>
          <table:table-cell office:value-type="float" office:value="0.00114625" calcext:value-type="float">
            <text:p>0.00114625</text:p>
          </table:table-cell>
          <table:table-cell office:value-type="float" office:value="0.449246" calcext:value-type="float">
            <text:p>0.449246</text:p>
          </table:table-cell>
          <table:table-cell office:value-type="float" office:value="89.034" calcext:value-type="float">
            <text:p>89.034</text:p>
          </table:table-cell>
          <table:table-cell office:value-type="string" calcext:value-type="string">
            <text:p>odom</text:p>
          </table:table-cell>
          <table:table-cell office:value-type="float" office:value="1.122485" calcext:value-type="float">
            <text:p>1.122485</text:p>
          </table:table-cell>
          <table:table-cell office:value-type="float" office:value="-0.005261" calcext:value-type="float">
            <text:p>-0.005261</text:p>
          </table:table-cell>
          <table:table-cell office:value-type="float" office:value="-0.000001" calcext:value-type="float">
            <text:p>-1E-06</text:p>
          </table:table-cell>
          <table:table-cell office:value-type="float" office:value="-0.000591" calcext:value-type="float">
            <text:p>-0.000591</text:p>
          </table:table-cell>
          <table:table-cell office:value-type="float" office:value="0.001189" calcext:value-type="float">
            <text:p>0.001189</text:p>
          </table:table-cell>
          <table:table-cell office:value-type="float" office:value="0.443459" calcext:value-type="float">
            <text:p>0.443459</text:p>
          </table:table-cell>
          <table:table-cell office:value-type="float" office:value="0.896294" calcext:value-type="float">
            <text:p>0.896294</text:p>
          </table:table-cell>
          <table:table-cell office:value-type="string" calcext:value-type="string">
            <text:p>ea_pred</text:p>
          </table:table-cell>
          <table:table-cell office:value-type="float" office:value="-0.000132495768317448" calcext:value-type="float">
            <text:p>-0.000132495768317</text:p>
          </table:table-cell>
          <table:table-cell office:value-type="float" office:value="0.00259825156552078" calcext:value-type="float">
            <text:p>0.002598251565521</text:p>
          </table:table-cell>
          <table:table-cell office:value-type="float" office:value="0.931896882067226" calcext:value-type="float">
            <text:p>0.931896882067226</text:p>
          </table:table-cell>
          <table:table-cell office:value-type="string" calcext:value-type="string">
            <text:p>ea_odom</text:p>
          </table:table-cell>
          <table:table-cell office:value-type="float" office:value="-0.00000487402034851707" calcext:value-type="float">
            <text:p>-4.87402034851707E-06</text:p>
          </table:table-cell>
          <table:table-cell office:value-type="float" office:value="0.00265555724530838" calcext:value-type="float">
            <text:p>0.002655557245308</text:p>
          </table:table-cell>
          <table:table-cell office:value-type="float" office:value="0.918909032661361" calcext:value-type="float">
            <text:p>0.918909032661361</text:p>
          </table:table-cell>
        </table:table-row>
        <table:table-row table:style-name="ro1">
          <table:table-cell office:value-type="float" office:value="89440000000" calcext:value-type="float">
            <text:p>89440000000</text:p>
          </table:table-cell>
          <table:table-cell/>
          <table:table-cell office:value-type="string" calcext:value-type="string">
            <text:p>scan_hrt_39.pcd</text:p>
          </table:table-cell>
          <table:table-cell office:value-type="float" office:value="1.04991" calcext:value-type="float">
            <text:p>1.04991</text:p>
          </table:table-cell>
          <table:table-cell office:value-type="float" office:value="-0.767272" calcext:value-type="float">
            <text:p>-0.767272</text:p>
          </table:table-cell>
          <table:table-cell office:value-type="float" office:value="-0.158602" calcext:value-type="float">
            <text:p>-0.158602</text:p>
          </table:table-cell>
          <table:table-cell office:value-type="float" office:value="0.872185" calcext:value-type="float">
            <text:p>0.872185</text:p>
          </table:table-cell>
          <table:table-cell office:value-type="float" office:value="-0.000714538" calcext:value-type="float">
            <text:p>-0.000714538</text:p>
          </table:table-cell>
          <table:table-cell office:value-type="float" office:value="0.00108965" calcext:value-type="float">
            <text:p>0.00108965</text:p>
          </table:table-cell>
          <table:table-cell office:value-type="float" office:value="0.489175" calcext:value-type="float">
            <text:p>0.489175</text:p>
          </table:table-cell>
          <table:table-cell office:value-type="float" office:value="1.05339" calcext:value-type="float">
            <text:p>1.05339</text:p>
          </table:table-cell>
          <table:table-cell office:value-type="float" office:value="-0.685365" calcext:value-type="float">
            <text:p>-0.685365</text:p>
          </table:table-cell>
          <table:table-cell office:value-type="float" office:value="-0.159987" calcext:value-type="float">
            <text:p>-0.159987</text:p>
          </table:table-cell>
          <table:table-cell office:value-type="float" office:value="0.872196" calcext:value-type="float">
            <text:p>0.872196</text:p>
          </table:table-cell>
          <table:table-cell office:value-type="float" office:value="-0.000747161" calcext:value-type="float">
            <text:p>-0.000747161</text:p>
          </table:table-cell>
          <table:table-cell office:value-type="float" office:value="0.00111915" calcext:value-type="float">
            <text:p>0.00111915</text:p>
          </table:table-cell>
          <table:table-cell office:value-type="float" office:value="0.489154" calcext:value-type="float">
            <text:p>0.489154</text:p>
          </table:table-cell>
          <table:table-cell office:value-type="float" office:value="89.434" calcext:value-type="float">
            <text:p>89.434</text:p>
          </table:table-cell>
          <table:table-cell office:value-type="string" calcext:value-type="string">
            <text:p>odom</text:p>
          </table:table-cell>
          <table:table-cell office:value-type="float" office:value="1.12204" calcext:value-type="float">
            <text:p>1.12204</text:p>
          </table:table-cell>
          <table:table-cell office:value-type="float" office:value="-0.005918" calcext:value-type="float">
            <text:p>-0.005918</text:p>
          </table:table-cell>
          <table:table-cell office:value-type="float" office:value="-0.000001" calcext:value-type="float">
            <text:p>-1E-06</text:p>
          </table:table-cell>
          <table:table-cell office:value-type="float" office:value="-0.000646" calcext:value-type="float">
            <text:p>-0.000646</text:p>
          </table:table-cell>
          <table:table-cell office:value-type="float" office:value="0.001162" calcext:value-type="float">
            <text:p>0.001162</text:p>
          </table:table-cell>
          <table:table-cell office:value-type="float" office:value="0.485562" calcext:value-type="float">
            <text:p>0.485562</text:p>
          </table:table-cell>
          <table:table-cell office:value-type="float" office:value="0.874201" calcext:value-type="float">
            <text:p>0.874201</text:p>
          </table:table-cell>
          <table:table-cell office:value-type="string" calcext:value-type="string">
            <text:p>ea_pred</text:p>
          </table:table-cell>
          <table:table-cell office:value-type="float" office:value="-0.000180360084377356" calcext:value-type="float">
            <text:p>-0.000180360084377</text:p>
          </table:table-cell>
          <table:table-cell office:value-type="float" office:value="0.00259982251447785" calcext:value-type="float">
            <text:p>0.002599822514478</text:p>
          </table:table-cell>
          <table:table-cell office:value-type="float" office:value="1.02228761226678" calcext:value-type="float">
            <text:p>1.02228761226678</text:p>
          </table:table-cell>
          <table:table-cell office:value-type="string" calcext:value-type="string">
            <text:p>ea_odom</text:p>
          </table:table-cell>
          <table:table-cell office:value-type="float" office:value="-0.0000010216080080897" calcext:value-type="float">
            <text:p>-1.0216080080897E-06</text:p>
          </table:table-cell>
          <table:table-cell office:value-type="float" office:value="0.00265899339349512" calcext:value-type="float">
            <text:p>0.002658993393495</text:p>
          </table:table-cell>
          <table:table-cell office:value-type="float" office:value="1.01401304568557" calcext:value-type="float">
            <text:p>1.01401304568557</text:p>
          </table:table-cell>
        </table:table-row>
        <table:table-row table:style-name="ro1">
          <table:table-cell office:value-type="float" office:value="89822000000" calcext:value-type="float">
            <text:p>89822000000</text:p>
          </table:table-cell>
          <table:table-cell/>
          <table:table-cell office:value-type="string" calcext:value-type="string">
            <text:p>scan_hrt_40.pcd</text:p>
          </table:table-cell>
          <table:table-cell office:value-type="float" office:value="1.05374" calcext:value-type="float">
            <text:p>1.05374</text:p>
          </table:table-cell>
          <table:table-cell office:value-type="float" office:value="-0.724619" calcext:value-type="float">
            <text:p>-0.724619</text:p>
          </table:table-cell>
          <table:table-cell office:value-type="float" office:value="-0.158298" calcext:value-type="float">
            <text:p>-0.158298</text:p>
          </table:table-cell>
          <table:table-cell office:value-type="float" office:value="0.848939" calcext:value-type="float">
            <text:p>0.848939</text:p>
          </table:table-cell>
          <table:table-cell office:value-type="float" office:value="-0.000799406" calcext:value-type="float">
            <text:p>-0.000799406</text:p>
          </table:table-cell>
          <table:table-cell office:value-type="float" office:value="0.0010777" calcext:value-type="float">
            <text:p>0.0010777</text:p>
          </table:table-cell>
          <table:table-cell office:value-type="float" office:value="0.528489" calcext:value-type="float">
            <text:p>0.528489</text:p>
          </table:table-cell>
          <table:table-cell office:value-type="float" office:value="1.06108" calcext:value-type="float">
            <text:p>1.06108</text:p>
          </table:table-cell>
          <table:table-cell office:value-type="float" office:value="-0.660867" calcext:value-type="float">
            <text:p>-0.660867</text:p>
          </table:table-cell>
          <table:table-cell office:value-type="float" office:value="-0.160878" calcext:value-type="float">
            <text:p>-0.160878</text:p>
          </table:table-cell>
          <table:table-cell office:value-type="float" office:value="0.848959" calcext:value-type="float">
            <text:p>0.848959</text:p>
          </table:table-cell>
          <table:table-cell office:value-type="float" office:value="-0.000825611" calcext:value-type="float">
            <text:p>-0.000825611</text:p>
          </table:table-cell>
          <table:table-cell office:value-type="float" office:value="0.00111023" calcext:value-type="float">
            <text:p>0.00111023</text:p>
          </table:table-cell>
          <table:table-cell office:value-type="float" office:value="0.528456" calcext:value-type="float">
            <text:p>0.528456</text:p>
          </table:table-cell>
          <table:table-cell office:value-type="float" office:value="89.834" calcext:value-type="float">
            <text:p>89.834</text:p>
          </table:table-cell>
          <table:table-cell office:value-type="string" calcext:value-type="string">
            <text:p>odom</text:p>
          </table:table-cell>
          <table:table-cell office:value-type="float" office:value="1.121758" calcext:value-type="float">
            <text:p>1.121758</text:p>
          </table:table-cell>
          <table:table-cell office:value-type="float" office:value="-0.00645" calcext:value-type="float">
            <text:p>-0.00645</text:p>
          </table:table-cell>
          <table:table-cell office:value-type="float" office:value="-0.000002" calcext:value-type="float">
            <text:p>-2E-06</text:p>
          </table:table-cell>
          <table:table-cell office:value-type="float" office:value="-0.000701" calcext:value-type="float">
            <text:p>-0.000701</text:p>
          </table:table-cell>
          <table:table-cell office:value-type="float" office:value="0.001132" calcext:value-type="float">
            <text:p>0.001132</text:p>
          </table:table-cell>
          <table:table-cell office:value-type="float" office:value="0.525971" calcext:value-type="float">
            <text:p>0.525971</text:p>
          </table:table-cell>
          <table:table-cell office:value-type="float" office:value="0.850502" calcext:value-type="float">
            <text:p>0.850502</text:p>
          </table:table-cell>
          <table:table-cell office:value-type="string" calcext:value-type="string">
            <text:p>ea_pred</text:p>
          </table:table-cell>
          <table:table-cell office:value-type="float" office:value="-0.000218189484975133" calcext:value-type="float">
            <text:p>-0.000218189484975</text:p>
          </table:table-cell>
          <table:table-cell office:value-type="float" office:value="0.00267476126803677" calcext:value-type="float">
            <text:p>0.002674761268037</text:p>
          </table:table-cell>
          <table:table-cell office:value-type="float" office:value="1.11364034465268" calcext:value-type="float">
            <text:p>1.11364034465268</text:p>
          </table:table-cell>
          <table:table-cell office:value-type="string" calcext:value-type="string">
            <text:p>ea_odom</text:p>
          </table:table-cell>
          <table:table-cell office:value-type="float" office:value="-0.0000016054642191266" calcext:value-type="float">
            <text:p>-1.6054642191266E-06</text:p>
          </table:table-cell>
          <table:table-cell office:value-type="float" office:value="0.00266294857358612" calcext:value-type="float">
            <text:p>0.002662948573586</text:p>
          </table:table-cell>
          <table:table-cell office:value-type="float" office:value="1.10771330390573" calcext:value-type="float">
            <text:p>1.10771330390573</text:p>
          </table:table-cell>
        </table:table-row>
        <table:table-row table:style-name="ro1">
          <table:table-cell office:value-type="float" office:value="90229000000" calcext:value-type="float">
            <text:p>90229000000</text:p>
          </table:table-cell>
          <table:table-cell/>
          <table:table-cell office:value-type="string" calcext:value-type="string">
            <text:p>scan_hrt_41.pcd</text:p>
          </table:table-cell>
          <table:table-cell office:value-type="float" office:value="1.06928" calcext:value-type="float">
            <text:p>1.06928</text:p>
          </table:table-cell>
          <table:table-cell office:value-type="float" office:value="-0.634766" calcext:value-type="float">
            <text:p>-0.634766</text:p>
          </table:table-cell>
          <table:table-cell office:value-type="float" office:value="-0.161827" calcext:value-type="float">
            <text:p>-0.161827</text:p>
          </table:table-cell>
          <table:table-cell office:value-type="float" office:value="0.822232" calcext:value-type="float">
            <text:p>0.822232</text:p>
          </table:table-cell>
          <table:table-cell office:value-type="float" office:value="-0.000819603" calcext:value-type="float">
            <text:p>-0.000819603</text:p>
          </table:table-cell>
          <table:table-cell office:value-type="float" office:value="0.00102385" calcext:value-type="float">
            <text:p>0.00102385</text:p>
          </table:table-cell>
          <table:table-cell office:value-type="float" office:value="0.569151" calcext:value-type="float">
            <text:p>0.569151</text:p>
          </table:table-cell>
          <table:table-cell office:value-type="float" office:value="1.10314" calcext:value-type="float">
            <text:p>1.10314</text:p>
          </table:table-cell>
          <table:table-cell office:value-type="float" office:value="-0.622691" calcext:value-type="float">
            <text:p>-0.622691</text:p>
          </table:table-cell>
          <table:table-cell office:value-type="float" office:value="-0.157475" calcext:value-type="float">
            <text:p>-0.157475</text:p>
          </table:table-cell>
          <table:table-cell office:value-type="float" office:value="0.822284" calcext:value-type="float">
            <text:p>0.822284</text:p>
          </table:table-cell>
          <table:table-cell office:value-type="float" office:value="-0.000816876" calcext:value-type="float">
            <text:p>-0.000816876</text:p>
          </table:table-cell>
          <table:table-cell office:value-type="float" office:value="0.00104376" calcext:value-type="float">
            <text:p>0.00104376</text:p>
          </table:table-cell>
          <table:table-cell office:value-type="float" office:value="0.569076" calcext:value-type="float">
            <text:p>0.569076</text:p>
          </table:table-cell>
          <table:table-cell office:value-type="float" office:value="90.2" calcext:value-type="float">
            <text:p>90.2</text:p>
          </table:table-cell>
          <table:table-cell office:value-type="string" calcext:value-type="string">
            <text:p>odom</text:p>
          </table:table-cell>
          <table:table-cell office:value-type="float" office:value="1.121856" calcext:value-type="float">
            <text:p>1.121856</text:p>
          </table:table-cell>
          <table:table-cell office:value-type="float" office:value="-0.006203" calcext:value-type="float">
            <text:p>-0.006203</text:p>
          </table:table-cell>
          <table:table-cell office:value-type="float" office:value="-0.000001" calcext:value-type="float">
            <text:p>-1E-06</text:p>
          </table:table-cell>
          <table:table-cell office:value-type="float" office:value="-0.000736" calcext:value-type="float">
            <text:p>-0.00073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556356" calcext:value-type="float">
            <text:p>0.556356</text:p>
          </table:table-cell>
          <table:table-cell office:value-type="float" office:value="0.830943" calcext:value-type="float">
            <text:p>0.830943</text:p>
          </table:table-cell>
          <table:table-cell office:value-type="string" calcext:value-type="string">
            <text:p>ea_pred</text:p>
          </table:table-cell>
          <table:table-cell office:value-type="float" office:value="-0.000182357742611511" calcext:value-type="float">
            <text:p>-0.000182357742612</text:p>
          </table:table-cell>
          <table:table-cell office:value-type="float" office:value="0.00261664307487164" calcext:value-type="float">
            <text:p>0.002616643074872</text:p>
          </table:table-cell>
          <table:table-cell office:value-type="float" office:value="1.21094678601307" calcext:value-type="float">
            <text:p>1.21094678601307</text:p>
          </table:table-cell>
          <table:table-cell office:value-type="string" calcext:value-type="string">
            <text:p>ea_odom</text:p>
          </table:table-cell>
          <table:table-cell office:value-type="float" office:value="0.000000835106909271022" calcext:value-type="float">
            <text:p>8.35106909271022E-07</text:p>
          </table:table-cell>
          <table:table-cell office:value-type="float" office:value="0.00264703367110301" calcext:value-type="float">
            <text:p>0.002647033671103</text:p>
          </table:table-cell>
          <table:table-cell office:value-type="float" office:value="1.17998907109428" calcext:value-type="float">
            <text:p>1.17998907109428</text:p>
          </table:table-cell>
        </table:table-row>
        <table:table-row table:style-name="ro1">
          <table:table-cell office:value-type="float" office:value="90618000000" calcext:value-type="float">
            <text:p>90618000000</text:p>
          </table:table-cell>
          <table:table-cell/>
          <table:table-cell office:value-type="string" calcext:value-type="string">
            <text:p>scan_hrt_42.pcd</text:p>
          </table:table-cell>
          <table:table-cell office:value-type="float" office:value="1.14333" calcext:value-type="float">
            <text:p>1.14333</text:p>
          </table:table-cell>
          <table:table-cell office:value-type="float" office:value="-0.586203" calcext:value-type="float">
            <text:p>-0.586203</text:p>
          </table:table-cell>
          <table:table-cell office:value-type="float" office:value="-0.154222" calcext:value-type="float">
            <text:p>-0.154222</text:p>
          </table:table-cell>
          <table:table-cell office:value-type="float" office:value="0.794919" calcext:value-type="float">
            <text:p>0.794919</text:p>
          </table:table-cell>
          <table:table-cell office:value-type="float" office:value="-0.000773402" calcext:value-type="float">
            <text:p>-0.000773402</text:p>
          </table:table-cell>
          <table:table-cell office:value-type="float" office:value="0.00108758" calcext:value-type="float">
            <text:p>0.00108758</text:p>
          </table:table-cell>
          <table:table-cell office:value-type="float" office:value="0.606714" calcext:value-type="float">
            <text:p>0.606714</text:p>
          </table:table-cell>
          <table:table-cell office:value-type="float" office:value="1.28306" calcext:value-type="float">
            <text:p>1.28306</text:p>
          </table:table-cell>
          <table:table-cell office:value-type="float" office:value="-0.575413" calcext:value-type="float">
            <text:p>-0.575413</text:p>
          </table:table-cell>
          <table:table-cell office:value-type="float" office:value="-0.140937" calcext:value-type="float">
            <text:p>-0.140937</text:p>
          </table:table-cell>
          <table:table-cell office:value-type="float" office:value="0.795076" calcext:value-type="float">
            <text:p>0.795076</text:p>
          </table:table-cell>
          <table:table-cell office:value-type="float" office:value="-0.000716887" calcext:value-type="float">
            <text:p>-0.000716887</text:p>
          </table:table-cell>
          <table:table-cell office:value-type="float" office:value="0.00113687" calcext:value-type="float">
            <text:p>0.00113687</text:p>
          </table:table-cell>
          <table:table-cell office:value-type="float" office:value="0.606508" calcext:value-type="float">
            <text:p>0.606508</text:p>
          </table:table-cell>
          <table:table-cell office:value-type="float" office:value="90.6" calcext:value-type="float">
            <text:p>90.6</text:p>
          </table:table-cell>
          <table:table-cell office:value-type="string" calcext:value-type="string">
            <text:p>odom</text:p>
          </table:table-cell>
          <table:table-cell office:value-type="float" office:value="1.122047" calcext:value-type="float">
            <text:p>1.122047</text:p>
          </table:table-cell>
          <table:table-cell office:value-type="float" office:value="-0.005742" calcext:value-type="float">
            <text:p>-0.005742</text:p>
          </table:table-cell>
          <table:table-cell office:value-type="float" office:value="-0.000001" calcext:value-type="float">
            <text:p>-1E-06</text:p>
          </table:table-cell>
          <table:table-cell office:value-type="float" office:value="-0.000738" calcext:value-type="float">
            <text:p>-0.000738</text:p>
          </table:table-cell>
          <table:table-cell office:value-type="float" office:value="0.001099" calcext:value-type="float">
            <text:p>0.001099</text:p>
          </table:table-cell>
          <table:table-cell office:value-type="float" office:value="0.557408" calcext:value-type="float">
            <text:p>0.557408</text:p>
          </table:table-cell>
          <table:table-cell office:value-type="float" office:value="0.830238" calcext:value-type="float">
            <text:p>0.830238</text:p>
          </table:table-cell>
          <table:table-cell office:value-type="string" calcext:value-type="string">
            <text:p>ea_pred</text:p>
          </table:table-cell>
          <table:table-cell office:value-type="float" office:value="0.0000901164673455792" calcext:value-type="float">
            <text:p>9.01164673455792E-05</text:p>
          </table:table-cell>
          <table:table-cell office:value-type="float" office:value="0.00266754715026195" calcext:value-type="float">
            <text:p>0.002667547150262</text:p>
          </table:table-cell>
          <table:table-cell office:value-type="float" office:value="1.30384215280206" calcext:value-type="float">
            <text:p>1.30384215280206</text:p>
          </table:table-cell>
          <table:table-cell office:value-type="string" calcext:value-type="string">
            <text:p>ea_odom</text:p>
          </table:table-cell>
          <table:table-cell office:value-type="float" office:value="-0.000000248504729942093" calcext:value-type="float">
            <text:p>-2.48504729942093E-07</text:p>
          </table:table-cell>
          <table:table-cell office:value-type="float" office:value="0.00264759892252898" calcext:value-type="float">
            <text:p>0.002647598922529</text:p>
          </table:table-cell>
          <table:table-cell office:value-type="float" office:value="1.18252184006294" calcext:value-type="float">
            <text:p>1.18252184006294</text:p>
          </table:table-cell>
        </table:table-row>
        <table:table-row table:style-name="ro1">
          <table:table-cell office:value-type="float" office:value="90998000000" calcext:value-type="float">
            <text:p>90998000000</text:p>
          </table:table-cell>
          <table:table-cell/>
          <table:table-cell office:value-type="string" calcext:value-type="string">
            <text:p>scan_hrt_43.pcd</text:p>
          </table:table-cell>
          <table:table-cell office:value-type="float" office:value="1.45881" calcext:value-type="float">
            <text:p>1.45881</text:p>
          </table:table-cell>
          <table:table-cell office:value-type="float" office:value="-0.52923" calcext:value-type="float">
            <text:p>-0.52923</text:p>
          </table:table-cell>
          <table:table-cell office:value-type="float" office:value="-0.124783" calcext:value-type="float">
            <text:p>-0.124783</text:p>
          </table:table-cell>
          <table:table-cell office:value-type="float" office:value="0.766691" calcext:value-type="float">
            <text:p>0.766691</text:p>
          </table:table-cell>
          <table:table-cell office:value-type="float" office:value="-0.000648591" calcext:value-type="float">
            <text:p>-0.000648591</text:p>
          </table:table-cell>
          <table:table-cell office:value-type="float" office:value="0.00116221" calcext:value-type="float">
            <text:p>0.00116221</text:p>
          </table:table-cell>
          <table:table-cell office:value-type="float" office:value="0.642014" calcext:value-type="float">
            <text:p>0.642014</text:p>
          </table:table-cell>
          <table:table-cell office:value-type="float" office:value="1.51168" calcext:value-type="float">
            <text:p>1.51168</text:p>
          </table:table-cell>
          <table:table-cell office:value-type="float" office:value="-0.520583" calcext:value-type="float">
            <text:p>-0.520583</text:p>
          </table:table-cell>
          <table:table-cell office:value-type="float" office:value="-0.126145" calcext:value-type="float">
            <text:p>-0.126145</text:p>
          </table:table-cell>
          <table:table-cell office:value-type="float" office:value="0.766856" calcext:value-type="float">
            <text:p>0.766856</text:p>
          </table:table-cell>
          <table:table-cell office:value-type="float" office:value="-0.000618259" calcext:value-type="float">
            <text:p>-0.000618259</text:p>
          </table:table-cell>
          <table:table-cell office:value-type="float" office:value="0.00121658" calcext:value-type="float">
            <text:p>0.00121658</text:p>
          </table:table-cell>
          <table:table-cell office:value-type="float" office:value="0.641818" calcext:value-type="float">
            <text:p>0.641818</text:p>
          </table:table-cell>
          <table:table-cell office:value-type="float" office:value="90.934" calcext:value-type="float">
            <text:p>90.934</text:p>
          </table:table-cell>
          <table:table-cell office:value-type="string" calcext:value-type="string">
            <text:p>odom</text:p>
          </table:table-cell>
          <table:table-cell office:value-type="float" office:value="1.122065" calcext:value-type="float">
            <text:p>1.122065</text:p>
          </table:table-cell>
          <table:table-cell office:value-type="float" office:value="-0.005697" calcext:value-type="float">
            <text:p>-0.005697</text:p>
          </table:table-cell>
          <table:table-cell office:value-type="float" office:value="-0.000001" calcext:value-type="float">
            <text:p>-1E-06</text:p>
          </table:table-cell>
          <table:table-cell office:value-type="float" office:value="-0.000741" calcext:value-type="float">
            <text:p>-0.000741</text:p>
          </table:table-cell>
          <table:table-cell office:value-type="float" office:value="0.001105" calcext:value-type="float">
            <text:p>0.001105</text:p>
          </table:table-cell>
          <table:table-cell office:value-type="float" office:value="0.557173" calcext:value-type="float">
            <text:p>0.557173</text:p>
          </table:table-cell>
          <table:table-cell office:value-type="float" office:value="0.830395" calcext:value-type="float">
            <text:p>0.830395</text:p>
          </table:table-cell>
          <table:table-cell office:value-type="string" calcext:value-type="string">
            <text:p>ea_pred</text:p>
          </table:table-cell>
          <table:table-cell office:value-type="float" office:value="0.000497774718396491" calcext:value-type="float">
            <text:p>0.000497774718396</text:p>
          </table:table-cell>
          <table:table-cell office:value-type="float" office:value="0.00261492691979251" calcext:value-type="float">
            <text:p>0.002614926919793</text:p>
          </table:table-cell>
          <table:table-cell office:value-type="float" office:value="1.39424761281085" calcext:value-type="float">
            <text:p>1.39424761281085</text:p>
          </table:table-cell>
          <table:table-cell office:value-type="string" calcext:value-type="string">
            <text:p>ea_odom</text:p>
          </table:table-cell>
          <table:table-cell office:value-type="float" office:value="0.00000070694294240387" calcext:value-type="float">
            <text:p>7.0694294240387E-07</text:p>
          </table:table-cell>
          <table:table-cell office:value-type="float" office:value="0.00266090813098536" calcext:value-type="float">
            <text:p>0.002660908130985</text:p>
          </table:table-cell>
          <table:table-cell office:value-type="float" office:value="1.18195660234203" calcext:value-type="float">
            <text:p>1.18195660234203</text:p>
          </table:table-cell>
        </table:table-row>
        <table:table-row table:style-name="ro1">
          <table:table-cell office:value-type="float" office:value="91359000000" calcext:value-type="float">
            <text:p>91359000000</text:p>
          </table:table-cell>
          <table:table-cell/>
          <table:table-cell office:value-type="string" calcext:value-type="string">
            <text:p>scan_hrt_44.pcd</text:p>
          </table:table-cell>
          <table:table-cell office:value-type="float" office:value="1.72887" calcext:value-type="float">
            <text:p>1.72887</text:p>
          </table:table-cell>
          <table:table-cell office:value-type="float" office:value="-0.468494" calcext:value-type="float">
            <text:p>-0.468494</text:p>
          </table:table-cell>
          <table:table-cell office:value-type="float" office:value="-0.112091" calcext:value-type="float">
            <text:p>-0.112091</text:p>
          </table:table-cell>
          <table:table-cell office:value-type="float" office:value="0.73843" calcext:value-type="float">
            <text:p>0.73843</text:p>
          </table:table-cell>
          <table:table-cell office:value-type="float" office:value="-0.000552564" calcext:value-type="float">
            <text:p>-0.000552564</text:p>
          </table:table-cell>
          <table:table-cell office:value-type="float" office:value="0.00123215" calcext:value-type="float">
            <text:p>0.00123215</text:p>
          </table:table-cell>
          <table:table-cell office:value-type="float" office:value="0.674328" calcext:value-type="float">
            <text:p>0.674328</text:p>
          </table:table-cell>
          <table:table-cell office:value-type="float" office:value="1.73887" calcext:value-type="float">
            <text:p>1.73887</text:p>
          </table:table-cell>
          <table:table-cell office:value-type="float" office:value="-0.50775" calcext:value-type="float">
            <text:p>-0.50775</text:p>
          </table:table-cell>
          <table:table-cell office:value-type="float" office:value="-0.122058" calcext:value-type="float">
            <text:p>-0.122058</text:p>
          </table:table-cell>
          <table:table-cell office:value-type="float" office:value="0.738529" calcext:value-type="float">
            <text:p>0.738529</text:p>
          </table:table-cell>
          <table:table-cell office:value-type="float" office:value="-0.00054268" calcext:value-type="float">
            <text:p>-0.00054268</text:p>
          </table:table-cell>
          <table:table-cell office:value-type="float" office:value="0.0012583" calcext:value-type="float">
            <text:p>0.0012583</text:p>
          </table:table-cell>
          <table:table-cell office:value-type="float" office:value="0.674221" calcext:value-type="float">
            <text:p>0.674221</text:p>
          </table:table-cell>
          <table:table-cell office:value-type="float" office:value="91.334" calcext:value-type="float">
            <text:p>91.334</text:p>
          </table:table-cell>
          <table:table-cell office:value-type="string" calcext:value-type="string">
            <text:p>odom</text:p>
          </table:table-cell>
          <table:table-cell office:value-type="float" office:value="1.122086" calcext:value-type="float">
            <text:p>1.122086</text:p>
          </table:table-cell>
          <table:table-cell office:value-type="float" office:value="-0.005646" calcext:value-type="float">
            <text:p>-0.005646</text:p>
          </table:table-cell>
          <table:table-cell office:value-type="float" office:value="-0.000001" calcext:value-type="float">
            <text:p>-1E-06</text:p>
          </table:table-cell>
          <table:table-cell office:value-type="float" office:value="-0.00074" calcext:value-type="float">
            <text:p>-0.00074</text:p>
          </table:table-cell>
          <table:table-cell office:value-type="float" office:value="0.001104" calcext:value-type="float">
            <text:p>0.001104</text:p>
          </table:table-cell>
          <table:table-cell office:value-type="float" office:value="0.556895" calcext:value-type="float">
            <text:p>0.556895</text:p>
          </table:table-cell>
          <table:table-cell office:value-type="float" office:value="0.830582" calcext:value-type="float">
            <text:p>0.830582</text:p>
          </table:table-cell>
          <table:table-cell office:value-type="string" calcext:value-type="string">
            <text:p>ea_pred</text:p>
          </table:table-cell>
          <table:table-cell office:value-type="float" office:value="0.000845690600446947" calcext:value-type="float">
            <text:p>0.000845690600447</text:p>
          </table:table-cell>
          <table:table-cell office:value-type="float" office:value="0.00256493733421442" calcext:value-type="float">
            <text:p>0.002564937334214</text:p>
          </table:table-cell>
          <table:table-cell office:value-type="float" office:value="1.48011229210762" calcext:value-type="float">
            <text:p>1.48011229210762</text:p>
          </table:table-cell>
          <table:table-cell office:value-type="string" calcext:value-type="string">
            <text:p>ea_odom</text:p>
          </table:table-cell>
          <table:table-cell office:value-type="float" office:value="0.000000362801185150714" calcext:value-type="float">
            <text:p>3.62801185150714E-07</text:p>
          </table:table-cell>
          <table:table-cell office:value-type="float" office:value="0.00265813207874364" calcext:value-type="float">
            <text:p>0.002658132078744</text:p>
          </table:table-cell>
          <table:table-cell office:value-type="float" office:value="1.18128651824504" calcext:value-type="float">
            <text:p>1.18128651824504</text:p>
          </table:table-cell>
        </table:table-row>
        <table:table-row table:style-name="ro1">
          <table:table-cell office:value-type="float" office:value="91725000000" calcext:value-type="float">
            <text:p>91725000000</text:p>
          </table:table-cell>
          <table:table-cell/>
          <table:table-cell office:value-type="string" calcext:value-type="string">
            <text:p>scan_hrt_45.pcd</text:p>
          </table:table-cell>
          <table:table-cell office:value-type="float" office:value="1.9692" calcext:value-type="float">
            <text:p>1.9692</text:p>
          </table:table-cell>
          <table:table-cell office:value-type="float" office:value="-0.494739" calcext:value-type="float">
            <text:p>-0.494739</text:p>
          </table:table-cell>
          <table:table-cell office:value-type="float" office:value="-0.117914" calcext:value-type="float">
            <text:p>-0.117914</text:p>
          </table:table-cell>
          <table:table-cell office:value-type="float" office:value="0.708309" calcext:value-type="float">
            <text:p>0.708309</text:p>
          </table:table-cell>
          <table:table-cell office:value-type="float" office:value="-0.000473525" calcext:value-type="float">
            <text:p>-0.000473525</text:p>
          </table:table-cell>
          <table:table-cell office:value-type="float" office:value="0.00126846" calcext:value-type="float">
            <text:p>0.00126846</text:p>
          </table:table-cell>
          <table:table-cell office:value-type="float" office:value="0.705901" calcext:value-type="float">
            <text:p>0.705901</text:p>
          </table:table-cell>
          <table:table-cell office:value-type="float" office:value="1.98905" calcext:value-type="float">
            <text:p>1.98905</text:p>
          </table:table-cell>
          <table:table-cell office:value-type="float" office:value="-0.473657" calcext:value-type="float">
            <text:p>-0.473657</text:p>
          </table:table-cell>
          <table:table-cell office:value-type="float" office:value="-0.138556" calcext:value-type="float">
            <text:p>-0.138556</text:p>
          </table:table-cell>
          <table:table-cell office:value-type="float" office:value="0.708438" calcext:value-type="float">
            <text:p>0.708438</text:p>
          </table:table-cell>
          <table:table-cell office:value-type="float" office:value="-0.000485603" calcext:value-type="float">
            <text:p>-0.000485603</text:p>
          </table:table-cell>
          <table:table-cell office:value-type="float" office:value="0.00130263" calcext:value-type="float">
            <text:p>0.00130263</text:p>
          </table:table-cell>
          <table:table-cell office:value-type="float" office:value="0.705772" calcext:value-type="float">
            <text:p>0.705772</text:p>
          </table:table-cell>
          <table:table-cell office:value-type="float" office:value="91.734" calcext:value-type="float">
            <text:p>91.734</text:p>
          </table:table-cell>
          <table:table-cell office:value-type="string" calcext:value-type="string">
            <text:p>odom</text:p>
          </table:table-cell>
          <table:table-cell office:value-type="float" office:value="1.122107" calcext:value-type="float">
            <text:p>1.122107</text:p>
          </table:table-cell>
          <table:table-cell office:value-type="float" office:value="-0.005596" calcext:value-type="float">
            <text:p>-0.005596</text:p>
          </table:table-cell>
          <table:table-cell office:value-type="float" office:value="-0.000001" calcext:value-type="float">
            <text:p>-1E-06</text:p>
          </table:table-cell>
          <table:table-cell office:value-type="float" office:value="-0.00074" calcext:value-type="float">
            <text:p>-0.00074</text:p>
          </table:table-cell>
          <table:table-cell office:value-type="float" office:value="0.001105" calcext:value-type="float">
            <text:p>0.001105</text:p>
          </table:table-cell>
          <table:table-cell office:value-type="float" office:value="0.556615" calcext:value-type="float">
            <text:p>0.556615</text:p>
          </table:table-cell>
          <table:table-cell office:value-type="float" office:value="0.830769" calcext:value-type="float">
            <text:p>0.830769</text:p>
          </table:table-cell>
          <table:table-cell office:value-type="string" calcext:value-type="string">
            <text:p>ea_pred</text:p>
          </table:table-cell>
          <table:table-cell office:value-type="float" office:value="0.00112001430676803" calcext:value-type="float">
            <text:p>0.001120014306768</text:p>
          </table:table-cell>
          <table:table-cell office:value-type="float" office:value="0.00246545006121004" calcext:value-type="float">
            <text:p>0.00246545006121</text:p>
          </table:table-cell>
          <table:table-cell office:value-type="float" office:value="1.56739227592006" calcext:value-type="float">
            <text:p>1.56739227592006</text:p>
          </table:table-cell>
          <table:table-cell office:value-type="string" calcext:value-type="string">
            <text:p>ea_odom</text:p>
          </table:table-cell>
          <table:table-cell office:value-type="float" office:value="0.000000581032544363912" calcext:value-type="float">
            <text:p>5.81032544363912E-07</text:p>
          </table:table-cell>
          <table:table-cell office:value-type="float" office:value="0.00265979506510685" calcext:value-type="float">
            <text:p>0.002659795065107</text:p>
          </table:table-cell>
          <table:table-cell office:value-type="float" office:value="1.18061311248877" calcext:value-type="float">
            <text:p>1.18061311248877</text:p>
          </table:table-cell>
        </table:table-row>
        <table:table-row table:style-name="ro1">
          <table:table-cell office:value-type="float" office:value="92092000000" calcext:value-type="float">
            <text:p>92092000000</text:p>
          </table:table-cell>
          <table:table-cell/>
          <table:table-cell office:value-type="string" calcext:value-type="string">
            <text:p>scan_hrt_46.pcd</text:p>
          </table:table-cell>
          <table:table-cell office:value-type="float" office:value="2.23992" calcext:value-type="float">
            <text:p>2.23992</text:p>
          </table:table-cell>
          <table:table-cell office:value-type="float" office:value="-0.43947" calcext:value-type="float">
            <text:p>-0.43947</text:p>
          </table:table-cell>
          <table:table-cell office:value-type="float" office:value="-0.155099" calcext:value-type="float">
            <text:p>-0.155099</text:p>
          </table:table-cell>
          <table:table-cell office:value-type="float" office:value="0.676778" calcext:value-type="float">
            <text:p>0.676778</text:p>
          </table:table-cell>
          <table:table-cell office:value-type="float" office:value="-0.000417242" calcext:value-type="float">
            <text:p>-0.000417242</text:p>
          </table:table-cell>
          <table:table-cell office:value-type="float" office:value="0.00130916" calcext:value-type="float">
            <text:p>0.00130916</text:p>
          </table:table-cell>
          <table:table-cell office:value-type="float" office:value="0.736186" calcext:value-type="float">
            <text:p>0.736186</text:p>
          </table:table-cell>
          <table:table-cell office:value-type="float" office:value="2.22839" calcext:value-type="float">
            <text:p>2.22839</text:p>
          </table:table-cell>
          <table:table-cell office:value-type="float" office:value="-0.379921" calcext:value-type="float">
            <text:p>-0.379921</text:p>
          </table:table-cell>
          <table:table-cell office:value-type="float" office:value="-0.145354" calcext:value-type="float">
            <text:p>-0.145354</text:p>
          </table:table-cell>
          <table:table-cell office:value-type="float" office:value="0.676884" calcext:value-type="float">
            <text:p>0.676884</text:p>
          </table:table-cell>
          <table:table-cell office:value-type="float" office:value="-0.000423064" calcext:value-type="float">
            <text:p>-0.000423064</text:p>
          </table:table-cell>
          <table:table-cell office:value-type="float" office:value="0.00132679" calcext:value-type="float">
            <text:p>0.00132679</text:p>
          </table:table-cell>
          <table:table-cell office:value-type="float" office:value="0.736089" calcext:value-type="float">
            <text:p>0.736089</text:p>
          </table:table-cell>
          <table:table-cell office:value-type="float" office:value="92.033" calcext:value-type="float">
            <text:p>92.033</text:p>
          </table:table-cell>
          <table:table-cell office:value-type="string" calcext:value-type="string">
            <text:p>odom</text:p>
          </table:table-cell>
          <table:table-cell office:value-type="float" office:value="1.122122" calcext:value-type="float">
            <text:p>1.122122</text:p>
          </table:table-cell>
          <table:table-cell office:value-type="float" office:value="-0.005558" calcext:value-type="float">
            <text:p>-0.005558</text:p>
          </table:table-cell>
          <table:table-cell office:value-type="float" office:value="-0.000001" calcext:value-type="float">
            <text:p>-1E-06</text:p>
          </table:table-cell>
          <table:table-cell office:value-type="float" office:value="-0.000739" calcext:value-type="float">
            <text:p>-0.000739</text:p>
          </table:table-cell>
          <table:table-cell office:value-type="float" office:value="0.001105" calcext:value-type="float">
            <text:p>0.001105</text:p>
          </table:table-cell>
          <table:table-cell office:value-type="float" office:value="0.556404" calcext:value-type="float">
            <text:p>0.556404</text:p>
          </table:table-cell>
          <table:table-cell office:value-type="float" office:value="0.830911" calcext:value-type="float">
            <text:p>0.830911</text:p>
          </table:table-cell>
          <table:table-cell office:value-type="string" calcext:value-type="string">
            <text:p>ea_pred</text:p>
          </table:table-cell>
          <table:table-cell office:value-type="float" office:value="0.00136281417755122" calcext:value-type="float">
            <text:p>0.001362814177551</text:p>
          </table:table-cell>
          <table:table-cell office:value-type="float" office:value="0.00238635865622878" calcext:value-type="float">
            <text:p>0.002386358656229</text:p>
          </table:table-cell>
          <table:table-cell office:value-type="float" office:value="1.65483835358079" calcext:value-type="float">
            <text:p>1.65483835358079</text:p>
          </table:table-cell>
          <table:table-cell office:value-type="string" calcext:value-type="string">
            <text:p>ea_odom</text:p>
          </table:table-cell>
          <table:table-cell office:value-type="float" office:value="0.00000156638711583354" calcext:value-type="float">
            <text:p>1.56638711583354E-06</text:p>
          </table:table-cell>
          <table:table-cell office:value-type="float" office:value="0.00265868084090559" calcext:value-type="float">
            <text:p>0.002658680840906</text:p>
          </table:table-cell>
          <table:table-cell office:value-type="float" office:value="1.18010444956971" calcext:value-type="float">
            <text:p>1.18010444956971</text:p>
          </table:table-cell>
        </table:table-row>
        <table:table-row table:style-name="ro1">
          <table:table-cell office:value-type="float" office:value="92441000000" calcext:value-type="float">
            <text:p>92441000000</text:p>
          </table:table-cell>
          <table:table-cell/>
          <table:table-cell office:value-type="string" calcext:value-type="string">
            <text:p>scan_hrt_47.pcd</text:p>
          </table:table-cell>
          <table:table-cell office:value-type="float" office:value="2.45598" calcext:value-type="float">
            <text:p>2.45598</text:p>
          </table:table-cell>
          <table:table-cell office:value-type="float" office:value="-0.290782" calcext:value-type="float">
            <text:p>-0.290782</text:p>
          </table:table-cell>
          <table:table-cell office:value-type="float" office:value="-0.15182" calcext:value-type="float">
            <text:p>-0.15182</text:p>
          </table:table-cell>
          <table:table-cell office:value-type="float" office:value="0.651904" calcext:value-type="float">
            <text:p>0.651904</text:p>
          </table:table-cell>
          <table:table-cell office:value-type="float" office:value="-0.000367078" calcext:value-type="float">
            <text:p>-0.000367078</text:p>
          </table:table-cell>
          <table:table-cell office:value-type="float" office:value="0.0012934" calcext:value-type="float">
            <text:p>0.0012934</text:p>
          </table:table-cell>
          <table:table-cell office:value-type="float" office:value="0.7583" calcext:value-type="float">
            <text:p>0.7583</text:p>
          </table:table-cell>
          <table:table-cell office:value-type="float" office:value="2.39938" calcext:value-type="float">
            <text:p>2.39938</text:p>
          </table:table-cell>
          <table:table-cell office:value-type="float" office:value="-0.337219" calcext:value-type="float">
            <text:p>-0.337219</text:p>
          </table:table-cell>
          <table:table-cell office:value-type="float" office:value="-0.135941" calcext:value-type="float">
            <text:p>-0.135941</text:p>
          </table:table-cell>
          <table:table-cell office:value-type="float" office:value="0.651939" calcext:value-type="float">
            <text:p>0.651939</text:p>
          </table:table-cell>
          <table:table-cell office:value-type="float" office:value="-0.000337636" calcext:value-type="float">
            <text:p>-0.000337636</text:p>
          </table:table-cell>
          <table:table-cell office:value-type="float" office:value="0.00128442" calcext:value-type="float">
            <text:p>0.00128442</text:p>
          </table:table-cell>
          <table:table-cell office:value-type="float" office:value="0.75827" calcext:value-type="float">
            <text:p>0.75827</text:p>
          </table:table-cell>
          <table:table-cell office:value-type="float" office:value="92.434" calcext:value-type="float">
            <text:p>92.434</text:p>
          </table:table-cell>
          <table:table-cell office:value-type="string" calcext:value-type="string">
            <text:p>odom</text:p>
          </table:table-cell>
          <table:table-cell office:value-type="float" office:value="1.122037" calcext:value-type="float">
            <text:p>1.122037</text:p>
          </table:table-cell>
          <table:table-cell office:value-type="float" office:value="-0.005768" calcext:value-type="float">
            <text:p>-0.005768</text:p>
          </table:table-cell>
          <table:table-cell office:value-type="float" office:value="-0" calcext:value-type="float">
            <text:p>0</text:p>
          </table:table-cell>
          <table:table-cell office:value-type="float" office:value="-0.00074" calcext:value-type="float">
            <text:p>-0.00074</text:p>
          </table:table-cell>
          <table:table-cell office:value-type="float" office:value="0.001101" calcext:value-type="float">
            <text:p>0.001101</text:p>
          </table:table-cell>
          <table:table-cell office:value-type="float" office:value="0.555345" calcext:value-type="float">
            <text:p>0.555345</text:p>
          </table:table-cell>
          <table:table-cell office:value-type="float" office:value="0.831619" calcext:value-type="float">
            <text:p>0.831619</text:p>
          </table:table-cell>
          <table:table-cell office:value-type="string" calcext:value-type="string">
            <text:p>ea_pred</text:p>
          </table:table-cell>
          <table:table-cell office:value-type="float" office:value="0.00148297618880224" calcext:value-type="float">
            <text:p>0.001482976188802</text:p>
          </table:table-cell>
          <table:table-cell office:value-type="float" office:value="0.00224305871320499" calcext:value-type="float">
            <text:p>0.002243058713205</text:p>
          </table:table-cell>
          <table:table-cell office:value-type="float" office:value="1.72140713289785" calcext:value-type="float">
            <text:p>1.72140713289785</text:p>
          </table:table-cell>
          <table:table-cell office:value-type="string" calcext:value-type="string">
            <text:p>ea_odom</text:p>
          </table:table-cell>
          <table:table-cell office:value-type="float" office:value="-0.00000792645797717926" calcext:value-type="float">
            <text:p>-7.92645797717926E-06</text:p>
          </table:table-cell>
          <table:table-cell office:value-type="float" office:value="0.00265313877720301" calcext:value-type="float">
            <text:p>0.002653138777203</text:p>
          </table:table-cell>
          <table:table-cell office:value-type="float" office:value="1.17755669455752" calcext:value-type="float">
            <text:p>1.17755669455752</text:p>
          </table:table-cell>
        </table:table-row>
        <table:table-row table:style-name="ro1">
          <table:table-cell office:value-type="float" office:value="92774000000" calcext:value-type="float">
            <text:p>92774000000</text:p>
          </table:table-cell>
          <table:table-cell/>
          <table:table-cell office:value-type="string" calcext:value-type="string">
            <text:p>scan_hrt_48.pcd</text:p>
          </table:table-cell>
          <table:table-cell office:value-type="float" office:value="2.56254" calcext:value-type="float">
            <text:p>2.56254</text:p>
          </table:table-cell>
          <table:table-cell office:value-type="float" office:value="-0.296476" calcext:value-type="float">
            <text:p>-0.296476</text:p>
          </table:table-cell>
          <table:table-cell office:value-type="float" office:value="-0.126958" calcext:value-type="float">
            <text:p>-0.126958</text:p>
          </table:table-cell>
          <table:table-cell office:value-type="float" office:value="0.681534" calcext:value-type="float">
            <text:p>0.681534</text:p>
          </table:table-cell>
          <table:table-cell office:value-type="float" office:value="-0.000117223" calcext:value-type="float">
            <text:p>-0.000117223</text:p>
          </table:table-cell>
          <table:table-cell office:value-type="float" office:value="0.000614777" calcext:value-type="float">
            <text:p>0.000614777</text:p>
          </table:table-cell>
          <table:table-cell office:value-type="float" office:value="0.731786" calcext:value-type="float">
            <text:p>0.731786</text:p>
          </table:table-cell>
          <table:table-cell office:value-type="float" office:value="2.40858" calcext:value-type="float">
            <text:p>2.40858</text:p>
          </table:table-cell>
          <table:table-cell office:value-type="float" office:value="-0.329003" calcext:value-type="float">
            <text:p>-0.329003</text:p>
          </table:table-cell>
          <table:table-cell office:value-type="float" office:value="-0.12206" calcext:value-type="float">
            <text:p>-0.12206</text:p>
          </table:table-cell>
          <table:table-cell office:value-type="float" office:value="0.681495" calcext:value-type="float">
            <text:p>0.681495</text:p>
          </table:table-cell>
          <table:table-cell office:value-type="float" office:value="-0.000137917" calcext:value-type="float">
            <text:p>-0.000137917</text:p>
          </table:table-cell>
          <table:table-cell office:value-type="float" office:value="0.000588326" calcext:value-type="float">
            <text:p>0.000588326</text:p>
          </table:table-cell>
          <table:table-cell office:value-type="float" office:value="0.731823" calcext:value-type="float">
            <text:p>0.731823</text:p>
          </table:table-cell>
          <table:table-cell office:value-type="float" office:value="92.734" calcext:value-type="float">
            <text:p>92.734</text:p>
          </table:table-cell>
          <table:table-cell office:value-type="string" calcext:value-type="string">
            <text:p>odom</text:p>
          </table:table-cell>
          <table:table-cell office:value-type="float" office:value="1.128718" calcext:value-type="float">
            <text:p>1.128718</text:p>
          </table:table-cell>
          <table:table-cell office:value-type="float" office:value="0.008863" calcext:value-type="float">
            <text:p>0.00886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-0.000708" calcext:value-type="float">
            <text:p>-0.000708</text:p>
          </table:table-cell>
          <table:table-cell office:value-type="float" office:value="0.001115" calcext:value-type="float">
            <text:p>0.001115</text:p>
          </table:table-cell>
          <table:table-cell office:value-type="float" office:value="0.536078" calcext:value-type="float">
            <text:p>0.536078</text:p>
          </table:table-cell>
          <table:table-cell office:value-type="float" office:value="0.844168" calcext:value-type="float">
            <text:p>0.844168</text:p>
          </table:table-cell>
          <table:table-cell office:value-type="string" calcext:value-type="string">
            <text:p>ea_pred</text:p>
          </table:table-cell>
          <table:table-cell office:value-type="float" office:value="0.000739988124267088" calcext:value-type="float">
            <text:p>0.000739988124267</text:p>
          </table:table-cell>
          <table:table-cell office:value-type="float" office:value="0.00100954759576765" calcext:value-type="float">
            <text:p>0.001009547595768</text:p>
          </table:table-cell>
          <table:table-cell office:value-type="float" office:value="1.64187874737807" calcext:value-type="float">
            <text:p>1.64187874737807</text:p>
          </table:table-cell>
          <table:table-cell office:value-type="string" calcext:value-type="string">
            <text:p>ea_odom</text:p>
          </table:table-cell>
          <table:table-cell office:value-type="float" office:value="0.000000112052281271876" calcext:value-type="float">
            <text:p>1.12052281271876E-07</text:p>
          </table:table-cell>
          <table:table-cell office:value-type="float" office:value="0.00264158157456859" calcext:value-type="float">
            <text:p>0.002641581574569</text:p>
          </table:table-cell>
          <table:table-cell office:value-type="float" office:value="1.13156893924402" calcext:value-type="float">
            <text:p>1.13156893924402</text:p>
          </table:table-cell>
        </table:table-row>
        <table:table-row table:style-name="ro1">
          <table:table-cell office:value-type="float" office:value="93127000000" calcext:value-type="float">
            <text:p>93127000000</text:p>
          </table:table-cell>
          <table:table-cell/>
          <table:table-cell office:value-type="string" calcext:value-type="string">
            <text:p>scan_hrt_49.pcd</text:p>
          </table:table-cell>
          <table:table-cell office:value-type="float" office:value="2.41833" calcext:value-type="float">
            <text:p>2.41833</text:p>
          </table:table-cell>
          <table:table-cell office:value-type="float" office:value="-0.320292" calcext:value-type="float">
            <text:p>-0.320292</text:p>
          </table:table-cell>
          <table:table-cell office:value-type="float" office:value="-0.107346" calcext:value-type="float">
            <text:p>-0.107346</text:p>
          </table:table-cell>
          <table:table-cell office:value-type="float" office:value="0.716921" calcext:value-type="float">
            <text:p>0.716921</text:p>
          </table:table-cell>
          <table:table-cell office:value-type="float" office:value="0.0000994179" calcext:value-type="float">
            <text:p>9.94179E-05</text:p>
          </table:table-cell>
          <table:table-cell office:value-type="float" office:value="-0.000185123" calcext:value-type="float">
            <text:p>-0.000185123</text:p>
          </table:table-cell>
          <table:table-cell office:value-type="float" office:value="0.697155" calcext:value-type="float">
            <text:p>0.697155</text:p>
          </table:table-cell>
          <table:table-cell office:value-type="float" office:value="2.29081" calcext:value-type="float">
            <text:p>2.29081</text:p>
          </table:table-cell>
          <table:table-cell office:value-type="float" office:value="-0.322868" calcext:value-type="float">
            <text:p>-0.322868</text:p>
          </table:table-cell>
          <table:table-cell office:value-type="float" office:value="-0.136518" calcext:value-type="float">
            <text:p>-0.136518</text:p>
          </table:table-cell>
          <table:table-cell office:value-type="float" office:value="0.71687" calcext:value-type="float">
            <text:p>0.71687</text:p>
          </table:table-cell>
          <table:table-cell office:value-type="float" office:value="0.0000481752" calcext:value-type="float">
            <text:p>4.81752E-05</text:p>
          </table:table-cell>
          <table:table-cell office:value-type="float" office:value="-0.000180969" calcext:value-type="float">
            <text:p>-0.000180969</text:p>
          </table:table-cell>
          <table:table-cell office:value-type="float" office:value="0.697207" calcext:value-type="float">
            <text:p>0.697207</text:p>
          </table:table-cell>
          <table:table-cell office:value-type="float" office:value="93.1" calcext:value-type="float">
            <text:p>93.1</text:p>
          </table:table-cell>
          <table:table-cell office:value-type="string" calcext:value-type="string">
            <text:p>odom</text:p>
          </table:table-cell>
          <table:table-cell office:value-type="float" office:value="1.16553" calcext:value-type="float">
            <text:p>1.16553</text:p>
          </table:table-cell>
          <table:table-cell office:value-type="float" office:value="0.087432" calcext:value-type="float">
            <text:p>0.087432</text:p>
          </table:table-cell>
          <table:table-cell office:value-type="float" office:value="-0" calcext:value-type="float">
            <text:p>0</text:p>
          </table:table-cell>
          <table:table-cell office:value-type="float" office:value="-0.000705" calcext:value-type="float">
            <text:p>-0.000705</text:p>
          </table:table-cell>
          <table:table-cell office:value-type="float" office:value="0.001122" calcext:value-type="float">
            <text:p>0.001122</text:p>
          </table:table-cell>
          <table:table-cell office:value-type="float" office:value="0.531256" calcext:value-type="float">
            <text:p>0.531256</text:p>
          </table:table-cell>
          <table:table-cell office:value-type="float" office:value="0.84721" calcext:value-type="float">
            <text:p>0.84721</text:p>
          </table:table-cell>
          <table:table-cell office:value-type="string" calcext:value-type="string">
            <text:p>ea_pred</text:p>
          </table:table-cell>
          <table:table-cell office:value-type="float" office:value="-0.0001155692000425" calcext:value-type="float">
            <text:p>-0.000115569200043</text:p>
          </table:table-cell>
          <table:table-cell office:value-type="float" office:value="-0.000404056168859395" calcext:value-type="float">
            <text:p>-0.000404056168859</text:p>
          </table:table-cell>
          <table:table-cell office:value-type="float" office:value="1.54284210606896" calcext:value-type="float">
            <text:p>1.54284210606896</text:p>
          </table:table-cell>
          <table:table-cell office:value-type="string" calcext:value-type="string">
            <text:p>ea_odom</text:p>
          </table:table-cell>
          <table:table-cell office:value-type="float" office:value="-0.00000242764579378124" calcext:value-type="float">
            <text:p>-2.42764579378124E-06</text:p>
          </table:table-cell>
          <table:table-cell office:value-type="float" office:value="0.00265021468697325" calcext:value-type="float">
            <text:p>0.002650214686973</text:p>
          </table:table-cell>
          <table:table-cell office:value-type="float" office:value="1.12016620200462" calcext:value-type="float">
            <text:p>1.12016620200462</text:p>
          </table:table-cell>
        </table:table-row>
        <table:table-row table:style-name="ro1">
          <table:table-cell office:value-type="float" office:value="93512000000" calcext:value-type="float">
            <text:p>93512000000</text:p>
          </table:table-cell>
          <table:table-cell/>
          <table:table-cell office:value-type="string" calcext:value-type="string">
            <text:p>scan_hrt_50.pcd</text:p>
          </table:table-cell>
          <table:table-cell office:value-type="float" office:value="2.16238" calcext:value-type="float">
            <text:p>2.16238</text:p>
          </table:table-cell>
          <table:table-cell office:value-type="float" office:value="-0.316177" calcext:value-type="float">
            <text:p>-0.316177</text:p>
          </table:table-cell>
          <table:table-cell office:value-type="float" office:value="-0.152286" calcext:value-type="float">
            <text:p>-0.152286</text:p>
          </table:table-cell>
          <table:table-cell office:value-type="float" office:value="0.753499" calcext:value-type="float">
            <text:p>0.753499</text:p>
          </table:table-cell>
          <table:table-cell office:value-type="float" office:value="0.0000373305" calcext:value-type="float">
            <text:p>3.73305E-05</text:p>
          </table:table-cell>
          <table:table-cell office:value-type="float" office:value="-0.000140346" calcext:value-type="float">
            <text:p>-0.000140346</text:p>
          </table:table-cell>
          <table:table-cell office:value-type="float" office:value="0.657449" calcext:value-type="float">
            <text:p>0.657449</text:p>
          </table:table-cell>
          <table:table-cell office:value-type="float" office:value="2.06676" calcext:value-type="float">
            <text:p>2.06676</text:p>
          </table:table-cell>
          <table:table-cell office:value-type="float" office:value="-0.322459" calcext:value-type="float">
            <text:p>-0.322459</text:p>
          </table:table-cell>
          <table:table-cell office:value-type="float" office:value="-0.149729" calcext:value-type="float">
            <text:p>-0.149729</text:p>
          </table:table-cell>
          <table:table-cell office:value-type="float" office:value="0.753454" calcext:value-type="float">
            <text:p>0.753454</text:p>
          </table:table-cell>
          <table:table-cell office:value-type="float" office:value="0.0000235269" calcext:value-type="float">
            <text:p>2.35269E-05</text:p>
          </table:table-cell>
          <table:table-cell office:value-type="float" office:value="-0.000157537" calcext:value-type="float">
            <text:p>-0.000157537</text:p>
          </table:table-cell>
          <table:table-cell office:value-type="float" office:value="0.6575" calcext:value-type="float">
            <text:p>0.6575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odom</text:p>
          </table:table-cell>
          <table:table-cell office:value-type="float" office:value="1.21867" calcext:value-type="float">
            <text:p>1.21867</text:p>
          </table:table-cell>
          <table:table-cell office:value-type="float" office:value="0.197267" calcext:value-type="float">
            <text:p>0.197267</text:p>
          </table:table-cell>
          <table:table-cell office:value-type="float" office:value="-0" calcext:value-type="float">
            <text:p>0</text:p>
          </table:table-cell>
          <table:table-cell office:value-type="float" office:value="-0.000704" calcext:value-type="float">
            <text:p>-0.000704</text:p>
          </table:table-cell>
          <table:table-cell office:value-type="float" office:value="0.001123" calcext:value-type="float">
            <text:p>0.001123</text:p>
          </table:table-cell>
          <table:table-cell office:value-type="float" office:value="0.531266" calcext:value-type="float">
            <text:p>0.531266</text:p>
          </table:table-cell>
          <table:table-cell office:value-type="float" office:value="0.847204" calcext:value-type="float">
            <text:p>0.847204</text:p>
          </table:table-cell>
          <table:table-cell office:value-type="string" calcext:value-type="string">
            <text:p>ea_pred</text:p>
          </table:table-cell>
          <table:table-cell office:value-type="float" office:value="-0.000128283696773499" calcext:value-type="float">
            <text:p>-0.000128283696773</text:p>
          </table:table-cell>
          <table:table-cell office:value-type="float" office:value="-0.000260586956634504" calcext:value-type="float">
            <text:p>-0.000260586956635</text:p>
          </table:table-cell>
          <table:table-cell office:value-type="float" office:value="1.4348564786104" calcext:value-type="float">
            <text:p>1.4348564786104</text:p>
          </table:table-cell>
          <table:table-cell office:value-type="string" calcext:value-type="string">
            <text:p>ea_odom</text:p>
          </table:table-cell>
          <table:table-cell office:value-type="float" office:value="0.000000360205288228326" calcext:value-type="float">
            <text:p>3.60205288228326E-07</text:p>
          </table:table-cell>
          <table:table-cell office:value-type="float" office:value="0.00265084598326744" calcext:value-type="float">
            <text:p>0.002650845983267</text:p>
          </table:table-cell>
          <table:table-cell office:value-type="float" office:value="1.12018952501872" calcext:value-type="float">
            <text:p>1.12018952501872</text:p>
          </table:table-cell>
        </table:table-row>
        <table:table-row table:style-name="ro1">
          <table:table-cell office:value-type="float" office:value="93846000000" calcext:value-type="float">
            <text:p>93846000000</text:p>
          </table:table-cell>
          <table:table-cell/>
          <table:table-cell office:value-type="string" calcext:value-type="string">
            <text:p>scan_hrt_51.pcd</text:p>
          </table:table-cell>
          <table:table-cell office:value-type="float" office:value="1.87238" calcext:value-type="float">
            <text:p>1.87238</text:p>
          </table:table-cell>
          <table:table-cell office:value-type="float" office:value="-0.322105" calcext:value-type="float">
            <text:p>-0.322105</text:p>
          </table:table-cell>
          <table:table-cell office:value-type="float" office:value="-0.16119" calcext:value-type="float">
            <text:p>-0.16119</text:p>
          </table:table-cell>
          <table:table-cell office:value-type="float" office:value="0.783454" calcext:value-type="float">
            <text:p>0.783454</text:p>
          </table:table-cell>
          <table:table-cell office:value-type="float" office:value="0.00000990623" calcext:value-type="float">
            <text:p>9.90623E-06</text:p>
          </table:table-cell>
          <table:table-cell office:value-type="float" office:value="-0.000124964" calcext:value-type="float">
            <text:p>-0.000124964</text:p>
          </table:table-cell>
          <table:table-cell office:value-type="float" office:value="0.62145" calcext:value-type="float">
            <text:p>0.62145</text:p>
          </table:table-cell>
          <table:table-cell office:value-type="float" office:value="1.81336" calcext:value-type="float">
            <text:p>1.81336</text:p>
          </table:table-cell>
          <table:table-cell office:value-type="float" office:value="-0.297787" calcext:value-type="float">
            <text:p>-0.297787</text:p>
          </table:table-cell>
          <table:table-cell office:value-type="float" office:value="-0.149505" calcext:value-type="float">
            <text:p>-0.149505</text:p>
          </table:table-cell>
          <table:table-cell office:value-type="float" office:value="0.783428" calcext:value-type="float">
            <text:p>0.783428</text:p>
          </table:table-cell>
          <table:table-cell office:value-type="float" office:value="0.00000444744" calcext:value-type="float">
            <text:p>4.44744E-06</text:p>
          </table:table-cell>
          <table:table-cell office:value-type="float" office:value="-0.00013659" calcext:value-type="float">
            <text:p>-0.00013659</text:p>
          </table:table-cell>
          <table:table-cell office:value-type="float" office:value="0.621482" calcext:value-type="float">
            <text:p>0.621482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odom</text:p>
          </table:table-cell>
          <table:table-cell office:value-type="float" office:value="1.258527" calcext:value-type="float">
            <text:p>1.258527</text:p>
          </table:table-cell>
          <table:table-cell office:value-type="float" office:value="0.279642" calcext:value-type="float">
            <text:p>0.279642</text:p>
          </table:table-cell>
          <table:table-cell office:value-type="float" office:value="-0" calcext:value-type="float">
            <text:p>0</text:p>
          </table:table-cell>
          <table:table-cell office:value-type="float" office:value="-0.000705" calcext:value-type="float">
            <text:p>-0.000705</text:p>
          </table:table-cell>
          <table:table-cell office:value-type="float" office:value="0.001123" calcext:value-type="float">
            <text:p>0.001123</text:p>
          </table:table-cell>
          <table:table-cell office:value-type="float" office:value="0.531247" calcext:value-type="float">
            <text:p>0.531247</text:p>
          </table:table-cell>
          <table:table-cell office:value-type="float" office:value="0.847216" calcext:value-type="float">
            <text:p>0.847216</text:p>
          </table:table-cell>
          <table:table-cell office:value-type="string" calcext:value-type="string">
            <text:p>ea_pred</text:p>
          </table:table-cell>
          <table:table-cell office:value-type="float" office:value="-0.000139795567738752" calcext:value-type="float">
            <text:p>-0.000139795567739</text:p>
          </table:table-cell>
          <table:table-cell office:value-type="float" office:value="-0.000208119486074286" calcext:value-type="float">
            <text:p>-0.000208119486074</text:p>
          </table:table-cell>
          <table:table-cell office:value-type="float" office:value="1.34118405200269" calcext:value-type="float">
            <text:p>1.34118405200269</text:p>
          </table:table-cell>
          <table:table-cell office:value-type="string" calcext:value-type="string">
            <text:p>ea_odom</text:p>
          </table:table-cell>
          <table:table-cell office:value-type="float" office:value="-0.00000139380278421187" calcext:value-type="float">
            <text:p>-1.39380278421187E-06</text:p>
          </table:table-cell>
          <table:table-cell office:value-type="float" office:value="0.00265190829202835" calcext:value-type="float">
            <text:p>0.002651908292028</text:p>
          </table:table-cell>
          <table:table-cell office:value-type="float" office:value="1.12014457847865" calcext:value-type="float">
            <text:p>1.12014457847865</text:p>
          </table:table-cell>
        </table:table-row>
        <table:table-row table:style-name="ro1">
          <table:table-cell office:value-type="float" office:value="94238000000" calcext:value-type="float">
            <text:p>94238000000</text:p>
          </table:table-cell>
          <table:table-cell/>
          <table:table-cell office:value-type="string" calcext:value-type="string">
            <text:p>scan_hrt_52.pcd</text:p>
          </table:table-cell>
          <table:table-cell office:value-type="float" office:value="1.51597" calcext:value-type="float">
            <text:p>1.51597</text:p>
          </table:table-cell>
          <table:table-cell office:value-type="float" office:value="-0.26883" calcext:value-type="float">
            <text:p>-0.26883</text:p>
          </table:table-cell>
          <table:table-cell office:value-type="float" office:value="-0.149243" calcext:value-type="float">
            <text:p>-0.149243</text:p>
          </table:table-cell>
          <table:table-cell office:value-type="float" office:value="0.816436" calcext:value-type="float">
            <text:p>0.816436</text:p>
          </table:table-cell>
          <table:table-cell office:value-type="float" office:value="-0.0000114833" calcext:value-type="float">
            <text:p>-1.14833E-05</text:p>
          </table:table-cell>
          <table:table-cell office:value-type="float" office:value="-0.000101572" calcext:value-type="float">
            <text:p>-0.000101572</text:p>
          </table:table-cell>
          <table:table-cell office:value-type="float" office:value="0.577436" calcext:value-type="float">
            <text:p>0.577436</text:p>
          </table:table-cell>
          <table:table-cell office:value-type="float" office:value="1.5009" calcext:value-type="float">
            <text:p>1.5009</text:p>
          </table:table-cell>
          <table:table-cell office:value-type="float" office:value="-0.229752" calcext:value-type="float">
            <text:p>-0.229752</text:p>
          </table:table-cell>
          <table:table-cell office:value-type="float" office:value="-0.131428" calcext:value-type="float">
            <text:p>-0.131428</text:p>
          </table:table-cell>
          <table:table-cell office:value-type="float" office:value="0.816438" calcext:value-type="float">
            <text:p>0.816438</text:p>
          </table:table-cell>
          <table:table-cell office:value-type="float" office:value="-0.00000426948" calcext:value-type="float">
            <text:p>-4.26948E-06</text:p>
          </table:table-cell>
          <table:table-cell office:value-type="float" office:value="-0.000103198" calcext:value-type="float">
            <text:p>-0.000103198</text:p>
          </table:table-cell>
          <table:table-cell office:value-type="float" office:value="0.577433" calcext:value-type="float">
            <text:p>0.577433</text:p>
          </table:table-cell>
          <table:table-cell office:value-type="float" office:value="94.234" calcext:value-type="float">
            <text:p>94.234</text:p>
          </table:table-cell>
          <table:table-cell office:value-type="string" calcext:value-type="string">
            <text:p>odom</text:p>
          </table:table-cell>
          <table:table-cell office:value-type="float" office:value="1.316193" calcext:value-type="float">
            <text:p>1.316193</text:p>
          </table:table-cell>
          <table:table-cell office:value-type="float" office:value="0.398824" calcext:value-type="float">
            <text:p>0.398824</text:p>
          </table:table-cell>
          <table:table-cell office:value-type="float" office:value="-0.000001" calcext:value-type="float">
            <text:p>-1E-06</text:p>
          </table:table-cell>
          <table:table-cell office:value-type="float" office:value="-0.000704" calcext:value-type="float">
            <text:p>-0.000704</text:p>
          </table:table-cell>
          <table:table-cell office:value-type="float" office:value="0.001125" calcext:value-type="float">
            <text:p>0.001125</text:p>
          </table:table-cell>
          <table:table-cell office:value-type="float" office:value="0.531275" calcext:value-type="float">
            <text:p>0.531275</text:p>
          </table:table-cell>
          <table:table-cell office:value-type="float" office:value="0.847198" calcext:value-type="float">
            <text:p>0.847198</text:p>
          </table:table-cell>
          <table:table-cell office:value-type="string" calcext:value-type="string">
            <text:p>ea_pred</text:p>
          </table:table-cell>
          <table:table-cell office:value-type="float" office:value="-0.000136053408037531" calcext:value-type="float">
            <text:p>-0.000136053408038</text:p>
          </table:table-cell>
          <table:table-cell office:value-type="float" office:value="-0.000152592320517859" calcext:value-type="float">
            <text:p>-0.000152592320518</text:p>
          </table:table-cell>
          <table:table-cell office:value-type="float" office:value="1.23116937837048" calcext:value-type="float">
            <text:p>1.23116937837048</text:p>
          </table:table-cell>
          <table:table-cell office:value-type="string" calcext:value-type="string">
            <text:p>ea_odom</text:p>
          </table:table-cell>
          <table:table-cell office:value-type="float" office:value="0.00000251397651950843" calcext:value-type="float">
            <text:p>2.51397651950843E-06</text:p>
          </table:table-cell>
          <table:table-cell office:value-type="float" office:value="0.0026542355734151" calcext:value-type="float">
            <text:p>0.002654235573415</text:p>
          </table:table-cell>
          <table:table-cell office:value-type="float" office:value="1.12021115278752" calcext:value-type="float">
            <text:p>1.12021115278752</text:p>
          </table:table-cell>
        </table:table-row>
        <table:table-row table:style-name="ro1">
          <table:table-cell office:value-type="float" office:value="94619000000" calcext:value-type="float">
            <text:p>94619000000</text:p>
          </table:table-cell>
          <table:table-cell/>
          <table:table-cell office:value-type="string" calcext:value-type="string">
            <text:p>scan_hrt_53.pcd</text:p>
          </table:table-cell>
          <table:table-cell office:value-type="float" office:value="1.1972" calcext:value-type="float">
            <text:p>1.1972</text:p>
          </table:table-cell>
          <table:table-cell office:value-type="float" office:value="-0.163626" calcext:value-type="float">
            <text:p>-0.163626</text:p>
          </table:table-cell>
          <table:table-cell office:value-type="float" office:value="-0.113858" calcext:value-type="float">
            <text:p>-0.113858</text:p>
          </table:table-cell>
          <table:table-cell office:value-type="float" office:value="0.84615" calcext:value-type="float">
            <text:p>0.84615</text:p>
          </table:table-cell>
          <table:table-cell office:value-type="float" office:value="-0.0000226483" calcext:value-type="float">
            <text:p>-2.26483E-05</text:p>
          </table:table-cell>
          <table:table-cell office:value-type="float" office:value="-0.000071627" calcext:value-type="float">
            <text:p>-7.1627E-05</text:p>
          </table:table-cell>
          <table:table-cell office:value-type="float" office:value="0.532945" calcext:value-type="float">
            <text:p>0.532945</text:p>
          </table:table-cell>
          <table:table-cell office:value-type="float" office:value="1.24536" calcext:value-type="float">
            <text:p>1.24536</text:p>
          </table:table-cell>
          <table:table-cell office:value-type="float" office:value="-0.133902" calcext:value-type="float">
            <text:p>-0.133902</text:p>
          </table:table-cell>
          <table:table-cell office:value-type="float" office:value="-0.10743" calcext:value-type="float">
            <text:p>-0.10743</text:p>
          </table:table-cell>
          <table:table-cell office:value-type="float" office:value="0.846164" calcext:value-type="float">
            <text:p>0.846164</text:p>
          </table:table-cell>
          <table:table-cell office:value-type="float" office:value="-0.0000177879" calcext:value-type="float">
            <text:p>-1.77879E-05</text:p>
          </table:table-cell>
          <table:table-cell office:value-type="float" office:value="-0.0000568711" calcext:value-type="float">
            <text:p>-5.68711E-05</text:p>
          </table:table-cell>
          <table:table-cell office:value-type="float" office:value="0.532923" calcext:value-type="float">
            <text:p>0.532923</text:p>
          </table:table-cell>
          <table:table-cell office:value-type="float" office:value="94.6" calcext:value-type="float">
            <text:p>94.6</text:p>
          </table:table-cell>
          <table:table-cell office:value-type="string" calcext:value-type="string">
            <text:p>odom</text:p>
          </table:table-cell>
          <table:table-cell office:value-type="float" office:value="1.364824" calcext:value-type="float">
            <text:p>1.364824</text:p>
          </table:table-cell>
          <table:table-cell office:value-type="float" office:value="0.499327" calcext:value-type="float">
            <text:p>0.499327</text:p>
          </table:table-cell>
          <table:table-cell office:value-type="float" office:value="-0.000001" calcext:value-type="float">
            <text:p>-1E-06</text:p>
          </table:table-cell>
          <table:table-cell office:value-type="float" office:value="-0.000704" calcext:value-type="float">
            <text:p>-0.000704</text:p>
          </table:table-cell>
          <table:table-cell office:value-type="float" office:value="0.001126" calcext:value-type="float">
            <text:p>0.001126</text:p>
          </table:table-cell>
          <table:table-cell office:value-type="float" office:value="0.53127" calcext:value-type="float">
            <text:p>0.53127</text:p>
          </table:table-cell>
          <table:table-cell office:value-type="float" office:value="0.847202" calcext:value-type="float">
            <text:p>0.847202</text:p>
          </table:table-cell>
          <table:table-cell office:value-type="string" calcext:value-type="string">
            <text:p>ea_pred</text:p>
          </table:table-cell>
          <table:table-cell office:value-type="float" office:value="-0.000114674198842815" calcext:value-type="float">
            <text:p>-0.000114674198843</text:p>
          </table:table-cell>
          <table:table-cell office:value-type="float" office:value="-0.0000970737562372899" calcext:value-type="float">
            <text:p>-9.70737562372899E-05</text:p>
          </table:table-cell>
          <table:table-cell office:value-type="float" office:value="1.1241543556838" calcext:value-type="float">
            <text:p>1.1241543556838</text:p>
          </table:table-cell>
          <table:table-cell office:value-type="string" calcext:value-type="string">
            <text:p>ea_odom</text:p>
          </table:table-cell>
          <table:table-cell office:value-type="float" office:value="0.00000355963368855327" calcext:value-type="float">
            <text:p>3.55963368855327E-06</text:p>
          </table:table-cell>
          <table:table-cell office:value-type="float" office:value="0.00265592804792439" calcext:value-type="float">
            <text:p>0.002655928047924</text:p>
          </table:table-cell>
          <table:table-cell office:value-type="float" office:value="1.12019843197673" calcext:value-type="float">
            <text:p>1.12019843197673</text:p>
          </table:table-cell>
        </table:table-row>
        <table:table-row table:style-name="ro1">
          <table:table-cell office:value-type="float" office:value="94988000000" calcext:value-type="float">
            <text:p>94988000000</text:p>
          </table:table-cell>
          <table:table-cell/>
          <table:table-cell office:value-type="string" calcext:value-type="string">
            <text:p>scan_hrt_54.pcd</text:p>
          </table:table-cell>
          <table:table-cell office:value-type="float" office:value="0.997872" calcext:value-type="float">
            <text:p>0.997872</text:p>
          </table:table-cell>
          <table:table-cell office:value-type="float" office:value="-0.0410719" calcext:value-type="float">
            <text:p>-0.0410719</text:p>
          </table:table-cell>
          <table:table-cell office:value-type="float" office:value="-0.084188" calcext:value-type="float">
            <text:p>-0.084188</text:p>
          </table:table-cell>
          <table:table-cell office:value-type="float" office:value="0.845855" calcext:value-type="float">
            <text:p>0.845855</text:p>
          </table:table-cell>
          <table:table-cell office:value-type="float" office:value="-0.0000422795" calcext:value-type="float">
            <text:p>-4.22795E-05</text:p>
          </table:table-cell>
          <table:table-cell office:value-type="float" office:value="-0.0000206099" calcext:value-type="float">
            <text:p>-2.06099E-05</text:p>
          </table:table-cell>
          <table:table-cell office:value-type="float" office:value="0.533414" calcext:value-type="float">
            <text:p>0.533414</text:p>
          </table:table-cell>
          <table:table-cell office:value-type="float" office:value="1.20185" calcext:value-type="float">
            <text:p>1.20185</text:p>
          </table:table-cell>
          <table:table-cell office:value-type="float" office:value="-0.014406" calcext:value-type="float">
            <text:p>-0.014406</text:p>
          </table:table-cell>
          <table:table-cell office:value-type="float" office:value="-0.0836871" calcext:value-type="float">
            <text:p>-0.0836871</text:p>
          </table:table-cell>
          <table:table-cell office:value-type="float" office:value="0.845915" calcext:value-type="float">
            <text:p>0.845915</text:p>
          </table:table-cell>
          <table:table-cell office:value-type="float" office:value="-0.0000201919" calcext:value-type="float">
            <text:p>-2.01919E-05</text:p>
          </table:table-cell>
          <table:table-cell office:value-type="float" office:value="0.0000276442" calcext:value-type="float">
            <text:p>2.76442E-05</text:p>
          </table:table-cell>
          <table:table-cell office:value-type="float" office:value="0.533318" calcext:value-type="float">
            <text:p>0.53331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dom</text:p>
          </table:table-cell>
          <table:table-cell office:value-type="float" office:value="1.417975" calcext:value-type="float">
            <text:p>1.417975</text:p>
          </table:table-cell>
          <table:table-cell office:value-type="float" office:value="0.609163" calcext:value-type="float">
            <text:p>0.609163</text:p>
          </table:table-cell>
          <table:table-cell office:value-type="float" office:value="-0.000001" calcext:value-type="float">
            <text:p>-1E-06</text:p>
          </table:table-cell>
          <table:table-cell office:value-type="float" office:value="-0.000707" calcext:value-type="float">
            <text:p>-0.000707</text:p>
          </table:table-cell>
          <table:table-cell office:value-type="float" office:value="0.001127" calcext:value-type="float">
            <text:p>0.001127</text:p>
          </table:table-cell>
          <table:table-cell office:value-type="float" office:value="0.531212" calcext:value-type="float">
            <text:p>0.531212</text:p>
          </table:table-cell>
          <table:table-cell office:value-type="float" office:value="0.847238" calcext:value-type="float">
            <text:p>0.847238</text:p>
          </table:table-cell>
          <table:table-cell office:value-type="string" calcext:value-type="string">
            <text:p>ea_pred</text:p>
          </table:table-cell>
          <table:table-cell office:value-type="float" office:value="-0.0000935117612673087" calcext:value-type="float">
            <text:p>-9.35117612673087E-05</text:p>
          </table:table-cell>
          <table:table-cell office:value-type="float" office:value="0.0000102389684291895" calcext:value-type="float">
            <text:p>1.02389684291895E-05</text:p>
          </table:table-cell>
          <table:table-cell office:value-type="float" office:value="1.12526247518569" calcext:value-type="float">
            <text:p>1.12526247518569</text:p>
          </table:table-cell>
          <table:table-cell office:value-type="string" calcext:value-type="string">
            <text:p>ea_odom</text:p>
          </table:table-cell>
          <table:table-cell office:value-type="float" office:value="-0.000000642686154534479" calcext:value-type="float">
            <text:p>-6.42686154534479E-07</text:p>
          </table:table-cell>
          <table:table-cell office:value-type="float" office:value="0.0026608108606407" calcext:value-type="float">
            <text:p>0.002660810860641</text:p>
          </table:table-cell>
          <table:table-cell office:value-type="float" office:value="1.12006189934908" calcext:value-type="float">
            <text:p>1.12006189934908</text:p>
          </table:table-cell>
        </table:table-row>
        <table:table-row table:style-name="ro1">
          <table:table-cell office:value-type="float" office:value="95371000000" calcext:value-type="float">
            <text:p>95371000000</text:p>
          </table:table-cell>
          <table:table-cell/>
          <table:table-cell office:value-type="string" calcext:value-type="string">
            <text:p>scan_hrt_55.pcd</text:p>
          </table:table-cell>
          <table:table-cell office:value-type="float" office:value="1.15668" calcext:value-type="float">
            <text:p>1.15668</text:p>
          </table:table-cell>
          <table:table-cell office:value-type="float" office:value="0.109624" calcext:value-type="float">
            <text:p>0.109624</text:p>
          </table:table-cell>
          <table:table-cell office:value-type="float" office:value="-0.0590433" calcext:value-type="float">
            <text:p>-0.0590433</text:p>
          </table:table-cell>
          <table:table-cell office:value-type="float" office:value="0.843108" calcext:value-type="float">
            <text:p>0.843108</text:p>
          </table:table-cell>
          <table:table-cell office:value-type="float" office:value="-0.0000386713" calcext:value-type="float">
            <text:p>-3.86713E-05</text:p>
          </table:table-cell>
          <table:table-cell office:value-type="float" office:value="0.0000547515" calcext:value-type="float">
            <text:p>5.47515E-05</text:p>
          </table:table-cell>
          <table:table-cell office:value-type="float" office:value="0.537744" calcext:value-type="float">
            <text:p>0.537744</text:p>
          </table:table-cell>
          <table:table-cell office:value-type="float" office:value="1.30154" calcext:value-type="float">
            <text:p>1.30154</text:p>
          </table:table-cell>
          <table:table-cell office:value-type="float" office:value="0.109604" calcext:value-type="float">
            <text:p>0.109604</text:p>
          </table:table-cell>
          <table:table-cell office:value-type="float" office:value="-0.0589096" calcext:value-type="float">
            <text:p>-0.0589096</text:p>
          </table:table-cell>
          <table:table-cell office:value-type="float" office:value="0.843153" calcext:value-type="float">
            <text:p>0.843153</text:p>
          </table:table-cell>
          <table:table-cell office:value-type="float" office:value="-0.0000184467" calcext:value-type="float">
            <text:p>-1.84467E-05</text:p>
          </table:table-cell>
          <table:table-cell office:value-type="float" office:value="0.0000855423" calcext:value-type="float">
            <text:p>8.55423E-05</text:p>
          </table:table-cell>
          <table:table-cell office:value-type="float" office:value="0.537673" calcext:value-type="float">
            <text:p>0.537673</text:p>
          </table:table-cell>
          <table:table-cell office:value-type="float" office:value="95.334" calcext:value-type="float">
            <text:p>95.334</text:p>
          </table:table-cell>
          <table:table-cell office:value-type="string" calcext:value-type="string">
            <text:p>odom</text:p>
          </table:table-cell>
          <table:table-cell office:value-type="float" office:value="1.46236" calcext:value-type="float">
            <text:p>1.46236</text:p>
          </table:table-cell>
          <table:table-cell office:value-type="float" office:value="0.700871" calcext:value-type="float">
            <text:p>0.700871</text:p>
          </table:table-cell>
          <table:table-cell office:value-type="float" office:value="-0.000001" calcext:value-type="float">
            <text:p>-1E-06</text:p>
          </table:table-cell>
          <table:table-cell office:value-type="float" office:value="-0.000707" calcext:value-type="float">
            <text:p>-0.000707</text:p>
          </table:table-cell>
          <table:table-cell office:value-type="float" office:value="0.001127" calcext:value-type="float">
            <text:p>0.001127</text:p>
          </table:table-cell>
          <table:table-cell office:value-type="float" office:value="0.531199" calcext:value-type="float">
            <text:p>0.531199</text:p>
          </table:table-cell>
          <table:table-cell office:value-type="float" office:value="0.847246" calcext:value-type="float">
            <text:p>0.847246</text:p>
          </table:table-cell>
          <table:table-cell office:value-type="string" calcext:value-type="string">
            <text:p>ea_pred</text:p>
          </table:table-cell>
          <table:table-cell office:value-type="float" office:value="-0.00000632358543602747" calcext:value-type="float">
            <text:p>-6.32358543602747E-06</text:p>
          </table:table-cell>
          <table:table-cell office:value-type="float" office:value="0.000133913413158962" calcext:value-type="float">
            <text:p>0.000133913413159</text:p>
          </table:table-cell>
          <table:table-cell office:value-type="float" office:value="1.13551819646126" calcext:value-type="float">
            <text:p>1.13551819646126</text:p>
          </table:table-cell>
          <table:table-cell office:value-type="string" calcext:value-type="string">
            <text:p>ea_odom</text:p>
          </table:table-cell>
          <table:table-cell office:value-type="float" office:value="-0.00000068330046525307" calcext:value-type="float">
            <text:p>-6.8330046525307E-07</text:p>
          </table:table-cell>
          <table:table-cell office:value-type="float" office:value="0.0026608111904011" calcext:value-type="float">
            <text:p>0.002660811190401</text:p>
          </table:table-cell>
          <table:table-cell office:value-type="float" office:value="1.12003137166284" calcext:value-type="float">
            <text:p>1.12003137166284</text:p>
          </table:table-cell>
        </table:table-row>
        <table:table-row table:style-name="ro1">
          <table:table-cell office:value-type="float" office:value="95732000000" calcext:value-type="float">
            <text:p>95732000000</text:p>
          </table:table-cell>
          <table:table-cell/>
          <table:table-cell office:value-type="string" calcext:value-type="string">
            <text:p>scan_hrt_56.pcd</text:p>
          </table:table-cell>
          <table:table-cell office:value-type="float" office:value="1.3955" calcext:value-type="float">
            <text:p>1.3955</text:p>
          </table:table-cell>
          <table:table-cell office:value-type="float" office:value="0.226491" calcext:value-type="float">
            <text:p>0.226491</text:p>
          </table:table-cell>
          <table:table-cell office:value-type="float" office:value="-0.0355554" calcext:value-type="float">
            <text:p>-0.0355554</text:p>
          </table:table-cell>
          <table:table-cell office:value-type="float" office:value="0.840487" calcext:value-type="float">
            <text:p>0.840487</text:p>
          </table:table-cell>
          <table:table-cell office:value-type="float" office:value="-0.0000366952" calcext:value-type="float">
            <text:p>-3.66952E-05</text:p>
          </table:table-cell>
          <table:table-cell office:value-type="float" office:value="0.000111512" calcext:value-type="float">
            <text:p>0.000111512</text:p>
          </table:table-cell>
          <table:table-cell office:value-type="float" office:value="0.541832" calcext:value-type="float">
            <text:p>0.541832</text:p>
          </table:table-cell>
          <table:table-cell office:value-type="float" office:value="1.43342" calcext:value-type="float">
            <text:p>1.43342</text:p>
          </table:table-cell>
          <table:table-cell office:value-type="float" office:value="0.22353" calcext:value-type="float">
            <text:p>0.22353</text:p>
          </table:table-cell>
          <table:table-cell office:value-type="float" office:value="-0.036426" calcext:value-type="float">
            <text:p>-0.036426</text:p>
          </table:table-cell>
          <table:table-cell office:value-type="float" office:value="0.840503" calcext:value-type="float">
            <text:p>0.840503</text:p>
          </table:table-cell>
          <table:table-cell office:value-type="float" office:value="-0.0000282371" calcext:value-type="float">
            <text:p>-2.82371E-05</text:p>
          </table:table-cell>
          <table:table-cell office:value-type="float" office:value="0.000120213" calcext:value-type="float">
            <text:p>0.000120213</text:p>
          </table:table-cell>
          <table:table-cell office:value-type="float" office:value="0.541808" calcext:value-type="float">
            <text:p>0.541808</text:p>
          </table:table-cell>
          <table:table-cell office:value-type="float" office:value="95.7" calcext:value-type="float">
            <text:p>95.7</text:p>
          </table:table-cell>
          <table:table-cell office:value-type="string" calcext:value-type="string">
            <text:p>odom</text:p>
          </table:table-cell>
          <table:table-cell office:value-type="float" office:value="1.511002" calcext:value-type="float">
            <text:p>1.511002</text:p>
          </table:table-cell>
          <table:table-cell office:value-type="float" office:value="0.801363" calcext:value-type="float">
            <text:p>0.801363</text:p>
          </table:table-cell>
          <table:table-cell office:value-type="float" office:value="-0.000001" calcext:value-type="float">
            <text:p>-1E-06</text:p>
          </table:table-cell>
          <table:table-cell office:value-type="float" office:value="-0.000707" calcext:value-type="float">
            <text:p>-0.000707</text:p>
          </table:table-cell>
          <table:table-cell office:value-type="float" office:value="0.001125" calcext:value-type="float">
            <text:p>0.001125</text:p>
          </table:table-cell>
          <table:table-cell office:value-type="float" office:value="0.531165" calcext:value-type="float">
            <text:p>0.531165</text:p>
          </table:table-cell>
          <table:table-cell office:value-type="float" office:value="0.847267" calcext:value-type="float">
            <text:p>0.847267</text:p>
          </table:table-cell>
          <table:table-cell office:value-type="string" calcext:value-type="string">
            <text:p>ea_pred</text:p>
          </table:table-cell>
          <table:table-cell office:value-type="float" office:value="0.0000591578450498165" calcext:value-type="float">
            <text:p>5.91578450498165E-05</text:p>
          </table:table-cell>
          <table:table-cell office:value-type="float" office:value="0.000227213967517224" calcext:value-type="float">
            <text:p>0.000227213967517</text:p>
          </table:table-cell>
          <table:table-cell office:value-type="float" office:value="1.14523034672269" calcext:value-type="float">
            <text:p>1.14523034672269</text:p>
          </table:table-cell>
          <table:table-cell office:value-type="string" calcext:value-type="string">
            <text:p>ea_odom</text:p>
          </table:table-cell>
          <table:table-cell office:value-type="float" office:value="-0.00000291430006216336" calcext:value-type="float">
            <text:p>-2.91430006216336E-06</text:p>
          </table:table-cell>
          <table:table-cell office:value-type="float" office:value="0.00265742280348251" calcext:value-type="float">
            <text:p>0.002657422803483</text:p>
          </table:table-cell>
          <table:table-cell office:value-type="float" office:value="1.11995144544533" calcext:value-type="float">
            <text:p>1.11995144544533</text:p>
          </table:table-cell>
        </table:table-row>
        <table:table-row table:style-name="ro1">
          <table:table-cell office:value-type="float" office:value="96070000000" calcext:value-type="float">
            <text:p>96070000000</text:p>
          </table:table-cell>
          <table:table-cell/>
          <table:table-cell office:value-type="string" calcext:value-type="string">
            <text:p>scan_hrt_57.pcd</text:p>
          </table:table-cell>
          <table:table-cell office:value-type="float" office:value="1.55689" calcext:value-type="float">
            <text:p>1.55689</text:p>
          </table:table-cell>
          <table:table-cell office:value-type="float" office:value="0.330198" calcext:value-type="float">
            <text:p>0.330198</text:p>
          </table:table-cell>
          <table:table-cell office:value-type="float" office:value="-0.0153749" calcext:value-type="float">
            <text:p>-0.0153749</text:p>
          </table:table-cell>
          <table:table-cell office:value-type="float" office:value="0.837987" calcext:value-type="float">
            <text:p>0.837987</text:p>
          </table:table-cell>
          <table:table-cell office:value-type="float" office:value="-0.0000380966" calcext:value-type="float">
            <text:p>-3.80966E-05</text:p>
          </table:table-cell>
          <table:table-cell office:value-type="float" office:value="0.000138254" calcext:value-type="float">
            <text:p>0.000138254</text:p>
          </table:table-cell>
          <table:table-cell office:value-type="float" office:value="0.54569" calcext:value-type="float">
            <text:p>0.54569</text:p>
          </table:table-cell>
          <table:table-cell office:value-type="float" office:value="1.54453" calcext:value-type="float">
            <text:p>1.54453</text:p>
          </table:table-cell>
          <table:table-cell office:value-type="float" office:value="0.326578" calcext:value-type="float">
            <text:p>0.326578</text:p>
          </table:table-cell>
          <table:table-cell office:value-type="float" office:value="-0.0267318" calcext:value-type="float">
            <text:p>-0.0267318</text:p>
          </table:table-cell>
          <table:table-cell office:value-type="float" office:value="0.837988" calcext:value-type="float">
            <text:p>0.837988</text:p>
          </table:table-cell>
          <table:table-cell office:value-type="float" office:value="-0.0000468333" calcext:value-type="float">
            <text:p>-4.68333E-05</text:p>
          </table:table-cell>
          <table:table-cell office:value-type="float" office:value="0.000140866" calcext:value-type="float">
            <text:p>0.000140866</text:p>
          </table:table-cell>
          <table:table-cell office:value-type="float" office:value="0.545689" calcext:value-type="float">
            <text:p>0.545689</text:p>
          </table:table-cell>
          <table:table-cell office:value-type="float" office:value="96.034" calcext:value-type="float">
            <text:p>96.034</text:p>
          </table:table-cell>
          <table:table-cell office:value-type="string" calcext:value-type="string">
            <text:p>odom</text:p>
          </table:table-cell>
          <table:table-cell office:value-type="float" office:value="1.555394" calcext:value-type="float">
            <text:p>1.555394</text:p>
          </table:table-cell>
          <table:table-cell office:value-type="float" office:value="0.893068" calcext:value-type="float">
            <text:p>0.893068</text:p>
          </table:table-cell>
          <table:table-cell office:value-type="float" office:value="-0.000001" calcext:value-type="float">
            <text:p>-1E-06</text:p>
          </table:table-cell>
          <table:table-cell office:value-type="float" office:value="-0.000707" calcext:value-type="float">
            <text:p>-0.000707</text:p>
          </table:table-cell>
          <table:table-cell office:value-type="float" office:value="0.001125" calcext:value-type="float">
            <text:p>0.001125</text:p>
          </table:table-cell>
          <table:table-cell office:value-type="float" office:value="0.531152" calcext:value-type="float">
            <text:p>0.531152</text:p>
          </table:table-cell>
          <table:table-cell office:value-type="float" office:value="0.847275" calcext:value-type="float">
            <text:p>0.847275</text:p>
          </table:table-cell>
          <table:table-cell office:value-type="string" calcext:value-type="string">
            <text:p>ea_pred</text:p>
          </table:table-cell>
          <table:table-cell office:value-type="float" office:value="0.0000870387594306065" calcext:value-type="float">
            <text:p>8.70387594306065E-05</text:p>
          </table:table-cell>
          <table:table-cell office:value-type="float" office:value="0.000273288032349052" calcext:value-type="float">
            <text:p>0.000273288032349</text:p>
          </table:table-cell>
          <table:table-cell office:value-type="float" office:value="1.15442474150589" calcext:value-type="float">
            <text:p>1.15442474150589</text:p>
          </table:table-cell>
          <table:table-cell office:value-type="string" calcext:value-type="string">
            <text:p>ea_odom</text:p>
          </table:table-cell>
          <table:table-cell office:value-type="float" office:value="-0.00000295486297995087" calcext:value-type="float">
            <text:p>-2.95486297995087E-06</text:p>
          </table:table-cell>
          <table:table-cell office:value-type="float" office:value="0.00265742309589704" calcext:value-type="float">
            <text:p>0.002657423095897</text:p>
          </table:table-cell>
          <table:table-cell office:value-type="float" office:value="1.1199209177331" calcext:value-type="float">
            <text:p>1.1199209177331</text:p>
          </table:table-cell>
        </table:table-row>
        <table:table-row table:style-name="ro1">
          <table:table-cell office:value-type="float" office:value="96424000000" calcext:value-type="float">
            <text:p>96424000000</text:p>
          </table:table-cell>
          <table:table-cell/>
          <table:table-cell office:value-type="string" calcext:value-type="string">
            <text:p>scan_hrt_58.pcd</text:p>
          </table:table-cell>
          <table:table-cell office:value-type="float" office:value="1.6609" calcext:value-type="float">
            <text:p>1.6609</text:p>
          </table:table-cell>
          <table:table-cell office:value-type="float" office:value="0.434504" calcext:value-type="float">
            <text:p>0.434504</text:p>
          </table:table-cell>
          <table:table-cell office:value-type="float" office:value="-0.0165786" calcext:value-type="float">
            <text:p>-0.0165786</text:p>
          </table:table-cell>
          <table:table-cell office:value-type="float" office:value="0.835334" calcext:value-type="float">
            <text:p>0.835334</text:p>
          </table:table-cell>
          <table:table-cell office:value-type="float" office:value="-0.000066562" calcext:value-type="float">
            <text:p>-6.6562E-05</text:p>
          </table:table-cell>
          <table:table-cell office:value-type="float" office:value="0.000171512" calcext:value-type="float">
            <text:p>0.000171512</text:p>
          </table:table-cell>
          <table:table-cell office:value-type="float" office:value="0.549742" calcext:value-type="float">
            <text:p>0.549742</text:p>
          </table:table-cell>
          <table:table-cell office:value-type="float" office:value="1.62891" calcext:value-type="float">
            <text:p>1.62891</text:p>
          </table:table-cell>
          <table:table-cell office:value-type="float" office:value="0.426788" calcext:value-type="float">
            <text:p>0.426788</text:p>
          </table:table-cell>
          <table:table-cell office:value-type="float" office:value="-0.0303937" calcext:value-type="float">
            <text:p>-0.0303937</text:p>
          </table:table-cell>
          <table:table-cell office:value-type="float" office:value="0.835327" calcext:value-type="float">
            <text:p>0.835327</text:p>
          </table:table-cell>
          <table:table-cell office:value-type="float" office:value="-0.000078477" calcext:value-type="float">
            <text:p>-7.8477E-05</text:p>
          </table:table-cell>
          <table:table-cell office:value-type="float" office:value="0.000170175" calcext:value-type="float">
            <text:p>0.000170175</text:p>
          </table:table-cell>
          <table:table-cell office:value-type="float" office:value="0.549753" calcext:value-type="float">
            <text:p>0.549753</text:p>
          </table:table-cell>
          <table:table-cell office:value-type="float" office:value="96.4" calcext:value-type="float">
            <text:p>96.4</text:p>
          </table:table-cell>
          <table:table-cell office:value-type="string" calcext:value-type="string">
            <text:p>odom</text:p>
          </table:table-cell>
          <table:table-cell office:value-type="float" office:value="1.604042" calcext:value-type="float">
            <text:p>1.604042</text:p>
          </table:table-cell>
          <table:table-cell office:value-type="float" office:value="0.993554" calcext:value-type="float">
            <text:p>0.993554</text:p>
          </table:table-cell>
          <table:table-cell office:value-type="float" office:value="-0.000001" calcext:value-type="float">
            <text:p>-1E-06</text:p>
          </table:table-cell>
          <table:table-cell office:value-type="float" office:value="-0.000707" calcext:value-type="float">
            <text:p>-0.000707</text:p>
          </table:table-cell>
          <table:table-cell office:value-type="float" office:value="0.001124" calcext:value-type="float">
            <text:p>0.001124</text:p>
          </table:table-cell>
          <table:table-cell office:value-type="float" office:value="0.53112" calcext:value-type="float">
            <text:p>0.53112</text:p>
          </table:table-cell>
          <table:table-cell office:value-type="float" office:value="0.847296" calcext:value-type="float">
            <text:p>0.847296</text:p>
          </table:table-cell>
          <table:table-cell office:value-type="string" calcext:value-type="string">
            <text:p>ea_pred</text:p>
          </table:table-cell>
          <table:table-cell office:value-type="float" office:value="0.00007737176399414" calcext:value-type="float">
            <text:p>7.737176399414E-05</text:p>
          </table:table-cell>
          <table:table-cell office:value-type="float" office:value="0.000359723762450826" calcext:value-type="float">
            <text:p>0.000359723762451</text:p>
          </table:table-cell>
          <table:table-cell office:value-type="float" office:value="1.16411126428938" calcext:value-type="float">
            <text:p>1.16411126428938</text:p>
          </table:table-cell>
          <table:table-cell office:value-type="string" calcext:value-type="string">
            <text:p>ea_odom</text:p>
          </table:table-cell>
          <table:table-cell office:value-type="float" office:value="-0.00000411879552110856" calcext:value-type="float">
            <text:p>-4.11879552110856E-06</text:p>
          </table:table-cell>
          <table:table-cell office:value-type="float" office:value="0.00265572627309071" calcext:value-type="float">
            <text:p>0.002655726273091</text:p>
          </table:table-cell>
          <table:table-cell office:value-type="float" office:value="1.11984438206594" calcext:value-type="float">
            <text:p>1.11984438206594</text:p>
          </table:table-cell>
        </table:table-row>
        <table:table-row table:style-name="ro1">
          <table:table-cell office:value-type="float" office:value="96747000000" calcext:value-type="float">
            <text:p>96747000000</text:p>
          </table:table-cell>
          <table:table-cell/>
          <table:table-cell office:value-type="string" calcext:value-type="string">
            <text:p>scan_hrt_59.pcd</text:p>
          </table:table-cell>
          <table:table-cell office:value-type="float" office:value="1.70591" calcext:value-type="float">
            <text:p>1.70591</text:p>
          </table:table-cell>
          <table:table-cell office:value-type="float" office:value="0.518222" calcext:value-type="float">
            <text:p>0.518222</text:p>
          </table:table-cell>
          <table:table-cell office:value-type="float" office:value="-0.0337349" calcext:value-type="float">
            <text:p>-0.0337349</text:p>
          </table:table-cell>
          <table:table-cell office:value-type="float" office:value="0.832889" calcext:value-type="float">
            <text:p>0.832889</text:p>
          </table:table-cell>
          <table:table-cell office:value-type="float" office:value="-0.0000889347" calcext:value-type="float">
            <text:p>-8.89347E-05</text:p>
          </table:table-cell>
          <table:table-cell office:value-type="float" office:value="0.000191385" calcext:value-type="float">
            <text:p>0.000191385</text:p>
          </table:table-cell>
          <table:table-cell office:value-type="float" office:value="0.55344" calcext:value-type="float">
            <text:p>0.55344</text:p>
          </table:table-cell>
          <table:table-cell office:value-type="float" office:value="1.68047" calcext:value-type="float">
            <text:p>1.68047</text:p>
          </table:table-cell>
          <table:table-cell office:value-type="float" office:value="0.516757" calcext:value-type="float">
            <text:p>0.516757</text:p>
          </table:table-cell>
          <table:table-cell office:value-type="float" office:value="-0.0394577" calcext:value-type="float">
            <text:p>-0.0394577</text:p>
          </table:table-cell>
          <table:table-cell office:value-type="float" office:value="0.832885" calcext:value-type="float">
            <text:p>0.832885</text:p>
          </table:table-cell>
          <table:table-cell office:value-type="float" office:value="-0.0000949563" calcext:value-type="float">
            <text:p>-9.49563E-05</text:p>
          </table:table-cell>
          <table:table-cell office:value-type="float" office:value="0.000187296" calcext:value-type="float">
            <text:p>0.000187296</text:p>
          </table:table-cell>
          <table:table-cell office:value-type="float" office:value="0.553446" calcext:value-type="float">
            <text:p>0.553446</text:p>
          </table:table-cell>
          <table:table-cell office:value-type="float" office:value="96.734" calcext:value-type="float">
            <text:p>96.734</text:p>
          </table:table-cell>
          <table:table-cell office:value-type="string" calcext:value-type="string">
            <text:p>odom</text:p>
          </table:table-cell>
          <table:table-cell office:value-type="float" office:value="1.648442" calcext:value-type="float">
            <text:p>1.648442</text:p>
          </table:table-cell>
          <table:table-cell office:value-type="float" office:value="1.085256" calcext:value-type="float">
            <text:p>1.085256</text:p>
          </table:table-cell>
          <table:table-cell office:value-type="float" office:value="-0.000001" calcext:value-type="float">
            <text:p>-1E-06</text:p>
          </table:table-cell>
          <table:table-cell office:value-type="float" office:value="-0.000707" calcext:value-type="float">
            <text:p>-0.000707</text:p>
          </table:table-cell>
          <table:table-cell office:value-type="float" office:value="0.001125" calcext:value-type="float">
            <text:p>0.001125</text:p>
          </table:table-cell>
          <table:table-cell office:value-type="float" office:value="0.531108" calcext:value-type="float">
            <text:p>0.531108</text:p>
          </table:table-cell>
          <table:table-cell office:value-type="float" office:value="0.847303" calcext:value-type="float">
            <text:p>0.847303</text:p>
          </table:table-cell>
          <table:table-cell office:value-type="string" calcext:value-type="string">
            <text:p>ea_pred</text:p>
          </table:table-cell>
          <table:table-cell office:value-type="float" office:value="0.0000636947699546886" calcext:value-type="float">
            <text:p>6.36947699546886E-05</text:p>
          </table:table-cell>
          <table:table-cell office:value-type="float" office:value="0.00041724499020207" calcext:value-type="float">
            <text:p>0.000417244990202</text:p>
          </table:table-cell>
          <table:table-cell office:value-type="float" office:value="1.17297766543479" calcext:value-type="float">
            <text:p>1.17297766543479</text:p>
          </table:table-cell>
          <table:table-cell office:value-type="string" calcext:value-type="string">
            <text:p>ea_odom</text:p>
          </table:table-cell>
          <table:table-cell office:value-type="float" office:value="-0.00000309345339627555" calcext:value-type="float">
            <text:p>-3.09345339627555E-06</text:p>
          </table:table-cell>
          <table:table-cell office:value-type="float" office:value="0.00265742199646253" calcext:value-type="float">
            <text:p>0.002657421996463</text:p>
          </table:table-cell>
          <table:table-cell office:value-type="float" office:value="1.11981661259983" calcext:value-type="float">
            <text:p>1.11981661259983</text:p>
          </table:table-cell>
        </table:table-row>
        <table:table-row table:style-name="ro1">
          <table:table-cell office:value-type="float" office:value="97087000000" calcext:value-type="float">
            <text:p>97087000000</text:p>
          </table:table-cell>
          <table:table-cell/>
          <table:table-cell office:value-type="string" calcext:value-type="string">
            <text:p>scan_hrt_60.pcd</text:p>
          </table:table-cell>
          <table:table-cell office:value-type="float" office:value="1.73475" calcext:value-type="float">
            <text:p>1.73475</text:p>
          </table:table-cell>
          <table:table-cell office:value-type="float" office:value="0.611461" calcext:value-type="float">
            <text:p>0.611461</text:p>
          </table:table-cell>
          <table:table-cell office:value-type="float" office:value="-0.0489987" calcext:value-type="float">
            <text:p>-0.0489987</text:p>
          </table:table-cell>
          <table:table-cell office:value-type="float" office:value="0.830301" calcext:value-type="float">
            <text:p>0.830301</text:p>
          </table:table-cell>
          <table:table-cell office:value-type="float" office:value="-0.000108229" calcext:value-type="float">
            <text:p>-0.000108229</text:p>
          </table:table-cell>
          <table:table-cell office:value-type="float" office:value="0.000210371" calcext:value-type="float">
            <text:p>0.000210371</text:p>
          </table:table-cell>
          <table:table-cell office:value-type="float" office:value="0.557315" calcext:value-type="float">
            <text:p>0.557315</text:p>
          </table:table-cell>
          <table:table-cell office:value-type="float" office:value="1.72598" calcext:value-type="float">
            <text:p>1.72598</text:p>
          </table:table-cell>
          <table:table-cell office:value-type="float" office:value="0.609421" calcext:value-type="float">
            <text:p>0.609421</text:p>
          </table:table-cell>
          <table:table-cell office:value-type="float" office:value="-0.0518943" calcext:value-type="float">
            <text:p>-0.0518943</text:p>
          </table:table-cell>
          <table:table-cell office:value-type="float" office:value="0.830304" calcext:value-type="float">
            <text:p>0.830304</text:p>
          </table:table-cell>
          <table:table-cell office:value-type="float" office:value="-0.000108732" calcext:value-type="float">
            <text:p>-0.000108732</text:p>
          </table:table-cell>
          <table:table-cell office:value-type="float" office:value="0.000208943" calcext:value-type="float">
            <text:p>0.000208943</text:p>
          </table:table-cell>
          <table:table-cell office:value-type="float" office:value="0.557311" calcext:value-type="float">
            <text:p>0.557311</text:p>
          </table:table-cell>
          <table:table-cell office:value-type="float" office:value="97.067" calcext:value-type="float">
            <text:p>97.067</text:p>
          </table:table-cell>
          <table:table-cell office:value-type="string" calcext:value-type="string">
            <text:p>odom</text:p>
          </table:table-cell>
          <table:table-cell office:value-type="float" office:value="1.692712" calcext:value-type="float">
            <text:p>1.692712</text:p>
          </table:table-cell>
          <table:table-cell office:value-type="float" office:value="1.176682" calcext:value-type="float">
            <text:p>1.176682</text:p>
          </table:table-cell>
          <table:table-cell office:value-type="float" office:value="-0.000001" calcext:value-type="float">
            <text:p>-1E-06</text:p>
          </table:table-cell>
          <table:table-cell office:value-type="float" office:value="-0.000707" calcext:value-type="float">
            <text:p>-0.000707</text:p>
          </table:table-cell>
          <table:table-cell office:value-type="float" office:value="0.001125" calcext:value-type="float">
            <text:p>0.001125</text:p>
          </table:table-cell>
          <table:table-cell office:value-type="float" office:value="0.531096" calcext:value-type="float">
            <text:p>0.531096</text:p>
          </table:table-cell>
          <table:table-cell office:value-type="float" office:value="0.84731" calcext:value-type="float">
            <text:p>0.84731</text:p>
          </table:table-cell>
          <table:table-cell office:value-type="string" calcext:value-type="string">
            <text:p>ea_pred</text:p>
          </table:table-cell>
          <table:table-cell office:value-type="float" office:value="0.0000547605500342424" calcext:value-type="float">
            <text:p>5.47605500342424E-05</text:p>
          </table:table-cell>
          <table:table-cell office:value-type="float" office:value="0.000469977897485445" calcext:value-type="float">
            <text:p>0.000469977897485</text:p>
          </table:table-cell>
          <table:table-cell office:value-type="float" office:value="1.18229719542348" calcext:value-type="float">
            <text:p>1.18229719542348</text:p>
          </table:table-cell>
          <table:table-cell office:value-type="string" calcext:value-type="string">
            <text:p>ea_odom</text:p>
          </table:table-cell>
          <table:table-cell office:value-type="float" office:value="-0.00000313035429994266" calcext:value-type="float">
            <text:p>-3.13035429994266E-06</text:p>
          </table:table-cell>
          <table:table-cell office:value-type="float" office:value="0.0026574231280432" calcext:value-type="float">
            <text:p>0.002657423128043</text:p>
          </table:table-cell>
          <table:table-cell office:value-type="float" office:value="1.11978884170124" calcext:value-type="float">
            <text:p>1.11978884170124</text:p>
          </table:table-cell>
        </table:table-row>
        <table:table-row table:style-name="ro1">
          <table:table-cell office:value-type="float" office:value="97435000000" calcext:value-type="float">
            <text:p>97435000000</text:p>
          </table:table-cell>
          <table:table-cell/>
          <table:table-cell office:value-type="string" calcext:value-type="string">
            <text:p>scan_hrt_61.pcd</text:p>
          </table:table-cell>
          <table:table-cell office:value-type="float" office:value="1.77256" calcext:value-type="float">
            <text:p>1.77256</text:p>
          </table:table-cell>
          <table:table-cell office:value-type="float" office:value="0.704265" calcext:value-type="float">
            <text:p>0.704265</text:p>
          </table:table-cell>
          <table:table-cell office:value-type="float" office:value="-0.0646236" calcext:value-type="float">
            <text:p>-0.0646236</text:p>
          </table:table-cell>
          <table:table-cell office:value-type="float" office:value="0.82764" calcext:value-type="float">
            <text:p>0.82764</text:p>
          </table:table-cell>
          <table:table-cell office:value-type="float" office:value="-0.000125195" calcext:value-type="float">
            <text:p>-0.000125195</text:p>
          </table:table-cell>
          <table:table-cell office:value-type="float" office:value="0.000234203" calcext:value-type="float">
            <text:p>0.000234203</text:p>
          </table:table-cell>
          <table:table-cell office:value-type="float" office:value="0.561259" calcext:value-type="float">
            <text:p>0.561259</text:p>
          </table:table-cell>
          <table:table-cell office:value-type="float" office:value="1.77618" calcext:value-type="float">
            <text:p>1.77618</text:p>
          </table:table-cell>
          <table:table-cell office:value-type="float" office:value="0.706424" calcext:value-type="float">
            <text:p>0.706424</text:p>
          </table:table-cell>
          <table:table-cell office:value-type="float" office:value="-0.0602416" calcext:value-type="float">
            <text:p>-0.0602416</text:p>
          </table:table-cell>
          <table:table-cell office:value-type="float" office:value="0.827647" calcext:value-type="float">
            <text:p>0.827647</text:p>
          </table:table-cell>
          <table:table-cell office:value-type="float" office:value="-0.000119922" calcext:value-type="float">
            <text:p>-0.000119922</text:p>
          </table:table-cell>
          <table:table-cell office:value-type="float" office:value="0.000233272" calcext:value-type="float">
            <text:p>0.000233272</text:p>
          </table:table-cell>
          <table:table-cell office:value-type="float" office:value="0.561249" calcext:value-type="float">
            <text:p>0.561249</text:p>
          </table:table-cell>
          <table:table-cell office:value-type="float" office:value="97.434" calcext:value-type="float">
            <text:p>97.434</text:p>
          </table:table-cell>
          <table:table-cell office:value-type="string" calcext:value-type="string">
            <text:p>odom</text:p>
          </table:table-cell>
          <table:table-cell office:value-type="float" office:value="1.741504" calcext:value-type="float">
            <text:p>1.741504</text:p>
          </table:table-cell>
          <table:table-cell office:value-type="float" office:value="1.277437" calcext:value-type="float">
            <text:p>1.277437</text:p>
          </table:table-cell>
          <table:table-cell office:value-type="float" office:value="-0.000001" calcext:value-type="float">
            <text:p>-1E-06</text:p>
          </table:table-cell>
          <table:table-cell office:value-type="float" office:value="-0.000707" calcext:value-type="float">
            <text:p>-0.000707</text:p>
          </table:table-cell>
          <table:table-cell office:value-type="float" office:value="0.001123" calcext:value-type="float">
            <text:p>0.001123</text:p>
          </table:table-cell>
          <table:table-cell office:value-type="float" office:value="0.531064" calcext:value-type="float">
            <text:p>0.531064</text:p>
          </table:table-cell>
          <table:table-cell office:value-type="float" office:value="0.847331" calcext:value-type="float">
            <text:p>0.847331</text:p>
          </table:table-cell>
          <table:table-cell office:value-type="string" calcext:value-type="string">
            <text:p>ea_pred</text:p>
          </table:table-cell>
          <table:table-cell office:value-type="float" office:value="0.0000556643277574617" calcext:value-type="float">
            <text:p>5.56643277574617E-05</text:p>
          </table:table-cell>
          <table:table-cell office:value-type="float" office:value="0.000528205363123482" calcext:value-type="float">
            <text:p>0.000528205363123</text:p>
          </table:table-cell>
          <table:table-cell office:value-type="float" office:value="1.1918126807541" calcext:value-type="float">
            <text:p>1.1918126807541</text:p>
          </table:table-cell>
          <table:table-cell office:value-type="string" calcext:value-type="string">
            <text:p>ea_odom</text:p>
          </table:table-cell>
          <table:table-cell office:value-type="float" office:value="-0.00000535630588311505" calcext:value-type="float">
            <text:p>-5.35630588311505E-06</text:p>
          </table:table-cell>
          <table:table-cell office:value-type="float" office:value="0.00265403156045531" calcext:value-type="float">
            <text:p>0.002654031560455</text:p>
          </table:table-cell>
          <table:table-cell office:value-type="float" office:value="1.11971230472732" calcext:value-type="float">
            <text:p>1.11971230472732</text:p>
          </table:table-cell>
        </table:table-row>
        <table:table-row table:style-name="ro1">
          <table:table-cell office:value-type="float" office:value="97782000000" calcext:value-type="float">
            <text:p>97782000000</text:p>
          </table:table-cell>
          <table:table-cell/>
          <table:table-cell office:value-type="string" calcext:value-type="string">
            <text:p>scan_hrt_62.pcd</text:p>
          </table:table-cell>
          <table:table-cell office:value-type="float" office:value="1.82624" calcext:value-type="float">
            <text:p>1.82624</text:p>
          </table:table-cell>
          <table:table-cell office:value-type="float" office:value="0.803149" calcext:value-type="float">
            <text:p>0.803149</text:p>
          </table:table-cell>
          <table:table-cell office:value-type="float" office:value="-0.068565" calcext:value-type="float">
            <text:p>-0.068565</text:p>
          </table:table-cell>
          <table:table-cell office:value-type="float" office:value="0.824972" calcext:value-type="float">
            <text:p>0.824972</text:p>
          </table:table-cell>
          <table:table-cell office:value-type="float" office:value="-0.000135062" calcext:value-type="float">
            <text:p>-0.000135062</text:p>
          </table:table-cell>
          <table:table-cell office:value-type="float" office:value="0.0002575" calcext:value-type="float">
            <text:p>0.0002575</text:p>
          </table:table-cell>
          <table:table-cell office:value-type="float" office:value="0.565173" calcext:value-type="float">
            <text:p>0.565173</text:p>
          </table:table-cell>
          <table:table-cell office:value-type="float" office:value="1.83027" calcext:value-type="float">
            <text:p>1.83027</text:p>
          </table:table-cell>
          <table:table-cell office:value-type="float" office:value="0.803029" calcext:value-type="float">
            <text:p>0.803029</text:p>
          </table:table-cell>
          <table:table-cell office:value-type="float" office:value="-0.0703617" calcext:value-type="float">
            <text:p>-0.0703617</text:p>
          </table:table-cell>
          <table:table-cell office:value-type="float" office:value="0.82498" calcext:value-type="float">
            <text:p>0.82498</text:p>
          </table:table-cell>
          <table:table-cell office:value-type="float" office:value="-0.000132725" calcext:value-type="float">
            <text:p>-0.000132725</text:p>
          </table:table-cell>
          <table:table-cell office:value-type="float" office:value="0.00025946" calcext:value-type="float">
            <text:p>0.00025946</text:p>
          </table:table-cell>
          <table:table-cell office:value-type="float" office:value="0.565162" calcext:value-type="float">
            <text:p>0.565162</text:p>
          </table:table-cell>
          <table:table-cell office:value-type="float" office:value="97.734" calcext:value-type="float">
            <text:p>97.734</text:p>
          </table:table-cell>
          <table:table-cell office:value-type="string" calcext:value-type="string">
            <text:p>odom</text:p>
          </table:table-cell>
          <table:table-cell office:value-type="float" office:value="1.781394" calcext:value-type="float">
            <text:p>1.781394</text:p>
          </table:table-cell>
          <table:table-cell office:value-type="float" office:value="1.359802" calcext:value-type="float">
            <text:p>1.359802</text:p>
          </table:table-cell>
          <table:table-cell office:value-type="float" office:value="-0.000001" calcext:value-type="float">
            <text:p>-1E-06</text:p>
          </table:table-cell>
          <table:table-cell office:value-type="float" office:value="-0.000707" calcext:value-type="float">
            <text:p>-0.000707</text:p>
          </table:table-cell>
          <table:table-cell office:value-type="float" office:value="0.001125" calcext:value-type="float">
            <text:p>0.001125</text:p>
          </table:table-cell>
          <table:table-cell office:value-type="float" office:value="0.531072" calcext:value-type="float">
            <text:p>0.531072</text:p>
          </table:table-cell>
          <table:table-cell office:value-type="float" office:value="0.847325" calcext:value-type="float">
            <text:p>0.847325</text:p>
          </table:table-cell>
          <table:table-cell office:value-type="string" calcext:value-type="string">
            <text:p>ea_pred</text:p>
          </table:table-cell>
          <table:table-cell office:value-type="float" office:value="0.0000682194104745446" calcext:value-type="float">
            <text:p>6.82194104745446E-05</text:p>
          </table:table-cell>
          <table:table-cell office:value-type="float" office:value="0.000577527747034862" calcext:value-type="float">
            <text:p>0.000577527747035</text:p>
          </table:table-cell>
          <table:table-cell office:value-type="float" office:value="1.20128637007229" calcext:value-type="float">
            <text:p>1.20128637007229</text:p>
          </table:table-cell>
          <table:table-cell office:value-type="string" calcext:value-type="string">
            <text:p>ea_odom</text:p>
          </table:table-cell>
          <table:table-cell office:value-type="float" office:value="-0.00000320556487594184" calcext:value-type="float">
            <text:p>-3.20556487594184E-06</text:p>
          </table:table-cell>
          <table:table-cell office:value-type="float" office:value="0.00265742313472478" calcext:value-type="float">
            <text:p>0.002657423134725</text:p>
          </table:table-cell>
          <table:table-cell office:value-type="float" office:value="1.11973223768061" calcext:value-type="float">
            <text:p>1.11973223768061</text:p>
          </table:table-cell>
        </table:table-row>
        <table:table-row table:style-name="ro1">
          <table:table-cell office:value-type="float" office:value="98146000000" calcext:value-type="float">
            <text:p>98146000000</text:p>
          </table:table-cell>
          <table:table-cell/>
          <table:table-cell office:value-type="string" calcext:value-type="string">
            <text:p>scan_hrt_63.pcd</text:p>
          </table:table-cell>
          <table:table-cell office:value-type="float" office:value="1.887" calcext:value-type="float">
            <text:p>1.887</text:p>
          </table:table-cell>
          <table:table-cell office:value-type="float" office:value="0.904367" calcext:value-type="float">
            <text:p>0.904367</text:p>
          </table:table-cell>
          <table:table-cell office:value-type="float" office:value="-0.0809775" calcext:value-type="float">
            <text:p>-0.0809775</text:p>
          </table:table-cell>
          <table:table-cell office:value-type="float" office:value="0.821644" calcext:value-type="float">
            <text:p>0.821644</text:p>
          </table:table-cell>
          <table:table-cell office:value-type="float" office:value="-0.0179789" calcext:value-type="float">
            <text:p>-0.0179789</text:p>
          </table:table-cell>
          <table:table-cell office:value-type="float" office:value="0.0296958" calcext:value-type="float">
            <text:p>0.0296958</text:p>
          </table:table-cell>
          <table:table-cell office:value-type="float" office:value="0.568943" calcext:value-type="float">
            <text:p>0.568943</text:p>
          </table:table-cell>
          <table:table-cell office:value-type="float" office:value="1.87651" calcext:value-type="float">
            <text:p>1.87651</text:p>
          </table:table-cell>
          <table:table-cell office:value-type="float" office:value="0.95427" calcext:value-type="float">
            <text:p>0.95427</text:p>
          </table:table-cell>
          <table:table-cell office:value-type="float" office:value="-0.0842568" calcext:value-type="float">
            <text:p>-0.0842568</text:p>
          </table:table-cell>
          <table:table-cell office:value-type="float" office:value="0.821633" calcext:value-type="float">
            <text:p>0.821633</text:p>
          </table:table-cell>
          <table:table-cell office:value-type="float" office:value="-0.0179952" calcext:value-type="float">
            <text:p>-0.0179952</text:p>
          </table:table-cell>
          <table:table-cell office:value-type="float" office:value="0.0296741" calcext:value-type="float">
            <text:p>0.0296741</text:p>
          </table:table-cell>
          <table:table-cell office:value-type="float" office:value="0.56896" calcext:value-type="float">
            <text:p>0.56896</text:p>
          </table:table-cell>
          <table:table-cell office:value-type="float" office:value="98.134" calcext:value-type="float">
            <text:p>98.134</text:p>
          </table:table-cell>
          <table:table-cell office:value-type="string" calcext:value-type="string">
            <text:p>odom</text:p>
          </table:table-cell>
          <table:table-cell office:value-type="float" office:value="1.817186" calcext:value-type="float">
            <text:p>1.817186</text:p>
          </table:table-cell>
          <table:table-cell office:value-type="float" office:value="1.433765" calcext:value-type="float">
            <text:p>1.433765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-0.018345" calcext:value-type="float">
            <text:p>-0.018345</text:p>
          </table:table-cell>
          <table:table-cell office:value-type="float" office:value="0.028202" calcext:value-type="float">
            <text:p>0.028202</text:p>
          </table:table-cell>
          <table:table-cell office:value-type="float" office:value="0.544939" calcext:value-type="float">
            <text:p>0.544939</text:p>
          </table:table-cell>
          <table:table-cell office:value-type="float" office:value="0.8378" calcext:value-type="float">
            <text:p>0.8378</text:p>
          </table:table-cell>
          <table:table-cell office:value-type="string" calcext:value-type="string">
            <text:p>ea_pred</text:p>
          </table:table-cell>
          <table:table-cell office:value-type="float" office:value="0.004256156501058" calcext:value-type="float">
            <text:p>0.004256156501058</text:p>
          </table:table-cell>
          <table:table-cell office:value-type="float" office:value="0.0693121694173346" calcext:value-type="float">
            <text:p>0.069312169417335</text:p>
          </table:table-cell>
          <table:table-cell office:value-type="float" office:value="1.21142205631941" calcext:value-type="float">
            <text:p>1.21142205631941</text:p>
          </table:table-cell>
          <table:table-cell office:value-type="string" calcext:value-type="string">
            <text:p>ea_odom</text:p>
          </table:table-cell>
          <table:table-cell office:value-type="float" office:value="-0.00000214750711168804" calcext:value-type="float">
            <text:p>-2.14750711168804E-06</text:p>
          </table:table-cell>
          <table:table-cell office:value-type="float" office:value="0.0672999257101424" calcext:value-type="float">
            <text:p>0.067299925710143</text:p>
          </table:table-cell>
          <table:table-cell office:value-type="float" office:value="1.15336949101278" calcext:value-type="float">
            <text:p>1.15336949101278</text:p>
          </table:table-cell>
        </table:table-row>
        <table:table-row table:style-name="ro1">
          <table:table-cell office:value-type="float" office:value="98499000000" calcext:value-type="float">
            <text:p>98499000000</text:p>
          </table:table-cell>
          <table:table-cell/>
          <table:table-cell office:value-type="string" calcext:value-type="string">
            <text:p>scan_hrt_64.pcd</text:p>
          </table:table-cell>
          <table:table-cell office:value-type="float" office:value="1.92135" calcext:value-type="float">
            <text:p>1.92135</text:p>
          </table:table-cell>
          <table:table-cell office:value-type="float" office:value="1.10094" calcext:value-type="float">
            <text:p>1.10094</text:p>
          </table:table-cell>
          <table:table-cell office:value-type="float" office:value="-0.097732" calcext:value-type="float">
            <text:p>-0.097732</text:p>
          </table:table-cell>
          <table:table-cell office:value-type="float" office:value="0.817971" calcext:value-type="float">
            <text:p>0.817971</text:p>
          </table:table-cell>
          <table:table-cell office:value-type="float" office:value="-0.0318252" calcext:value-type="float">
            <text:p>-0.0318252</text:p>
          </table:table-cell>
          <table:table-cell office:value-type="float" office:value="0.0469091" calcext:value-type="float">
            <text:p>0.0469091</text:p>
          </table:table-cell>
          <table:table-cell office:value-type="float" office:value="0.57246" calcext:value-type="float">
            <text:p>0.57246</text:p>
          </table:table-cell>
          <table:table-cell office:value-type="float" office:value="1.81495" calcext:value-type="float">
            <text:p>1.81495</text:p>
          </table:table-cell>
          <table:table-cell office:value-type="float" office:value="1.07872" calcext:value-type="float">
            <text:p>1.07872</text:p>
          </table:table-cell>
          <table:table-cell office:value-type="float" office:value="-0.0802702" calcext:value-type="float">
            <text:p>-0.0802702</text:p>
          </table:table-cell>
          <table:table-cell office:value-type="float" office:value="0.817924" calcext:value-type="float">
            <text:p>0.817924</text:p>
          </table:table-cell>
          <table:table-cell office:value-type="float" office:value="-0.0318372" calcext:value-type="float">
            <text:p>-0.0318372</text:p>
          </table:table-cell>
          <table:table-cell office:value-type="float" office:value="0.0468627" calcext:value-type="float">
            <text:p>0.0468627</text:p>
          </table:table-cell>
          <table:table-cell office:value-type="float" office:value="0.57253" calcext:value-type="float">
            <text:p>0.57253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odom</text:p>
          </table:table-cell>
          <table:table-cell office:value-type="float" office:value="1.820369" calcext:value-type="float">
            <text:p>1.820369</text:p>
          </table:table-cell>
          <table:table-cell office:value-type="float" office:value="1.441062" calcext:value-type="float">
            <text:p>1.441062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-0.031217" calcext:value-type="float">
            <text:p>-0.031217</text:p>
          </table:table-cell>
          <table:table-cell office:value-type="float" office:value="0.045068" calcext:value-type="float">
            <text:p>0.045068</text:p>
          </table:table-cell>
          <table:table-cell office:value-type="float" office:value="0.568572" calcext:value-type="float">
            <text:p>0.568572</text:p>
          </table:table-cell>
          <table:table-cell office:value-type="float" office:value="0.820805" calcext:value-type="float">
            <text:p>0.820805</text:p>
          </table:table-cell>
          <table:table-cell office:value-type="string" calcext:value-type="string">
            <text:p>ea_pred</text:p>
          </table:table-cell>
          <table:table-cell office:value-type="float" office:value="0.00165361053106048" calcext:value-type="float">
            <text:p>0.00165361053106</text:p>
          </table:table-cell>
          <table:table-cell office:value-type="float" office:value="0.113420862635153" calcext:value-type="float">
            <text:p>0.113420862635153</text:p>
          </table:table-cell>
          <table:table-cell office:value-type="float" office:value="1.22134936647093" calcext:value-type="float">
            <text:p>1.22134936647093</text:p>
          </table:table-cell>
          <table:table-cell office:value-type="string" calcext:value-type="string">
            <text:p>ea_odom</text:p>
          </table:table-cell>
          <table:table-cell office:value-type="float" office:value="0.00000268254586711893" calcext:value-type="float">
            <text:p>2.68254586711893E-06</text:p>
          </table:table-cell>
          <table:table-cell office:value-type="float" office:value="0.109702142620909" calcext:value-type="float">
            <text:p>0.109702142620909</text:p>
          </table:table-cell>
          <table:table-cell office:value-type="float" office:value="1.21162039705141" calcext:value-type="float">
            <text:p>1.21162039705141</text:p>
          </table:table-cell>
        </table:table-row>
        <table:table-row table:style-name="ro1">
          <table:table-cell office:value-type="float" office:value="98833000000" calcext:value-type="float">
            <text:p>98833000000</text:p>
          </table:table-cell>
          <table:table-cell/>
          <table:table-cell office:value-type="string" calcext:value-type="string">
            <text:p>scan_hrt_65.pcd</text:p>
          </table:table-cell>
          <table:table-cell office:value-type="float" office:value="1.75671" calcext:value-type="float">
            <text:p>1.75671</text:p>
          </table:table-cell>
          <table:table-cell office:value-type="float" office:value="1.19647" calcext:value-type="float">
            <text:p>1.19647</text:p>
          </table:table-cell>
          <table:table-cell office:value-type="float" office:value="-0.0764983" calcext:value-type="float">
            <text:p>-0.0764983</text:p>
          </table:table-cell>
          <table:table-cell office:value-type="float" office:value="0.816607" calcext:value-type="float">
            <text:p>0.816607</text:p>
          </table:table-cell>
          <table:table-cell office:value-type="float" office:value="-0.00150411" calcext:value-type="float">
            <text:p>-0.00150411</text:p>
          </table:table-cell>
          <table:table-cell office:value-type="float" office:value="0.00211934" calcext:value-type="float">
            <text:p>0.00211934</text:p>
          </table:table-cell>
          <table:table-cell office:value-type="float" office:value="0.577188" calcext:value-type="float">
            <text:p>0.577188</text:p>
          </table:table-cell>
          <table:table-cell office:value-type="float" office:value="1.7527" calcext:value-type="float">
            <text:p>1.7527</text:p>
          </table:table-cell>
          <table:table-cell office:value-type="float" office:value="1.08922" calcext:value-type="float">
            <text:p>1.08922</text:p>
          </table:table-cell>
          <table:table-cell office:value-type="float" office:value="-0.0780342" calcext:value-type="float">
            <text:p>-0.0780342</text:p>
          </table:table-cell>
          <table:table-cell office:value-type="float" office:value="0.816603" calcext:value-type="float">
            <text:p>0.816603</text:p>
          </table:table-cell>
          <table:table-cell office:value-type="float" office:value="-0.00149306" calcext:value-type="float">
            <text:p>-0.00149306</text:p>
          </table:table-cell>
          <table:table-cell office:value-type="float" office:value="0.00210717" calcext:value-type="float">
            <text:p>0.00210717</text:p>
          </table:table-cell>
          <table:table-cell office:value-type="float" office:value="0.577194" calcext:value-type="float">
            <text:p>0.577194</text:p>
          </table:table-cell>
          <table:table-cell office:value-type="float" office:value="98.8" calcext:value-type="float">
            <text:p>98.8</text:p>
          </table:table-cell>
          <table:table-cell office:value-type="string" calcext:value-type="string">
            <text:p>odom</text:p>
          </table:table-cell>
          <table:table-cell office:value-type="float" office:value="1.820342" calcext:value-type="float">
            <text:p>1.820342</text:p>
          </table:table-cell>
          <table:table-cell office:value-type="float" office:value="1.440984" calcext:value-type="float">
            <text:p>1.440984</text:p>
          </table:table-cell>
          <table:table-cell office:value-type="float" office:value="-0" calcext:value-type="float">
            <text:p>0</text:p>
          </table:table-cell>
          <table:table-cell office:value-type="float" office:value="-0.000959" calcext:value-type="float">
            <text:p>-0.000959</text:p>
          </table:table-cell>
          <table:table-cell office:value-type="float" office:value="0.001385" calcext:value-type="float">
            <text:p>0.001385</text:p>
          </table:table-cell>
          <table:table-cell office:value-type="float" office:value="0.569396" calcext:value-type="float">
            <text:p>0.569396</text:p>
          </table:table-cell>
          <table:table-cell office:value-type="float" office:value="0.822062" calcext:value-type="float">
            <text:p>0.822062</text:p>
          </table:table-cell>
          <table:table-cell office:value-type="string" calcext:value-type="string">
            <text:p>ea_pred</text:p>
          </table:table-cell>
          <table:table-cell office:value-type="float" office:value="-0.0000100184156948848" calcext:value-type="float">
            <text:p>-1.00184156948848E-05</text:p>
          </table:table-cell>
          <table:table-cell office:value-type="float" office:value="0.00519766903116959" calcext:value-type="float">
            <text:p>0.00519766903117</text:p>
          </table:table-cell>
          <table:table-cell office:value-type="float" office:value="1.23056690448508" calcext:value-type="float">
            <text:p>1.23056690448508</text:p>
          </table:table-cell>
          <table:table-cell office:value-type="string" calcext:value-type="string">
            <text:p>ea_odom</text:p>
          </table:table-cell>
          <table:table-cell office:value-type="float" office:value="0.000000512006611871535" calcext:value-type="float">
            <text:p>5.12006611871535E-07</text:p>
          </table:table-cell>
          <table:table-cell office:value-type="float" office:value="0.00336921770651309" calcext:value-type="float">
            <text:p>0.003369217706513</text:p>
          </table:table-cell>
          <table:table-cell office:value-type="float" office:value="1.21154343166227" calcext:value-type="float">
            <text:p>1.21154343166227</text:p>
          </table:table-cell>
        </table:table-row>
        <table:table-row table:style-name="ro1">
          <table:table-cell office:value-type="float" office:value="99209000000" calcext:value-type="float">
            <text:p>99209000000</text:p>
          </table:table-cell>
          <table:table-cell/>
          <table:table-cell office:value-type="string" calcext:value-type="string">
            <text:p>scan_hrt_66.pcd</text:p>
          </table:table-cell>
          <table:table-cell office:value-type="float" office:value="1.68261" calcext:value-type="float">
            <text:p>1.68261</text:p>
          </table:table-cell>
          <table:table-cell office:value-type="float" office:value="1.10105" calcext:value-type="float">
            <text:p>1.10105</text:p>
          </table:table-cell>
          <table:table-cell office:value-type="float" office:value="-0.0755169" calcext:value-type="float">
            <text:p>-0.0755169</text:p>
          </table:table-cell>
          <table:table-cell office:value-type="float" office:value="0.813617" calcext:value-type="float">
            <text:p>0.813617</text:p>
          </table:table-cell>
          <table:table-cell office:value-type="float" office:value="-0.00256762" calcext:value-type="float">
            <text:p>-0.00256762</text:p>
          </table:table-cell>
          <table:table-cell office:value-type="float" office:value="0.0037628" calcext:value-type="float">
            <text:p>0.0037628</text:p>
          </table:table-cell>
          <table:table-cell office:value-type="float" office:value="0.581383" calcext:value-type="float">
            <text:p>0.581383</text:p>
          </table:table-cell>
          <table:table-cell office:value-type="float" office:value="1.73421" calcext:value-type="float">
            <text:p>1.73421</text:p>
          </table:table-cell>
          <table:table-cell office:value-type="float" office:value="1.06055" calcext:value-type="float">
            <text:p>1.06055</text:p>
          </table:table-cell>
          <table:table-cell office:value-type="float" office:value="-0.0753613" calcext:value-type="float">
            <text:p>-0.0753613</text:p>
          </table:table-cell>
          <table:table-cell office:value-type="float" office:value="0.81363" calcext:value-type="float">
            <text:p>0.81363</text:p>
          </table:table-cell>
          <table:table-cell office:value-type="float" office:value="-0.00255603" calcext:value-type="float">
            <text:p>-0.00255603</text:p>
          </table:table-cell>
          <table:table-cell office:value-type="float" office:value="0.00376246" calcext:value-type="float">
            <text:p>0.00376246</text:p>
          </table:table-cell>
          <table:table-cell office:value-type="float" office:value="0.581365" calcext:value-type="float">
            <text:p>0.581365</text:p>
          </table:table-cell>
          <table:table-cell office:value-type="float" office:value="99.2" calcext:value-type="float">
            <text:p>99.2</text:p>
          </table:table-cell>
          <table:table-cell office:value-type="string" calcext:value-type="string">
            <text:p>odom</text:p>
          </table:table-cell>
          <table:table-cell office:value-type="float" office:value="1.820374" calcext:value-type="float">
            <text:p>1.820374</text:p>
          </table:table-cell>
          <table:table-cell office:value-type="float" office:value="1.441068" calcext:value-type="float">
            <text:p>1.441068</text:p>
          </table:table-cell>
          <table:table-cell office:value-type="float" office:value="0" calcext:value-type="float">
            <text:p>0</text:p>
          </table:table-cell>
          <table:table-cell office:value-type="float" office:value="-0.002249" calcext:value-type="float">
            <text:p>-0.002249</text:p>
          </table:table-cell>
          <table:table-cell office:value-type="float" office:value="0.003248" calcext:value-type="float">
            <text:p>0.003248</text:p>
          </table:table-cell>
          <table:table-cell office:value-type="float" office:value="0.569467" calcext:value-type="float">
            <text:p>0.569467</text:p>
          </table:table-cell>
          <table:table-cell office:value-type="float" office:value="0.822005" calcext:value-type="float">
            <text:p>0.822005</text:p>
          </table:table-cell>
          <table:table-cell office:value-type="string" calcext:value-type="string">
            <text:p>ea_pred</text:p>
          </table:table-cell>
          <table:table-cell office:value-type="float" office:value="0.000197145606655934" calcext:value-type="float">
            <text:p>0.000197145606656</text:p>
          </table:table-cell>
          <table:table-cell office:value-type="float" office:value="0.00910862723089674" calcext:value-type="float">
            <text:p>0.009108627230897</text:p>
          </table:table-cell>
          <table:table-cell office:value-type="float" office:value="1.24087093623024" calcext:value-type="float">
            <text:p>1.24087093623024</text:p>
          </table:table-cell>
          <table:table-cell office:value-type="string" calcext:value-type="string">
            <text:p>ea_odom</text:p>
          </table:table-cell>
          <table:table-cell office:value-type="float" office:value="0.00000187919973538534" calcext:value-type="float">
            <text:p>1.87919973538534E-06</text:p>
          </table:table-cell>
          <table:table-cell office:value-type="float" office:value="0.00790128537464508" calcext:value-type="float">
            <text:p>0.007901285374645</text:p>
          </table:table-cell>
          <table:table-cell office:value-type="float" office:value="1.21172508375051" calcext:value-type="float">
            <text:p>1.21172508375051</text:p>
          </table:table-cell>
        </table:table-row>
        <table:table-row table:style-name="ro1">
          <table:table-cell office:value-type="float" office:value="99546000000" calcext:value-type="float">
            <text:p>99546000000</text:p>
          </table:table-cell>
          <table:table-cell/>
          <table:table-cell office:value-type="string" calcext:value-type="string">
            <text:p>scan_hrt_67.pcd</text:p>
          </table:table-cell>
          <table:table-cell office:value-type="float" office:value="1.71764" calcext:value-type="float">
            <text:p>1.71764</text:p>
          </table:table-cell>
          <table:table-cell office:value-type="float" office:value="1.03486" calcext:value-type="float">
            <text:p>1.03486</text:p>
          </table:table-cell>
          <table:table-cell office:value-type="float" office:value="-0.0729656" calcext:value-type="float">
            <text:p>-0.0729656</text:p>
          </table:table-cell>
          <table:table-cell office:value-type="float" office:value="0.810942" calcext:value-type="float">
            <text:p>0.810942</text:p>
          </table:table-cell>
          <table:table-cell office:value-type="float" office:value="-0.0024973" calcext:value-type="float">
            <text:p>-0.0024973</text:p>
          </table:table-cell>
          <table:table-cell office:value-type="float" office:value="0.00372456" calcext:value-type="float">
            <text:p>0.00372456</text:p>
          </table:table-cell>
          <table:table-cell office:value-type="float" office:value="0.58511" calcext:value-type="float">
            <text:p>0.58511</text:p>
          </table:table-cell>
          <table:table-cell office:value-type="float" office:value="1.7562" calcext:value-type="float">
            <text:p>1.7562</text:p>
          </table:table-cell>
          <table:table-cell office:value-type="float" office:value="1.03332" calcext:value-type="float">
            <text:p>1.03332</text:p>
          </table:table-cell>
          <table:table-cell office:value-type="float" office:value="-0.0745564" calcext:value-type="float">
            <text:p>-0.0745564</text:p>
          </table:table-cell>
          <table:table-cell office:value-type="float" office:value="0.810954" calcext:value-type="float">
            <text:p>0.810954</text:p>
          </table:table-cell>
          <table:table-cell office:value-type="float" office:value="-0.00249151" calcext:value-type="float">
            <text:p>-0.00249151</text:p>
          </table:table-cell>
          <table:table-cell office:value-type="float" office:value="0.00372766" calcext:value-type="float">
            <text:p>0.00372766</text:p>
          </table:table-cell>
          <table:table-cell office:value-type="float" office:value="0.585093" calcext:value-type="float">
            <text:p>0.585093</text:p>
          </table:table-cell>
          <table:table-cell office:value-type="float" office:value="99.534" calcext:value-type="float">
            <text:p>99.534</text:p>
          </table:table-cell>
          <table:table-cell office:value-type="string" calcext:value-type="string">
            <text:p>odom</text:p>
          </table:table-cell>
          <table:table-cell office:value-type="float" office:value="1.820401" calcext:value-type="float">
            <text:p>1.820401</text:p>
          </table:table-cell>
          <table:table-cell office:value-type="float" office:value="1.441139" calcext:value-type="float">
            <text:p>1.441139</text:p>
          </table:table-cell>
          <table:table-cell office:value-type="float" office:value="0" calcext:value-type="float">
            <text:p>0</text:p>
          </table:table-cell>
          <table:table-cell office:value-type="float" office:value="-0.002244" calcext:value-type="float">
            <text:p>-0.002244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.569532" calcext:value-type="float">
            <text:p>0.569532</text:p>
          </table:table-cell>
          <table:table-cell office:value-type="float" office:value="0.82196" calcext:value-type="float">
            <text:p>0.82196</text:p>
          </table:table-cell>
          <table:table-cell office:value-type="string" calcext:value-type="string">
            <text:p>ea_pred</text:p>
          </table:table-cell>
          <table:table-cell office:value-type="float" office:value="0.000308235846119595" calcext:value-type="float">
            <text:p>0.00030823584612</text:p>
          </table:table-cell>
          <table:table-cell office:value-type="float" office:value="0.00896330798926234" calcext:value-type="float">
            <text:p>0.008963307989262</text:p>
          </table:table-cell>
          <table:table-cell office:value-type="float" office:value="1.25004673813637" calcext:value-type="float">
            <text:p>1.25004673813637</text:p>
          </table:table-cell>
          <table:table-cell office:value-type="string" calcext:value-type="string">
            <text:p>ea_odom</text:p>
          </table:table-cell>
          <table:table-cell office:value-type="float" office:value="0.00000161092928237261" calcext:value-type="float">
            <text:p>1.61092928237261E-06</text:p>
          </table:table-cell>
          <table:table-cell office:value-type="float" office:value="0.0078824383077725" calcext:value-type="float">
            <text:p>0.007882438307773</text:p>
          </table:table-cell>
          <table:table-cell office:value-type="float" office:value="1.21188319774123" calcext:value-type="float">
            <text:p>1.21188319774123</text:p>
          </table:table-cell>
        </table:table-row>
        <table:table-row table:style-name="ro1">
          <table:table-cell office:value-type="float" office:value="99915000000" calcext:value-type="float">
            <text:p>99915000000</text:p>
          </table:table-cell>
          <table:table-cell/>
          <table:table-cell office:value-type="string" calcext:value-type="string">
            <text:p>scan_hrt_68.pcd</text:p>
          </table:table-cell>
          <table:table-cell office:value-type="float" office:value="1.78027" calcext:value-type="float">
            <text:p>1.78027</text:p>
          </table:table-cell>
          <table:table-cell office:value-type="float" office:value="1.00349" calcext:value-type="float">
            <text:p>1.00349</text:p>
          </table:table-cell>
          <table:table-cell office:value-type="float" office:value="-0.0736751" calcext:value-type="float">
            <text:p>-0.0736751</text:p>
          </table:table-cell>
          <table:table-cell office:value-type="float" office:value="0.807996" calcext:value-type="float">
            <text:p>0.807996</text:p>
          </table:table-cell>
          <table:table-cell office:value-type="float" office:value="-0.00145219" calcext:value-type="float">
            <text:p>-0.00145219</text:p>
          </table:table-cell>
          <table:table-cell office:value-type="float" office:value="0.00218904" calcext:value-type="float">
            <text:p>0.00218904</text:p>
          </table:table-cell>
          <table:table-cell office:value-type="float" office:value="0.589183" calcext:value-type="float">
            <text:p>0.589183</text:p>
          </table:table-cell>
          <table:table-cell office:value-type="float" office:value="1.78946" calcext:value-type="float">
            <text:p>1.78946</text:p>
          </table:table-cell>
          <table:table-cell office:value-type="float" office:value="0.973026" calcext:value-type="float">
            <text:p>0.973026</text:p>
          </table:table-cell>
          <table:table-cell office:value-type="float" office:value="-0.0722299" calcext:value-type="float">
            <text:p>-0.0722299</text:p>
          </table:table-cell>
          <table:table-cell office:value-type="float" office:value="0.807999" calcext:value-type="float">
            <text:p>0.807999</text:p>
          </table:table-cell>
          <table:table-cell office:value-type="float" office:value="-0.00144567" calcext:value-type="float">
            <text:p>-0.00144567</text:p>
          </table:table-cell>
          <table:table-cell office:value-type="float" office:value="0.0021877" calcext:value-type="float">
            <text:p>0.0021877</text:p>
          </table:table-cell>
          <table:table-cell office:value-type="float" office:value="0.589178" calcext:value-type="float">
            <text:p>0.589178</text:p>
          </table:table-cell>
          <table:table-cell office:value-type="float" office:value="99.9" calcext:value-type="float">
            <text:p>99.9</text:p>
          </table:table-cell>
          <table:table-cell office:value-type="string" calcext:value-type="string">
            <text:p>odom</text:p>
          </table:table-cell>
          <table:table-cell office:value-type="float" office:value="1.820431" calcext:value-type="float">
            <text:p>1.820431</text:p>
          </table:table-cell>
          <table:table-cell office:value-type="float" office:value="1.441218" calcext:value-type="float">
            <text:p>1.441218</text:p>
          </table:table-cell>
          <table:table-cell office:value-type="float" office:value="-0" calcext:value-type="float">
            <text:p>0</text:p>
          </table:table-cell>
          <table:table-cell office:value-type="float" office:value="-0.001237" calcext:value-type="float">
            <text:p>-0.001237</text:p>
          </table:table-cell>
          <table:table-cell office:value-type="float" office:value="0.001786" calcext:value-type="float">
            <text:p>0.001786</text:p>
          </table:table-cell>
          <table:table-cell office:value-type="float" office:value="0.569605" calcext:value-type="float">
            <text:p>0.569605</text:p>
          </table:table-cell>
          <table:table-cell office:value-type="float" office:value="0.821916" calcext:value-type="float">
            <text:p>0.821916</text:p>
          </table:table-cell>
          <table:table-cell office:value-type="string" calcext:value-type="string">
            <text:p>ea_pred</text:p>
          </table:table-cell>
          <table:table-cell office:value-type="float" office:value="0.000232765851407747" calcext:value-type="float">
            <text:p>0.000232765851408</text:p>
          </table:table-cell>
          <table:table-cell office:value-type="float" office:value="0.00524870106751059" calcext:value-type="float">
            <text:p>0.005248701067511</text:p>
          </table:table-cell>
          <table:table-cell office:value-type="float" office:value="1.26009953833343" calcext:value-type="float">
            <text:p>1.26009953833343</text:p>
          </table:table-cell>
          <table:table-cell office:value-type="string" calcext:value-type="string">
            <text:p>ea_odom</text:p>
          </table:table-cell>
          <table:table-cell office:value-type="float" office:value="0.00000120888682302302" calcext:value-type="float">
            <text:p>1.20888682302302E-06</text:p>
          </table:table-cell>
          <table:table-cell office:value-type="float" office:value="0.00434509827821934" calcext:value-type="float">
            <text:p>0.004345098278219</text:p>
          </table:table-cell>
          <table:table-cell office:value-type="float" office:value="1.21205332063581" calcext:value-type="float">
            <text:p>1.21205332063581</text:p>
          </table:table-cell>
        </table:table-row>
        <table:table-row table:style-name="ro1">
          <table:table-cell office:value-type="float" office:value="100270000000" calcext:value-type="float">
            <text:p>100270000000</text:p>
          </table:table-cell>
          <table:table-cell/>
          <table:table-cell office:value-type="string" calcext:value-type="string">
            <text:p>scan_hrt_69.pcd</text:p>
          </table:table-cell>
          <table:table-cell office:value-type="float" office:value="1.82147" calcext:value-type="float">
            <text:p>1.82147</text:p>
          </table:table-cell>
          <table:table-cell office:value-type="float" office:value="0.915023" calcext:value-type="float">
            <text:p>0.915023</text:p>
          </table:table-cell>
          <table:table-cell office:value-type="float" office:value="-0.0699917" calcext:value-type="float">
            <text:p>-0.0699917</text:p>
          </table:table-cell>
          <table:table-cell office:value-type="float" office:value="0.805127" calcext:value-type="float">
            <text:p>0.805127</text:p>
          </table:table-cell>
          <table:table-cell office:value-type="float" office:value="-0.00183934" calcext:value-type="float">
            <text:p>-0.00183934</text:p>
          </table:table-cell>
          <table:table-cell office:value-type="float" office:value="0.00283184" calcext:value-type="float">
            <text:p>0.00283184</text:p>
          </table:table-cell>
          <table:table-cell office:value-type="float" office:value="0.593093" calcext:value-type="float">
            <text:p>0.593093</text:p>
          </table:table-cell>
          <table:table-cell office:value-type="float" office:value="1.81944" calcext:value-type="float">
            <text:p>1.81944</text:p>
          </table:table-cell>
          <table:table-cell office:value-type="float" office:value="0.909429" calcext:value-type="float">
            <text:p>0.909429</text:p>
          </table:table-cell>
          <table:table-cell office:value-type="float" office:value="-0.0714435" calcext:value-type="float">
            <text:p>-0.0714435</text:p>
          </table:table-cell>
          <table:table-cell office:value-type="float" office:value="0.80513" calcext:value-type="float">
            <text:p>0.80513</text:p>
          </table:table-cell>
          <table:table-cell office:value-type="float" office:value="-0.00183915" calcext:value-type="float">
            <text:p>-0.00183915</text:p>
          </table:table-cell>
          <table:table-cell office:value-type="float" office:value="0.00283219" calcext:value-type="float">
            <text:p>0.00283219</text:p>
          </table:table-cell>
          <table:table-cell office:value-type="float" office:value="0.593089" calcext:value-type="float">
            <text:p>0.593089</text:p>
          </table:table-cell>
          <table:table-cell office:value-type="float" office:value="100.234" calcext:value-type="float">
            <text:p>100.234</text:p>
          </table:table-cell>
          <table:table-cell office:value-type="string" calcext:value-type="string">
            <text:p>odom</text:p>
          </table:table-cell>
          <table:table-cell office:value-type="float" office:value="1.820457" calcext:value-type="float">
            <text:p>1.820457</text:p>
          </table:table-cell>
          <table:table-cell office:value-type="float" office:value="1.441288" calcext:value-type="float">
            <text:p>1.441288</text:p>
          </table:table-cell>
          <table:table-cell office:value-type="float" office:value="-0" calcext:value-type="float">
            <text:p>0</text:p>
          </table:table-cell>
          <table:table-cell office:value-type="float" office:value="-0.001588" calcext:value-type="float">
            <text:p>-0.001588</text:p>
          </table:table-cell>
          <table:table-cell office:value-type="float" office:value="0.002293" calcext:value-type="float">
            <text:p>0.002293</text:p>
          </table:table-cell>
          <table:table-cell office:value-type="float" office:value="0.569668" calcext:value-type="float">
            <text:p>0.569668</text:p>
          </table:table-cell>
          <table:table-cell office:value-type="float" office:value="0.82187" calcext:value-type="float">
            <text:p>0.82187</text:p>
          </table:table-cell>
          <table:table-cell office:value-type="string" calcext:value-type="string">
            <text:p>ea_pred</text:p>
          </table:table-cell>
          <table:table-cell office:value-type="float" office:value="0.000397293331664858" calcext:value-type="float">
            <text:p>0.000397293331665</text:p>
          </table:table-cell>
          <table:table-cell office:value-type="float" office:value="0.00674183079996705" calcext:value-type="float">
            <text:p>0.006741830799967</text:p>
          </table:table-cell>
          <table:table-cell office:value-type="float" office:value="1.26979964826832" calcext:value-type="float">
            <text:p>1.26979964826832</text:p>
          </table:table-cell>
          <table:table-cell office:value-type="string" calcext:value-type="string">
            <text:p>ea_odom</text:p>
          </table:table-cell>
          <table:table-cell office:value-type="float" office:value="0.00000223836348358417" calcext:value-type="float">
            <text:p>2.23836348358417E-06</text:p>
          </table:table-cell>
          <table:table-cell office:value-type="float" office:value="0.00557839195581889" calcext:value-type="float">
            <text:p>0.005578391955819</text:p>
          </table:table-cell>
          <table:table-cell office:value-type="float" office:value="1.21220929028849" calcext:value-type="float">
            <text:p>1.21220929028849</text:p>
          </table:table-cell>
        </table:table-row>
        <table:table-row table:style-name="ro1">
          <table:table-cell office:value-type="float" office:value="100648000000" calcext:value-type="float">
            <text:p>100648000000</text:p>
          </table:table-cell>
          <table:table-cell/>
          <table:table-cell office:value-type="string" calcext:value-type="string">
            <text:p>scan_hrt_70.pcd</text:p>
          </table:table-cell>
          <table:table-cell office:value-type="float" office:value="1.85136" calcext:value-type="float">
            <text:p>1.85136</text:p>
          </table:table-cell>
          <table:table-cell office:value-type="float" office:value="0.841712" calcext:value-type="float">
            <text:p>0.841712</text:p>
          </table:table-cell>
          <table:table-cell office:value-type="float" office:value="-0.0706061" calcext:value-type="float">
            <text:p>-0.0706061</text:p>
          </table:table-cell>
          <table:table-cell office:value-type="float" office:value="0.802052" calcext:value-type="float">
            <text:p>0.802052</text:p>
          </table:table-cell>
          <table:table-cell office:value-type="float" office:value="-0.00183246" calcext:value-type="float">
            <text:p>-0.00183246</text:p>
          </table:table-cell>
          <table:table-cell office:value-type="float" office:value="0.00286855" calcext:value-type="float">
            <text:p>0.00286855</text:p>
          </table:table-cell>
          <table:table-cell office:value-type="float" office:value="0.597245" calcext:value-type="float">
            <text:p>0.597245</text:p>
          </table:table-cell>
          <table:table-cell office:value-type="float" office:value="1.84494" calcext:value-type="float">
            <text:p>1.84494</text:p>
          </table:table-cell>
          <table:table-cell office:value-type="float" office:value="0.864387" calcext:value-type="float">
            <text:p>0.864387</text:p>
          </table:table-cell>
          <table:table-cell office:value-type="float" office:value="-0.0720153" calcext:value-type="float">
            <text:p>-0.0720153</text:p>
          </table:table-cell>
          <table:table-cell office:value-type="float" office:value="0.802056" calcext:value-type="float">
            <text:p>0.802056</text:p>
          </table:table-cell>
          <table:table-cell office:value-type="float" office:value="-0.00183522" calcext:value-type="float">
            <text:p>-0.00183522</text:p>
          </table:table-cell>
          <table:table-cell office:value-type="float" office:value="0.00286984" calcext:value-type="float">
            <text:p>0.00286984</text:p>
          </table:table-cell>
          <table:table-cell office:value-type="float" office:value="0.597239" calcext:value-type="float">
            <text:p>0.597239</text:p>
          </table:table-cell>
          <table:table-cell office:value-type="float" office:value="100.6" calcext:value-type="float">
            <text:p>100.6</text:p>
          </table:table-cell>
          <table:table-cell office:value-type="string" calcext:value-type="string">
            <text:p>odom</text:p>
          </table:table-cell>
          <table:table-cell office:value-type="float" office:value="1.820486" calcext:value-type="float">
            <text:p>1.820486</text:p>
          </table:table-cell>
          <table:table-cell office:value-type="float" office:value="1.441365" calcext:value-type="float">
            <text:p>1.441365</text:p>
          </table:table-cell>
          <table:table-cell office:value-type="float" office:value="-0" calcext:value-type="float">
            <text:p>0</text:p>
          </table:table-cell>
          <table:table-cell office:value-type="float" office:value="-0.001733" calcext:value-type="float">
            <text:p>-0.001733</text:p>
          </table:table-cell>
          <table:table-cell office:value-type="float" office:value="0.002501" calcext:value-type="float">
            <text:p>0.002501</text:p>
          </table:table-cell>
          <table:table-cell office:value-type="float" office:value="0.569734" calcext:value-type="float">
            <text:p>0.569734</text:p>
          </table:table-cell>
          <table:table-cell office:value-type="float" office:value="0.821823" calcext:value-type="float">
            <text:p>0.821823</text:p>
          </table:table-cell>
          <table:table-cell office:value-type="string" calcext:value-type="string">
            <text:p>ea_pred</text:p>
          </table:table-cell>
          <table:table-cell office:value-type="float" office:value="0.000487008834622874" calcext:value-type="float">
            <text:p>0.000487008834623</text:p>
          </table:table-cell>
          <table:table-cell office:value-type="float" office:value="0.00679035586976994" calcext:value-type="float">
            <text:p>0.00679035586977</text:p>
          </table:table-cell>
          <table:table-cell office:value-type="float" office:value="1.28013341977683" calcext:value-type="float">
            <text:p>1.28013341977683</text:p>
          </table:table-cell>
          <table:table-cell office:value-type="string" calcext:value-type="string">
            <text:p>ea_odom</text:p>
          </table:table-cell>
          <table:table-cell office:value-type="float" office:value="0.00000137097657529008" calcext:value-type="float">
            <text:p>1.37097657529008E-06</text:p>
          </table:table-cell>
          <table:table-cell office:value-type="float" office:value="0.00608549953085563" calcext:value-type="float">
            <text:p>0.006085499530856</text:p>
          </table:table-cell>
          <table:table-cell office:value-type="float" office:value="1.21237132532341" calcext:value-type="float">
            <text:p>1.212371325323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01T23:50:05.055288635</dc:date>
    <meta:editing-duration>PT5H9S</meta:editing-duration>
    <meta:editing-cycles>1</meta:editing-cycles>
    <meta:document-statistic meta:table-count="1" meta:cell-count="2342" meta:object-count="4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cm" svg:height="9.005cm" xlink:href=".." xlink:type="simple" chart:class="chart:line" chart:style-name="ch1">
        <chart:title svg:x="6.703cm" svg:y="0.316cm" chart:style-name="ch2">
          <text:p>z-axis angle</text:p>
        </chart:title>
        <chart:legend chart:legend-position="end" svg:x="13.479cm" svg:y="3.954cm" style:legend-expansion="high" chart:style-name="ch3"/>
        <chart:plot-area chart:style-name="ch4" table:cell-range-address="scanmatch_log_odom.AD2:scanmatch_log_odom.AD71 scanmatch_log_odom.AH2:scanmatch_log_odom.AH71" svg:x="0.319cm" svg:y="1.275cm" svg:width="12.841cm" svg:height="7.55cm">
          <chartooo:coordinate-region svg:x="1.152cm" svg:y="1.474cm" svg:width="12.008cm" svg:height="7.15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canmatch_log_odom.AD2:scanmatch_log_odom.AD71" chart:class="chart:line">
            <chart:data-point chart:repeated="70"/>
          </chart:series>
          <chart:series chart:style-name="ch8" chart:values-cell-range-address="scanmatch_log_odom.AH2:scanmatch_log_odom.AH71" chart:class="chart:line">
            <chart:data-point chart:repeated="7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Column A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169747954691433">
                <text:p>0.00000169747954691433</text:p>
                <draw:g>
                  <svg:desc>scanmatch_log_odom.AD2:scanmatch_log_odom.AD71</svg:desc>
                </draw:g>
              </table:table-cell>
              <table:table-cell office:value-type="float" office:value="-0.00101600271501909">
                <text:p>-0.00101600271501909</text:p>
                <draw:g>
                  <svg:desc>scanmatch_log_odom.AH2:scanmatch_log_odom.AH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410510301173162">
                <text:p>0.00000410510301173162</text:p>
              </table:table-cell>
              <table:table-cell office:value-type="float" office:value="-0.00102000272501589">
                <text:p>-0.001020002725015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70329006350598">
                <text:p>0.000270329006350598</text:p>
              </table:table-cell>
              <table:table-cell office:value-type="float" office:value="-0.00102600273999578">
                <text:p>-0.001026002739995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78743886413471">
                <text:p>0.000178743886413471</text:p>
              </table:table-cell>
              <table:table-cell office:value-type="float" office:value="-0.00103000274997212">
                <text:p>-0.00103000274997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01509422102911">
                <text:p>0.000101509422102911</text:p>
              </table:table-cell>
              <table:table-cell office:value-type="float" office:value="-0.00103400275994023">
                <text:p>-0.001034002759940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11583431248184">
                <text:p>0.000111583431248184</text:p>
              </table:table-cell>
              <table:table-cell office:value-type="float" office:value="-0.00103800276990006">
                <text:p>-0.001038002769900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57832751588053">
                <text:p>0.000157832751588053</text:p>
              </table:table-cell>
              <table:table-cell office:value-type="float" office:value="-0.00107600286124726">
                <text:p>-0.001076002861247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97040080599403">
                <text:p>0.000197040080599403</text:p>
              </table:table-cell>
              <table:table-cell office:value-type="float" office:value="-0.00153400392226376">
                <text:p>-0.001534003922263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206215156837269">
                <text:p>0.000206215156837269</text:p>
              </table:table-cell>
              <table:table-cell office:value-type="float" office:value="-0.00153400394261238">
                <text:p>-0.001534003942612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192529982173012">
                <text:p>0.000192529982173012</text:p>
              </table:table-cell>
              <table:table-cell office:value-type="float" office:value="-0.00152000391608779">
                <text:p>-0.001520003916087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72370957478405">
                <text:p>0.000172370957478405</text:p>
              </table:table-cell>
              <table:table-cell office:value-type="float" office:value="-0.00152800126946408">
                <text:p>-0.001528001269464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153666105266398">
                <text:p>0.000153666105266398</text:p>
              </table:table-cell>
              <table:table-cell office:value-type="float" office:value="-0.00154400394796229">
                <text:p>-0.001544003947962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312797890679328">
                <text:p>0.0000312797890679328</text:p>
              </table:table-cell>
              <table:table-cell office:value-type="float" office:value="-0.00154600396869246">
                <text:p>-0.001546003968692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00151035499584197">
                <text:p>-0.0000151035499584197</text:p>
              </table:table-cell>
              <table:table-cell office:value-type="float" office:value="-0.00154400397256761">
                <text:p>-0.001544003972567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0049235700456211">
                <text:p>-0.000049235700456211</text:p>
              </table:table-cell>
              <table:table-cell office:value-type="float" office:value="-0.00154200129781349">
                <text:p>-0.001542001297813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0118943788479313">
                <text:p>-0.000118943788479313</text:p>
              </table:table-cell>
              <table:table-cell office:value-type="float" office:value="-0.00154800130869171">
                <text:p>-0.001548001308691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0127394827062778">
                <text:p>-0.000127394827062778</text:p>
              </table:table-cell>
              <table:table-cell office:value-type="float" office:value="-0.00155800398225169">
                <text:p>-0.001558003982251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174134285186587">
                <text:p>-0.000174134285186587</text:p>
              </table:table-cell>
              <table:table-cell office:value-type="float" office:value="-0.00156000399897847">
                <text:p>-0.001560003998978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0260353389605321">
                <text:p>-0.000260353389605321</text:p>
              </table:table-cell>
              <table:table-cell office:value-type="float" office:value="-0.00155400133227794">
                <text:p>-0.00155400133227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283411530491908">
                <text:p>-0.000283411530491908</text:p>
              </table:table-cell>
              <table:table-cell office:value-type="float" office:value="-0.0015480013171377">
                <text:p>-0.00154800131713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0298754260087018">
                <text:p>-0.000298754260087018</text:p>
              </table:table-cell>
              <table:table-cell office:value-type="float" office:value="-0.00186646654937658">
                <text:p>-0.001866466549376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0357486444877569">
                <text:p>-0.000357486444877569</text:p>
              </table:table-cell>
              <table:table-cell office:value-type="float" office:value="-0.0019152057403966">
                <text:p>-0.00191520574039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0372339371817152">
                <text:p>-0.000372339371817152</text:p>
              </table:table-cell>
              <table:table-cell office:value-type="float" office:value="-0.00192678423313647">
                <text:p>-0.001926784233136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0373800651407805">
                <text:p>-0.000373800651407805</text:p>
              </table:table-cell>
              <table:table-cell office:value-type="float" office:value="-0.00199401538348877">
                <text:p>-0.001994015383488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0400304574061343">
                <text:p>-0.000400304574061343</text:p>
              </table:table-cell>
              <table:table-cell office:value-type="float" office:value="-0.00205000696350665">
                <text:p>-0.002050006963506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0394605364411334">
                <text:p>-0.000394605364411334</text:p>
              </table:table-cell>
              <table:table-cell office:value-type="float" office:value="0.000199996785136023">
                <text:p>0.0001999967851360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56800413402194">
                <text:p>0.0256800413402194</text:p>
              </table:table-cell>
              <table:table-cell office:value-type="float" office:value="0.023982623084533">
                <text:p>0.0239826230845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66440965477876">
                <text:p>0.0866440965477876</text:p>
              </table:table-cell>
              <table:table-cell office:value-type="float" office:value="0.0795991724574139">
                <text:p>0.07959917245741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0366161074775">
                <text:p>0.160366161074775</text:p>
              </table:table-cell>
              <table:table-cell office:value-type="float" office:value="0.151420813759929">
                <text:p>0.1514208137599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42637073402763">
                <text:p>0.242637073402763</text:p>
              </table:table-cell>
              <table:table-cell office:value-type="float" office:value="0.242369059980034">
                <text:p>0.2423690599800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24678702194986">
                <text:p>0.324678702194986</text:p>
              </table:table-cell>
              <table:table-cell office:value-type="float" office:value="0.328572478469974">
                <text:p>0.3285724784699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04312873484497">
                <text:p>0.404312873484497</text:p>
              </table:table-cell>
              <table:table-cell office:value-type="float" office:value="0.399381418444898">
                <text:p>0.3993814184448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86330812839504">
                <text:p>0.486330812839504</text:p>
              </table:table-cell>
              <table:table-cell office:value-type="float" office:value="0.485927347404386">
                <text:p>0.4859273474043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75178099272863">
                <text:p>0.575178099272863</text:p>
              </table:table-cell>
              <table:table-cell office:value-type="float" office:value="0.564201975289909">
                <text:p>0.5642019752899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61378959353131">
                <text:p>0.661378959353131</text:p>
              </table:table-cell>
              <table:table-cell office:value-type="float" office:value="0.658184975718525">
                <text:p>0.6581849757185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50426918867558">
                <text:p>0.750426918867558</text:p>
              </table:table-cell>
              <table:table-cell office:value-type="float" office:value="0.744570720957824">
                <text:p>0.7445707209578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44632686922108">
                <text:p>0.844632686922108</text:p>
              </table:table-cell>
              <table:table-cell office:value-type="float" office:value="0.831581683285757">
                <text:p>0.8315816832857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31896882067226">
                <text:p>0.931896882067226</text:p>
              </table:table-cell>
              <table:table-cell office:value-type="float" office:value="0.918909032661361">
                <text:p>0.9189090326613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2228761226678">
                <text:p>1.02228761226678</text:p>
              </table:table-cell>
              <table:table-cell office:value-type="float" office:value="1.01401304568557">
                <text:p>1.014013045685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1364034465268">
                <text:p>1.11364034465268</text:p>
              </table:table-cell>
              <table:table-cell office:value-type="float" office:value="1.10771330390573">
                <text:p>1.107713303905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1094678601307">
                <text:p>1.21094678601307</text:p>
              </table:table-cell>
              <table:table-cell office:value-type="float" office:value="1.17998907109428">
                <text:p>1.179989071094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30384215280206">
                <text:p>1.30384215280206</text:p>
              </table:table-cell>
              <table:table-cell office:value-type="float" office:value="1.18252184006294">
                <text:p>1.182521840062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39424761281085">
                <text:p>1.39424761281085</text:p>
              </table:table-cell>
              <table:table-cell office:value-type="float" office:value="1.18195660234203">
                <text:p>1.181956602342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8011229210762">
                <text:p>1.48011229210762</text:p>
              </table:table-cell>
              <table:table-cell office:value-type="float" office:value="1.18128651824504">
                <text:p>1.181286518245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56739227592006">
                <text:p>1.56739227592006</text:p>
              </table:table-cell>
              <table:table-cell office:value-type="float" office:value="1.18061311248877">
                <text:p>1.180613112488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65483835358079">
                <text:p>1.65483835358079</text:p>
              </table:table-cell>
              <table:table-cell office:value-type="float" office:value="1.18010444956971">
                <text:p>1.180104449569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72140713289785">
                <text:p>1.72140713289785</text:p>
              </table:table-cell>
              <table:table-cell office:value-type="float" office:value="1.17755669455752">
                <text:p>1.177556694557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64187874737807">
                <text:p>1.64187874737807</text:p>
              </table:table-cell>
              <table:table-cell office:value-type="float" office:value="1.13156893924402">
                <text:p>1.131568939244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4284210606896">
                <text:p>1.54284210606896</text:p>
              </table:table-cell>
              <table:table-cell office:value-type="float" office:value="1.12016620200462">
                <text:p>1.120166202004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348564786104">
                <text:p>1.4348564786104</text:p>
              </table:table-cell>
              <table:table-cell office:value-type="float" office:value="1.12018952501872">
                <text:p>1.120189525018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34118405200269">
                <text:p>1.34118405200269</text:p>
              </table:table-cell>
              <table:table-cell office:value-type="float" office:value="1.12014457847865">
                <text:p>1.120144578478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3116937837048">
                <text:p>1.23116937837048</text:p>
              </table:table-cell>
              <table:table-cell office:value-type="float" office:value="1.12021115278752">
                <text:p>1.120211152787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241543556838">
                <text:p>1.1241543556838</text:p>
              </table:table-cell>
              <table:table-cell office:value-type="float" office:value="1.12019843197673">
                <text:p>1.120198431976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2526247518569">
                <text:p>1.12526247518569</text:p>
              </table:table-cell>
              <table:table-cell office:value-type="float" office:value="1.12006189934908">
                <text:p>1.120061899349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3551819646126">
                <text:p>1.13551819646126</text:p>
              </table:table-cell>
              <table:table-cell office:value-type="float" office:value="1.12003137166284">
                <text:p>1.120031371662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4523034672269">
                <text:p>1.14523034672269</text:p>
              </table:table-cell>
              <table:table-cell office:value-type="float" office:value="1.11995144544533">
                <text:p>1.119951445445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5442474150589">
                <text:p>1.15442474150589</text:p>
              </table:table-cell>
              <table:table-cell office:value-type="float" office:value="1.1199209177331">
                <text:p>1.11992091773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6411126428938">
                <text:p>1.16411126428938</text:p>
              </table:table-cell>
              <table:table-cell office:value-type="float" office:value="1.11984438206594">
                <text:p>1.119844382065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7297766543479">
                <text:p>1.17297766543479</text:p>
              </table:table-cell>
              <table:table-cell office:value-type="float" office:value="1.11981661259983">
                <text:p>1.119816612599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229719542348">
                <text:p>1.18229719542348</text:p>
              </table:table-cell>
              <table:table-cell office:value-type="float" office:value="1.11978884170124">
                <text:p>1.119788841701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1918126807541">
                <text:p>1.1918126807541</text:p>
              </table:table-cell>
              <table:table-cell office:value-type="float" office:value="1.11971230472732">
                <text:p>1.119712304727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0128637007229">
                <text:p>1.20128637007229</text:p>
              </table:table-cell>
              <table:table-cell office:value-type="float" office:value="1.11973223768061">
                <text:p>1.119732237680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1142205631941">
                <text:p>1.21142205631941</text:p>
              </table:table-cell>
              <table:table-cell office:value-type="float" office:value="1.15336949101278">
                <text:p>1.153369491012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2134936647093">
                <text:p>1.22134936647093</text:p>
              </table:table-cell>
              <table:table-cell office:value-type="float" office:value="1.21162039705141">
                <text:p>1.211620397051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3056690448508">
                <text:p>1.23056690448508</text:p>
              </table:table-cell>
              <table:table-cell office:value-type="float" office:value="1.21154343166227">
                <text:p>1.211543431662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24087093623024">
                <text:p>1.24087093623024</text:p>
              </table:table-cell>
              <table:table-cell office:value-type="float" office:value="1.21172508375051">
                <text:p>1.211725083750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25004673813637">
                <text:p>1.25004673813637</text:p>
              </table:table-cell>
              <table:table-cell office:value-type="float" office:value="1.21188319774123">
                <text:p>1.211883197741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26009953833343">
                <text:p>1.26009953833343</text:p>
              </table:table-cell>
              <table:table-cell office:value-type="float" office:value="1.21205332063581">
                <text:p>1.212053320635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26979964826832">
                <text:p>1.26979964826832</text:p>
              </table:table-cell>
              <table:table-cell office:value-type="float" office:value="1.21220929028849">
                <text:p>1.212209290288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28013341977683">
                <text:p>1.28013341977683</text:p>
              </table:table-cell>
              <table:table-cell office:value-type="float" office:value="1.21237132532341">
                <text:p>1.212371325323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cm" svg:height="9.006cm" xlink:href=".." xlink:type="simple" chart:class="chart:line" chart:style-name="ch1">
        <chart:title svg:x="6.676cm" svg:y="0.316cm" chart:style-name="ch2">
          <text:p>X-axis angle</text:p>
        </chart:title>
        <chart:legend chart:legend-position="end" svg:x="13.479cm" svg:y="3.955cm" style:legend-expansion="high" chart:style-name="ch3"/>
        <chart:plot-area chart:style-name="ch4" table:cell-range-address="scanmatch_log_odom.AB2:scanmatch_log_odom.AB71 scanmatch_log_odom.AF2:scanmatch_log_odom.AF71" svg:x="0.319cm" svg:y="1.275cm" svg:width="12.841cm" svg:height="7.551cm">
          <chartooo:coordinate-region svg:x="1.708cm" svg:y="1.474cm" svg:width="11.452cm" svg:height="7.15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canmatch_log_odom.AB2:scanmatch_log_odom.AB71" chart:class="chart:line">
            <chart:data-point chart:repeated="70"/>
          </chart:series>
          <chart:series chart:style-name="ch8" chart:values-cell-range-address="scanmatch_log_odom.AF2:scanmatch_log_odom.AF71" chart:class="chart:line">
            <chart:data-point chart:repeated="7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B</text:p>
              </table:table-cell>
              <table:table-cell office:value-type="string">
                <text:p>Column A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65052685217083">
                <text:p>0.000065052685217083</text:p>
                <draw:g>
                  <svg:desc>scanmatch_log_odom.AB2:scanmatch_log_odom.AB71</svg:desc>
                </draw:g>
              </table:table-cell>
              <table:table-cell office:value-type="float" office:value="-0.00000134722071555595">
                <text:p>-0.00000134722071555595</text:p>
                <draw:g>
                  <svg:desc>scanmatch_log_odom.AF2:scanmatch_log_odom.AF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93610489312599">
                <text:p>0.0000593610489312599</text:p>
              </table:table-cell>
              <table:table-cell office:value-type="float" office:value="-0.00000135252473136738">
                <text:p>-0.000001352524731367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453214101326834">
                <text:p>0.0000453214101326834</text:p>
              </table:table-cell>
              <table:table-cell office:value-type="float" office:value="-0.00000136048075502361">
                <text:p>-0.000001360480755023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917639760983569">
                <text:p>0.0000917639760983569</text:p>
              </table:table-cell>
              <table:table-cell office:value-type="float" office:value="-0.00000136578477075364">
                <text:p>-0.000001365784770753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23669336414206">
                <text:p>0.000123669336414206</text:p>
              </table:table-cell>
              <table:table-cell office:value-type="float" office:value="-0.0000013710887864509">
                <text:p>-0.0000013710887864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43557758124935">
                <text:p>0.000143557758124935</text:p>
              </table:table-cell>
              <table:table-cell office:value-type="float" office:value="-0.00000137639280211525">
                <text:p>-0.00000137639280211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43248808666594">
                <text:p>0.000143248808666594</text:p>
              </table:table-cell>
              <table:table-cell office:value-type="float" office:value="-0.00000142570494174899">
                <text:p>-0.00000142570494174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48765785546175">
                <text:p>0.000148765785546175</text:p>
              </table:table-cell>
              <table:table-cell office:value-type="float" office:value="-0.00000203102242754545">
                <text:p>-0.000002031022427545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149119737440546">
                <text:p>0.000149119737440546</text:p>
              </table:table-cell>
              <table:table-cell office:value-type="float" office:value="-0.00000203869247886198">
                <text:p>-0.000002038692478861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164345053840101">
                <text:p>0.000164345053840101</text:p>
              </table:table-cell>
              <table:table-cell office:value-type="float" office:value="-0.00000202160645154789">
                <text:p>-0.000002021606451547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65717836866915">
                <text:p>0.000165717836866915</text:p>
              </table:table-cell>
              <table:table-cell office:value-type="float" office:value="-0.0000000291860928085063">
                <text:p>-0.00000002918609280850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149475126946526">
                <text:p>0.000149475126946526</text:p>
              </table:table-cell>
              <table:table-cell office:value-type="float" office:value="-0.00000204580646400908">
                <text:p>-0.000002045806464009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3808850780737">
                <text:p>0.00013808850780737</text:p>
              </table:table-cell>
              <table:table-cell office:value-type="float" office:value="-0.0000020546405105591">
                <text:p>-0.00000205464051055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15215058815731">
                <text:p>0.000115215058815731</text:p>
              </table:table-cell>
              <table:table-cell office:value-type="float" office:value="-0.00000205507052602975">
                <text:p>-0.000002055070526029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901686851903844">
                <text:p>0.0000901686851903844</text:p>
              </table:table-cell>
              <table:table-cell office:value-type="float" office:value="-0.0000000462361464062027">
                <text:p>-0.00000004623614640620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873469329623417">
                <text:p>0.0000873469329623417</text:p>
              </table:table-cell>
              <table:table-cell office:value-type="float" office:value="-0.000000052650166332405">
                <text:p>-0.0000000526501663324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730138546492627">
                <text:p>0.0000730138546492627</text:p>
              </table:table-cell>
              <table:table-cell office:value-type="float" office:value="-0.00000206591451059029">
                <text:p>-0.000002065914510590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59588643021782">
                <text:p>0.000059588643021782</text:p>
              </table:table-cell>
              <table:table-cell office:value-type="float" office:value="-0.00000207324654697791">
                <text:p>-0.000002073246546977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365757563822148">
                <text:p>0.0000365757563822148</text:p>
              </table:table-cell>
              <table:table-cell office:value-type="float" office:value="-0.0000000683762166043674">
                <text:p>-0.00000006837621660436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305389784900445">
                <text:p>0.0000305389784900445</text:p>
              </table:table-cell>
              <table:table-cell office:value-type="float" office:value="-0.0000000588421865193748">
                <text:p>-0.00000005884218651937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101946133397997">
                <text:p>0.000101946133397997</text:p>
              </table:table-cell>
              <table:table-cell office:value-type="float" office:value="-0.000000873971823047757">
                <text:p>-0.0000008739718230477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25436384546314">
                <text:p>0.00025436384546314</text:p>
              </table:table-cell>
              <table:table-cell office:value-type="float" office:value="-0.0000013796850298012">
                <text:p>-0.00000137968502980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736307812837624">
                <text:p>0.0000736307812837624</text:p>
              </table:table-cell>
              <table:table-cell office:value-type="float" office:value="-0.00000148040978498221">
                <text:p>-0.000001480409784982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00161725176728895">
                <text:p>-0.0000161725176728895</text:p>
              </table:table-cell>
              <table:table-cell office:value-type="float" office:value="-0.00000201396045716463">
                <text:p>-0.000002013960457164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000460523258384865">
                <text:p>-0.00000460523258384865</text:p>
              </table:table-cell>
              <table:table-cell office:value-type="float" office:value="-0.000000671968815921386">
                <text:p>-0.0000006719688159213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00324534190678163">
                <text:p>-0.0000324534190678163</text:p>
              </table:table-cell>
              <table:table-cell office:value-type="float" office:value="-0.00000148701269058409">
                <text:p>-0.000001487012690584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00627462953725186">
                <text:p>-0.0000627462953725186</text:p>
              </table:table-cell>
              <table:table-cell office:value-type="float" office:value="-0.000000971810843180023">
                <text:p>-0.0000009718108431800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0500699614524794">
                <text:p>-0.0000500699614524794</text:p>
              </table:table-cell>
              <table:table-cell office:value-type="float" office:value="-0.00000329145281413489">
                <text:p>-0.000003291452814134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00779724099325772">
                <text:p>-0.0000779724099325772</text:p>
              </table:table-cell>
              <table:table-cell office:value-type="float" office:value="-0.00000377737712672016">
                <text:p>-0.000003777377126720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00877182443699505">
                <text:p>-0.0000877182443699505</text:p>
              </table:table-cell>
              <table:table-cell office:value-type="float" office:value="-0.00000470086282616597">
                <text:p>-0.000004700862826165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00767697850430447">
                <text:p>-0.0000767697850430447</text:p>
              </table:table-cell>
              <table:table-cell office:value-type="float" office:value="0.000000236929234248101">
                <text:p>0.0000002369292342481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00784255056991068">
                <text:p>-0.0000784255056991068</text:p>
              </table:table-cell>
              <table:table-cell office:value-type="float" office:value="-0.00000263904569501997">
                <text:p>-0.000002639045695019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00790335252289807">
                <text:p>-0.0000790335252289807</text:p>
              </table:table-cell>
              <table:table-cell office:value-type="float" office:value="0.000000688723093778471">
                <text:p>0.0000006887230937784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00448563054000506">
                <text:p>-0.0000448563054000506</text:p>
              </table:table-cell>
              <table:table-cell office:value-type="float" office:value="0.000000719318304843345">
                <text:p>0.0000007193183048433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00158364342246042">
                <text:p>-0.0000158364342246042</text:p>
              </table:table-cell>
              <table:table-cell office:value-type="float" office:value="-0.000000763593000145154">
                <text:p>-0.0000007635930001451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00253570166215008">
                <text:p>-0.0000253570166215008</text:p>
              </table:table-cell>
              <table:table-cell office:value-type="float" office:value="-0.00000210441390712034">
                <text:p>-0.000002104413907120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00771448103530986">
                <text:p>-0.0000771448103530986</text:p>
              </table:table-cell>
              <table:table-cell office:value-type="float" office:value="-0.00000340580672713118">
                <text:p>-0.000003405806727131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0132495768317448">
                <text:p>-0.000132495768317448</text:p>
              </table:table-cell>
              <table:table-cell office:value-type="float" office:value="-0.00000487402034851707">
                <text:p>-0.000004874020348517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0180360084377356">
                <text:p>-0.000180360084377356</text:p>
              </table:table-cell>
              <table:table-cell office:value-type="float" office:value="-0.0000010216080080897">
                <text:p>-0.00000102160800808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0218189484975133">
                <text:p>-0.000218189484975133</text:p>
              </table:table-cell>
              <table:table-cell office:value-type="float" office:value="-0.0000016054642191266">
                <text:p>-0.00000160546421912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0182357742611511">
                <text:p>-0.000182357742611511</text:p>
              </table:table-cell>
              <table:table-cell office:value-type="float" office:value="0.000000835106909271022">
                <text:p>0.0000008351069092710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901164673455792">
                <text:p>0.0000901164673455792</text:p>
              </table:table-cell>
              <table:table-cell office:value-type="float" office:value="-0.000000248504729942093">
                <text:p>-0.0000002485047299420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497774718396491">
                <text:p>0.000497774718396491</text:p>
              </table:table-cell>
              <table:table-cell office:value-type="float" office:value="0.00000070694294240387">
                <text:p>0.000000706942942403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845690600446947">
                <text:p>0.000845690600446947</text:p>
              </table:table-cell>
              <table:table-cell office:value-type="float" office:value="0.000000362801185150714">
                <text:p>0.0000003628011851507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12001430676803">
                <text:p>0.00112001430676803</text:p>
              </table:table-cell>
              <table:table-cell office:value-type="float" office:value="0.000000581032544363912">
                <text:p>0.0000005810325443639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36281417755122">
                <text:p>0.00136281417755122</text:p>
              </table:table-cell>
              <table:table-cell office:value-type="float" office:value="0.00000156638711583354">
                <text:p>0.000001566387115833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48297618880224">
                <text:p>0.00148297618880224</text:p>
              </table:table-cell>
              <table:table-cell office:value-type="float" office:value="-0.00000792645797717926">
                <text:p>-0.000007926457977179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739988124267088">
                <text:p>0.000739988124267088</text:p>
              </table:table-cell>
              <table:table-cell office:value-type="float" office:value="0.000000112052281271876">
                <text:p>0.0000001120522812718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01155692000425">
                <text:p>-0.0001155692000425</text:p>
              </table:table-cell>
              <table:table-cell office:value-type="float" office:value="-0.00000242764579378124">
                <text:p>-0.000002427645793781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0128283696773499">
                <text:p>-0.000128283696773499</text:p>
              </table:table-cell>
              <table:table-cell office:value-type="float" office:value="0.000000360205288228326">
                <text:p>0.0000003602052882283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0139795567738752">
                <text:p>-0.000139795567738752</text:p>
              </table:table-cell>
              <table:table-cell office:value-type="float" office:value="-0.00000139380278421187">
                <text:p>-0.000001393802784211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0136053408037531">
                <text:p>-0.000136053408037531</text:p>
              </table:table-cell>
              <table:table-cell office:value-type="float" office:value="0.00000251397651950843">
                <text:p>0.000002513976519508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0114674198842815">
                <text:p>-0.000114674198842815</text:p>
              </table:table-cell>
              <table:table-cell office:value-type="float" office:value="0.00000355963368855327">
                <text:p>0.000003559633688553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00935117612673087">
                <text:p>-0.0000935117612673087</text:p>
              </table:table-cell>
              <table:table-cell office:value-type="float" office:value="-0.000000642686154534479">
                <text:p>-0.0000006426861545344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000632358543602747">
                <text:p>-0.00000632358543602747</text:p>
              </table:table-cell>
              <table:table-cell office:value-type="float" office:value="-0.00000068330046525307">
                <text:p>-0.000000683300465253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591578450498165">
                <text:p>0.0000591578450498165</text:p>
              </table:table-cell>
              <table:table-cell office:value-type="float" office:value="-0.00000291430006216336">
                <text:p>-0.000002914300062163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870387594306065">
                <text:p>0.0000870387594306065</text:p>
              </table:table-cell>
              <table:table-cell office:value-type="float" office:value="-0.00000295486297995087">
                <text:p>-0.000002954862979950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7737176399414">
                <text:p>0.00007737176399414</text:p>
              </table:table-cell>
              <table:table-cell office:value-type="float" office:value="-0.00000411879552110856">
                <text:p>-0.000004118795521108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636947699546886">
                <text:p>0.0000636947699546886</text:p>
              </table:table-cell>
              <table:table-cell office:value-type="float" office:value="-0.00000309345339627555">
                <text:p>-0.000003093453396275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547605500342424">
                <text:p>0.0000547605500342424</text:p>
              </table:table-cell>
              <table:table-cell office:value-type="float" office:value="-0.00000313035429994266">
                <text:p>-0.000003130354299942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556643277574617">
                <text:p>0.0000556643277574617</text:p>
              </table:table-cell>
              <table:table-cell office:value-type="float" office:value="-0.00000535630588311505">
                <text:p>-0.000005356305883115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682194104745446">
                <text:p>0.0000682194104745446</text:p>
              </table:table-cell>
              <table:table-cell office:value-type="float" office:value="-0.00000320556487594184">
                <text:p>-0.000003205564875941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4256156501058">
                <text:p>0.004256156501058</text:p>
              </table:table-cell>
              <table:table-cell office:value-type="float" office:value="-0.00000214750711168804">
                <text:p>-0.000002147507111688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165361053106048">
                <text:p>0.00165361053106048</text:p>
              </table:table-cell>
              <table:table-cell office:value-type="float" office:value="0.00000268254586711893">
                <text:p>0.000002682545867118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000100184156948848">
                <text:p>-0.0000100184156948848</text:p>
              </table:table-cell>
              <table:table-cell office:value-type="float" office:value="0.000000512006611871535">
                <text:p>0.0000005120066118715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197145606655934">
                <text:p>0.000197145606655934</text:p>
              </table:table-cell>
              <table:table-cell office:value-type="float" office:value="0.00000187919973538534">
                <text:p>0.000001879199735385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308235846119595">
                <text:p>0.000308235846119595</text:p>
              </table:table-cell>
              <table:table-cell office:value-type="float" office:value="0.00000161092928237261">
                <text:p>0.000001610929282372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232765851407747">
                <text:p>0.000232765851407747</text:p>
              </table:table-cell>
              <table:table-cell office:value-type="float" office:value="0.00000120888682302302">
                <text:p>0.000001208886823023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397293331664858">
                <text:p>0.000397293331664858</text:p>
              </table:table-cell>
              <table:table-cell office:value-type="float" office:value="0.00000223836348358417">
                <text:p>0.000002238363483584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487008834622874">
                <text:p>0.000487008834622874</text:p>
              </table:table-cell>
              <table:table-cell office:value-type="float" office:value="0.00000137097657529008">
                <text:p>0.000001370976575290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line" chart:style-name="ch1">
        <chart:title svg:x="6.717cm" svg:y="0.316cm" chart:style-name="ch2">
          <text:p>y-axis angle</text:p>
        </chart:title>
        <chart:legend chart:legend-position="end" svg:x="13.48cm" svg:y="3.955cm" style:legend-expansion="high" chart:style-name="ch3"/>
        <chart:plot-area chart:style-name="ch4" table:cell-range-address="scanmatch_log_odom.AC2:scanmatch_log_odom.AC71 scanmatch_log_odom.AG2:scanmatch_log_odom.AG71" svg:x="0.32cm" svg:y="1.275cm" svg:width="12.84cm" svg:height="7.551cm">
          <chartooo:coordinate-region svg:x="1.338cm" svg:y="1.475cm" svg:width="11.822cm" svg:height="7.15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canmatch_log_odom.AC2:scanmatch_log_odom.AC71" chart:class="chart:line">
            <chart:data-point chart:repeated="70"/>
          </chart:series>
          <chart:series chart:style-name="ch8" chart:values-cell-range-address="scanmatch_log_odom.AG2:scanmatch_log_odom.AG71" chart:class="chart:line">
            <chart:data-point chart:repeated="7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C</text:p>
              </table:table-cell>
              <table:table-cell office:value-type="string">
                <text:p>Column A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38022120125642">
                <text:p>0.00238022120125642</text:p>
                <draw:g>
                  <svg:desc>scanmatch_log_odom.AC2:scanmatch_log_odom.AC71</svg:desc>
                </draw:g>
              </table:table-cell>
              <table:table-cell office:value-type="float" office:value="0.00265200041329604">
                <text:p>0.00265200041329604</text:p>
                <draw:g>
                  <svg:desc>scanmatch_log_odom.AG2:scanmatch_log_odom.AG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33348115279713">
                <text:p>0.00233348115279713</text:p>
              </table:table-cell>
              <table:table-cell office:value-type="float" office:value="0.00265200040789655">
                <text:p>0.00265200040789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32727515102662">
                <text:p>0.00232727515102662</text:p>
              </table:table-cell>
              <table:table-cell office:value-type="float" office:value="0.00265200039975755">
                <text:p>0.00265200039975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31263308081199">
                <text:p>0.00231263308081199</text:p>
              </table:table-cell>
              <table:table-cell office:value-type="float" office:value="0.00265200039430502">
                <text:p>0.002652000394305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26605501958466">
                <text:p>0.00226605501958466</text:p>
              </table:table-cell>
              <table:table-cell office:value-type="float" office:value="0.00265200038883128">
                <text:p>0.00265200038883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15829331115857">
                <text:p>0.00215829331115857</text:p>
              </table:table-cell>
              <table:table-cell office:value-type="float" office:value="0.00265200038333632">
                <text:p>0.002652000383336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94034862603326">
                <text:p>0.00094034862603326</text:p>
              </table:table-cell>
              <table:table-cell office:value-type="float" office:value="0.00265000033216887">
                <text:p>0.002650000332168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219388655531129">
                <text:p>-0.000219388655531129</text:p>
              </table:table-cell>
              <table:table-cell office:value-type="float" office:value="0.00264799954291312">
                <text:p>0.002647999542913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0917709753106653">
                <text:p>-0.0000917709753106653</text:p>
              </table:table-cell>
              <table:table-cell office:value-type="float" office:value="0.00265799952943416">
                <text:p>0.00265799952943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192615193241784">
                <text:p>0.0000192615193241784</text:p>
              </table:table-cell>
              <table:table-cell office:value-type="float" office:value="0.00265999955515523">
                <text:p>0.002659999555155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839729174795069">
                <text:p>0.0000839729174795069</text:p>
              </table:table-cell>
              <table:table-cell office:value-type="float" office:value="0.0026560010723418">
                <text:p>0.00265600107234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105777715271064">
                <text:p>0.000105777715271064</text:p>
              </table:table-cell>
              <table:table-cell office:value-type="float" office:value="0.00264999951983615">
                <text:p>0.002649999519836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47573040042492">
                <text:p>0.000147573040042492</text:p>
              </table:table-cell>
              <table:table-cell office:value-type="float" office:value="0.0026579995048742">
                <text:p>0.00265799950487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77581669611519">
                <text:p>0.000177581669611519</text:p>
              </table:table-cell>
              <table:table-cell office:value-type="float" office:value="0.00266199950352127">
                <text:p>0.002661999503521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224014218822364">
                <text:p>0.000224014218822364</text:p>
              </table:table-cell>
              <table:table-cell office:value-type="float" office:value="0.00265400106051646">
                <text:p>0.002654001060516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25670919327773">
                <text:p>0.00025670919327773</text:p>
              </table:table-cell>
              <table:table-cell office:value-type="float" office:value="0.00265200105693252">
                <text:p>0.002652001056932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300566648530823">
                <text:p>0.000300566648530823</text:p>
              </table:table-cell>
              <table:table-cell office:value-type="float" office:value="0.00265199948833746">
                <text:p>0.002651999488337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339473184952612">
                <text:p>0.000339473184952612</text:p>
              </table:table-cell>
              <table:table-cell office:value-type="float" office:value="0.00265799947597903">
                <text:p>0.002657999475979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361382757377974">
                <text:p>0.000361382757377974</text:p>
              </table:table-cell>
              <table:table-cell office:value-type="float" office:value="0.0026620010369063">
                <text:p>0.00266200103690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423564321216628">
                <text:p>0.000423564321216628</text:p>
              </table:table-cell>
              <table:table-cell office:value-type="float" office:value="0.00266000104603121">
                <text:p>0.002660001046031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74792244884003">
                <text:p>0.0374792244884003</text:p>
              </table:table-cell>
              <table:table-cell office:value-type="float" office:value="0.0438015088546125">
                <text:p>0.0438015088546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15107809534054">
                <text:p>0.115107809534054</text:p>
              </table:table-cell>
              <table:table-cell office:value-type="float" office:value="0.114282280964321">
                <text:p>0.1142822809643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1135793044138">
                <text:p>0.051135793044138</text:p>
              </table:table-cell>
              <table:table-cell office:value-type="float" office:value="0.0555191691612154">
                <text:p>0.05551916916121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742485484137499">
                <text:p>0.00742485484137499</text:p>
              </table:table-cell>
              <table:table-cell office:value-type="float" office:value="0.00603200986253935">
                <text:p>0.006032009862539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563628670242044">
                <text:p>0.00563628670242044</text:p>
              </table:table-cell>
              <table:table-cell office:value-type="float" office:value="0.00455800509405537">
                <text:p>0.004558005094055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600224558797824">
                <text:p>0.00600224558797824</text:p>
              </table:table-cell>
              <table:table-cell office:value-type="float" office:value="0.0051300042882115">
                <text:p>0.00513000428821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496930276865242">
                <text:p>0.00496930276865242</text:p>
              </table:table-cell>
              <table:table-cell office:value-type="float" office:value="0.00442233169868916">
                <text:p>0.004422331698689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51090100175044">
                <text:p>0.0051090100175044</text:p>
              </table:table-cell>
              <table:table-cell office:value-type="float" office:value="0.00454172929520179">
                <text:p>0.004541729295201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397897249695333">
                <text:p>0.00397897249695333</text:p>
              </table:table-cell>
              <table:table-cell office:value-type="float" office:value="0.00341406712212291">
                <text:p>0.003414067122122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351160948106851">
                <text:p>0.00351160948106851</text:p>
              </table:table-cell>
              <table:table-cell office:value-type="float" office:value="0.00320406738974373">
                <text:p>0.003204067389743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351194656180912">
                <text:p>0.00351194656180912</text:p>
              </table:table-cell>
              <table:table-cell office:value-type="float" office:value="0.00315646360425408">
                <text:p>0.003156463604254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333923010157722">
                <text:p>0.00333923010157722</text:p>
              </table:table-cell>
              <table:table-cell office:value-type="float" office:value="0.00312257596093016">
                <text:p>0.003122575960930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9419597260932">
                <text:p>0.0029419597260932</text:p>
              </table:table-cell>
              <table:table-cell office:value-type="float" office:value="0.00278771326912928">
                <text:p>0.002787713269129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273325626533305">
                <text:p>0.00273325626533305</text:p>
              </table:table-cell>
              <table:table-cell office:value-type="float" office:value="0.00264640538962778">
                <text:p>0.002646405389627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267374959568732">
                <text:p>0.00267374959568732</text:p>
              </table:table-cell>
              <table:table-cell office:value-type="float" office:value="0.00265259692255658">
                <text:p>0.002652596922556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258813004657049">
                <text:p>0.00258813004657049</text:p>
              </table:table-cell>
              <table:table-cell office:value-type="float" office:value="0.00265031596804596">
                <text:p>0.002650315968045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25899485659847">
                <text:p>0.0025899485659847</text:p>
              </table:table-cell>
              <table:table-cell office:value-type="float" office:value="0.0026512733182847">
                <text:p>0.00265127331828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259825156552078">
                <text:p>0.00259825156552078</text:p>
              </table:table-cell>
              <table:table-cell office:value-type="float" office:value="0.00265555724530838">
                <text:p>0.002655557245308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259982251447785">
                <text:p>0.00259982251447785</text:p>
              </table:table-cell>
              <table:table-cell office:value-type="float" office:value="0.00265899339349512">
                <text:p>0.002658993393495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67476126803677">
                <text:p>0.00267476126803677</text:p>
              </table:table-cell>
              <table:table-cell office:value-type="float" office:value="0.00266294857358612">
                <text:p>0.002662948573586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261664307487164">
                <text:p>0.00261664307487164</text:p>
              </table:table-cell>
              <table:table-cell office:value-type="float" office:value="0.00264703367110301">
                <text:p>0.002647033671103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266754715026195">
                <text:p>0.00266754715026195</text:p>
              </table:table-cell>
              <table:table-cell office:value-type="float" office:value="0.00264759892252898">
                <text:p>0.002647598922528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261492691979251">
                <text:p>0.00261492691979251</text:p>
              </table:table-cell>
              <table:table-cell office:value-type="float" office:value="0.00266090813098536">
                <text:p>0.002660908130985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56493733421442">
                <text:p>0.00256493733421442</text:p>
              </table:table-cell>
              <table:table-cell office:value-type="float" office:value="0.00265813207874364">
                <text:p>0.002658132078743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246545006121004">
                <text:p>0.00246545006121004</text:p>
              </table:table-cell>
              <table:table-cell office:value-type="float" office:value="0.00265979506510685">
                <text:p>0.002659795065106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238635865622878">
                <text:p>0.00238635865622878</text:p>
              </table:table-cell>
              <table:table-cell office:value-type="float" office:value="0.00265868084090559">
                <text:p>0.002658680840905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224305871320499">
                <text:p>0.00224305871320499</text:p>
              </table:table-cell>
              <table:table-cell office:value-type="float" office:value="0.00265313877720301">
                <text:p>0.002653138777203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00954759576765">
                <text:p>0.00100954759576765</text:p>
              </table:table-cell>
              <table:table-cell office:value-type="float" office:value="0.00264158157456859">
                <text:p>0.002641581574568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0404056168859395">
                <text:p>-0.000404056168859395</text:p>
              </table:table-cell>
              <table:table-cell office:value-type="float" office:value="0.00265021468697325">
                <text:p>0.002650214686973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0260586956634504">
                <text:p>-0.000260586956634504</text:p>
              </table:table-cell>
              <table:table-cell office:value-type="float" office:value="0.00265084598326744">
                <text:p>0.002650845983267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0208119486074286">
                <text:p>-0.000208119486074286</text:p>
              </table:table-cell>
              <table:table-cell office:value-type="float" office:value="0.00265190829202835">
                <text:p>0.002651908292028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0152592320517859">
                <text:p>-0.000152592320517859</text:p>
              </table:table-cell>
              <table:table-cell office:value-type="float" office:value="0.0026542355734151">
                <text:p>0.00265423557341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00970737562372899">
                <text:p>-0.0000970737562372899</text:p>
              </table:table-cell>
              <table:table-cell office:value-type="float" office:value="0.00265592804792439">
                <text:p>0.002655928047924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102389684291895">
                <text:p>0.0000102389684291895</text:p>
              </table:table-cell>
              <table:table-cell office:value-type="float" office:value="0.0026608108606407">
                <text:p>0.00266081086064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133913413158962">
                <text:p>0.000133913413158962</text:p>
              </table:table-cell>
              <table:table-cell office:value-type="float" office:value="0.0026608111904011">
                <text:p>0.00266081119040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227213967517224">
                <text:p>0.000227213967517224</text:p>
              </table:table-cell>
              <table:table-cell office:value-type="float" office:value="0.00265742280348251">
                <text:p>0.002657422803482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273288032349052">
                <text:p>0.000273288032349052</text:p>
              </table:table-cell>
              <table:table-cell office:value-type="float" office:value="0.00265742309589704">
                <text:p>0.002657423095897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359723762450826">
                <text:p>0.000359723762450826</text:p>
              </table:table-cell>
              <table:table-cell office:value-type="float" office:value="0.00265572627309071">
                <text:p>0.002655726273090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41724499020207">
                <text:p>0.00041724499020207</text:p>
              </table:table-cell>
              <table:table-cell office:value-type="float" office:value="0.00265742199646253">
                <text:p>0.002657421996462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469977897485445">
                <text:p>0.000469977897485445</text:p>
              </table:table-cell>
              <table:table-cell office:value-type="float" office:value="0.0026574231280432">
                <text:p>0.00265742312804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528205363123482">
                <text:p>0.000528205363123482</text:p>
              </table:table-cell>
              <table:table-cell office:value-type="float" office:value="0.00265403156045531">
                <text:p>0.002654031560455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577527747034862">
                <text:p>0.000577527747034862</text:p>
              </table:table-cell>
              <table:table-cell office:value-type="float" office:value="0.00265742313472478">
                <text:p>0.002657423134724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93121694173346">
                <text:p>0.0693121694173346</text:p>
              </table:table-cell>
              <table:table-cell office:value-type="float" office:value="0.0672999257101424">
                <text:p>0.06729992571014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13420862635153">
                <text:p>0.113420862635153</text:p>
              </table:table-cell>
              <table:table-cell office:value-type="float" office:value="0.109702142620909">
                <text:p>0.1097021426209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519766903116959">
                <text:p>0.00519766903116959</text:p>
              </table:table-cell>
              <table:table-cell office:value-type="float" office:value="0.00336921770651309">
                <text:p>0.003369217706513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910862723089674">
                <text:p>0.00910862723089674</text:p>
              </table:table-cell>
              <table:table-cell office:value-type="float" office:value="0.00790128537464508">
                <text:p>0.007901285374645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896330798926234">
                <text:p>0.00896330798926234</text:p>
              </table:table-cell>
              <table:table-cell office:value-type="float" office:value="0.0078824383077725">
                <text:p>0.00788243830777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524870106751059">
                <text:p>0.00524870106751059</text:p>
              </table:table-cell>
              <table:table-cell office:value-type="float" office:value="0.00434509827821934">
                <text:p>0.004345098278219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674183079996705">
                <text:p>0.00674183079996705</text:p>
              </table:table-cell>
              <table:table-cell office:value-type="float" office:value="0.00557839195581889">
                <text:p>0.005578391955818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679035586976994">
                <text:p>0.00679035586976994</text:p>
              </table:table-cell>
              <table:table-cell office:value-type="float" office:value="0.00608549953085563">
                <text:p>0.006085499530855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06cm" svg:height="11.21cm" xlink:href=".." xlink:type="simple" chart:class="chart:line" chart:style-name="ch1">
        <chart:legend chart:legend-position="end" svg:x="15.743cm" svg:y="5.057cm" style:legend-expansion="high" chart:style-name="ch2"/>
        <chart:plot-area chart:style-name="ch3" table:cell-range-address="scanmatch_log_odom.E2:scanmatch_log_odom.E71 scanmatch_log_odom.U2:scanmatch_log_odom.U71" svg:x="0.36cm" svg:y="0.224cm" svg:width="15.023cm" svg:height="10.762cm">
          <chartooo:coordinate-region svg:x="1.193cm" svg:y="0.423cm" svg:width="14.05cm" svg:height="10.36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canmatch_log_odom.E2:scanmatch_log_odom.E71" chart:class="chart:line">
            <chart:data-point chart:repeated="34"/>
            <chart:data-point chart:style-name="ch8" chart:repeated="3"/>
            <chart:data-point chart:repeated="33"/>
          </chart:series>
          <chart:series chart:style-name="ch9" chart:values-cell-range-address="scanmatch_log_odom.U2:scanmatch_log_odom.U71" chart:class="chart:line">
            <chart:data-point chart:repeated="7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canmatch_log_odom.E2:scanmatch_log_odom.E71</svg:desc>
                </draw:g>
              </table:table-cell>
              <table:table-cell office:value-type="float" office:value="0">
                <text:p>0</text:p>
                <draw:g>
                  <svg:desc>scanmatch_log_odom.U2:scanmatch_log_odom.U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345">
                <text:p>0.20345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4901">
                <text:p>0.204901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5933">
                <text:p>0.155933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1533">
                <text:p>0.131533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1188">
                <text:p>0.131188</text:p>
              </table:table-cell>
              <table:table-cell office:value-type="float" office:value="-0.000009">
                <text:p>-0.000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1734">
                <text:p>0.141734</text:p>
              </table:table-cell>
              <table:table-cell office:value-type="float" office:value="-0.000113">
                <text:p>-0.0001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1996">
                <text:p>0.151996</text:p>
              </table:table-cell>
              <table:table-cell office:value-type="float" office:value="-0.000242">
                <text:p>-0.0002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4796">
                <text:p>0.154796</text:p>
              </table:table-cell>
              <table:table-cell office:value-type="float" office:value="-0.000348">
                <text:p>-0.0003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8082">
                <text:p>0.148082</text:p>
              </table:table-cell>
              <table:table-cell office:value-type="float" office:value="-0.00049">
                <text:p>-0.000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6241">
                <text:p>0.166241</text:p>
              </table:table-cell>
              <table:table-cell office:value-type="float" office:value="-0.000608">
                <text:p>-0.0006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8606">
                <text:p>0.148606</text:p>
              </table:table-cell>
              <table:table-cell office:value-type="float" office:value="-0.000714">
                <text:p>-0.0007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62903">
                <text:p>0.162903</text:p>
              </table:table-cell>
              <table:table-cell office:value-type="float" office:value="-0.000857">
                <text:p>-0.000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69974">
                <text:p>0.169974</text:p>
              </table:table-cell>
              <table:table-cell office:value-type="float" office:value="-0.000964">
                <text:p>-0.0009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698">
                <text:p>0.15698</text:p>
              </table:table-cell>
              <table:table-cell office:value-type="float" office:value="-0.001118">
                <text:p>-0.0011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3657">
                <text:p>0.163657</text:p>
              </table:table-cell>
              <table:table-cell office:value-type="float" office:value="-0.001225">
                <text:p>-0.0012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67908">
                <text:p>0.167908</text:p>
              </table:table-cell>
              <table:table-cell office:value-type="float" office:value="-0.001357">
                <text:p>-0.0013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9798">
                <text:p>0.169798</text:p>
              </table:table-cell>
              <table:table-cell office:value-type="float" office:value="-0.001501">
                <text:p>-0.0015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2777">
                <text:p>0.162777</text:p>
              </table:table-cell>
              <table:table-cell office:value-type="float" office:value="-0.001632">
                <text:p>-0.0016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56058">
                <text:p>0.156058</text:p>
              </table:table-cell>
              <table:table-cell office:value-type="float" office:value="-0.001742">
                <text:p>-0.0017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9987">
                <text:p>0.109987</text:p>
              </table:table-cell>
              <table:table-cell office:value-type="float" office:value="-0.001742">
                <text:p>-0.0017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40018">
                <text:p>0.140018</text:p>
              </table:table-cell>
              <table:table-cell office:value-type="float" office:value="-0.001741">
                <text:p>-0.0017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6988">
                <text:p>0.146988</text:p>
              </table:table-cell>
              <table:table-cell office:value-type="float" office:value="-0.001743">
                <text:p>-0.0017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50169">
                <text:p>0.150169</text:p>
              </table:table-cell>
              <table:table-cell office:value-type="float" office:value="-0.001742">
                <text:p>-0.0017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9459">
                <text:p>0.169459</text:p>
              </table:table-cell>
              <table:table-cell office:value-type="float" office:value="-0.001742">
                <text:p>-0.0017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75544">
                <text:p>0.175544</text:p>
              </table:table-cell>
              <table:table-cell office:value-type="float" office:value="-0.001749">
                <text:p>-0.0017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77117">
                <text:p>0.177117</text:p>
              </table:table-cell>
              <table:table-cell office:value-type="float" office:value="-0.001783">
                <text:p>-0.0017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88097">
                <text:p>0.188097</text:p>
              </table:table-cell>
              <table:table-cell office:value-type="float" office:value="-0.001869">
                <text:p>-0.0018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79356">
                <text:p>0.179356</text:p>
              </table:table-cell>
              <table:table-cell office:value-type="float" office:value="-0.002037">
                <text:p>-0.0020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83403">
                <text:p>0.183403</text:p>
              </table:table-cell>
              <table:table-cell office:value-type="float" office:value="-0.002205">
                <text:p>-0.0022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44305">
                <text:p>0.144305</text:p>
              </table:table-cell>
              <table:table-cell office:value-type="float" office:value="-0.002408">
                <text:p>-0.0024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2719">
                <text:p>0.122719</text:p>
              </table:table-cell>
              <table:table-cell office:value-type="float" office:value="-0.002683">
                <text:p>-0.0026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380451">
                <text:p>-0.0380451</text:p>
              </table:table-cell>
              <table:table-cell office:value-type="float" office:value="-0.00304">
                <text:p>-0.003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239503">
                <text:p>-0.239503</text:p>
              </table:table-cell>
              <table:table-cell office:value-type="float" office:value="-0.003545">
                <text:p>-0.0035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365406">
                <text:p>-0.365406</text:p>
              </table:table-cell>
              <table:table-cell office:value-type="float" office:value="-0.004068">
                <text:p>-0.0040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539126">
                <text:p>-0.539126</text:p>
              </table:table-cell>
              <table:table-cell office:value-type="float" office:value="-0.004646">
                <text:p>-0.0046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69838">
                <text:p>-0.669838</text:p>
              </table:table-cell>
              <table:table-cell office:value-type="float" office:value="-0.005261">
                <text:p>-0.0052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767272">
                <text:p>-0.767272</text:p>
              </table:table-cell>
              <table:table-cell office:value-type="float" office:value="-0.005918">
                <text:p>-0.0059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724619">
                <text:p>-0.724619</text:p>
              </table:table-cell>
              <table:table-cell office:value-type="float" office:value="-0.00645">
                <text:p>-0.006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34766">
                <text:p>-0.634766</text:p>
              </table:table-cell>
              <table:table-cell office:value-type="float" office:value="-0.006203">
                <text:p>-0.0062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86203">
                <text:p>-0.586203</text:p>
              </table:table-cell>
              <table:table-cell office:value-type="float" office:value="-0.005742">
                <text:p>-0.0057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2923">
                <text:p>-0.52923</text:p>
              </table:table-cell>
              <table:table-cell office:value-type="float" office:value="-0.005697">
                <text:p>-0.0056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468494">
                <text:p>-0.468494</text:p>
              </table:table-cell>
              <table:table-cell office:value-type="float" office:value="-0.005646">
                <text:p>-0.0056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494739">
                <text:p>-0.494739</text:p>
              </table:table-cell>
              <table:table-cell office:value-type="float" office:value="-0.005596">
                <text:p>-0.0055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43947">
                <text:p>-0.43947</text:p>
              </table:table-cell>
              <table:table-cell office:value-type="float" office:value="-0.005558">
                <text:p>-0.0055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290782">
                <text:p>-0.290782</text:p>
              </table:table-cell>
              <table:table-cell office:value-type="float" office:value="-0.005768">
                <text:p>-0.0057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296476">
                <text:p>-0.296476</text:p>
              </table:table-cell>
              <table:table-cell office:value-type="float" office:value="0.008863">
                <text:p>0.0088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320292">
                <text:p>-0.320292</text:p>
              </table:table-cell>
              <table:table-cell office:value-type="float" office:value="0.087432">
                <text:p>0.0874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316177">
                <text:p>-0.316177</text:p>
              </table:table-cell>
              <table:table-cell office:value-type="float" office:value="0.197267">
                <text:p>0.1972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322105">
                <text:p>-0.322105</text:p>
              </table:table-cell>
              <table:table-cell office:value-type="float" office:value="0.279642">
                <text:p>0.2796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26883">
                <text:p>-0.26883</text:p>
              </table:table-cell>
              <table:table-cell office:value-type="float" office:value="0.398824">
                <text:p>0.3988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63626">
                <text:p>-0.163626</text:p>
              </table:table-cell>
              <table:table-cell office:value-type="float" office:value="0.499327">
                <text:p>0.4993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410719">
                <text:p>-0.0410719</text:p>
              </table:table-cell>
              <table:table-cell office:value-type="float" office:value="0.609163">
                <text:p>0.6091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09624">
                <text:p>0.109624</text:p>
              </table:table-cell>
              <table:table-cell office:value-type="float" office:value="0.700871">
                <text:p>0.7008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26491">
                <text:p>0.226491</text:p>
              </table:table-cell>
              <table:table-cell office:value-type="float" office:value="0.801363">
                <text:p>0.8013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30198">
                <text:p>0.330198</text:p>
              </table:table-cell>
              <table:table-cell office:value-type="float" office:value="0.893068">
                <text:p>0.8930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34504">
                <text:p>0.434504</text:p>
              </table:table-cell>
              <table:table-cell office:value-type="float" office:value="0.993554">
                <text:p>0.9935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18222">
                <text:p>0.518222</text:p>
              </table:table-cell>
              <table:table-cell office:value-type="float" office:value="1.085256">
                <text:p>1.0852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11461">
                <text:p>0.611461</text:p>
              </table:table-cell>
              <table:table-cell office:value-type="float" office:value="1.176682">
                <text:p>1.1766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04265">
                <text:p>0.704265</text:p>
              </table:table-cell>
              <table:table-cell office:value-type="float" office:value="1.277437">
                <text:p>1.2774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03149">
                <text:p>0.803149</text:p>
              </table:table-cell>
              <table:table-cell office:value-type="float" office:value="1.359802">
                <text:p>1.3598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04367">
                <text:p>0.904367</text:p>
              </table:table-cell>
              <table:table-cell office:value-type="float" office:value="1.433765">
                <text:p>1.4337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10094">
                <text:p>1.10094</text:p>
              </table:table-cell>
              <table:table-cell office:value-type="float" office:value="1.441062">
                <text:p>1.4410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9647">
                <text:p>1.19647</text:p>
              </table:table-cell>
              <table:table-cell office:value-type="float" office:value="1.440984">
                <text:p>1.4409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10105">
                <text:p>1.10105</text:p>
              </table:table-cell>
              <table:table-cell office:value-type="float" office:value="1.441068">
                <text:p>1.4410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3486">
                <text:p>1.03486</text:p>
              </table:table-cell>
              <table:table-cell office:value-type="float" office:value="1.441139">
                <text:p>1.4411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0349">
                <text:p>1.00349</text:p>
              </table:table-cell>
              <table:table-cell office:value-type="float" office:value="1.441218">
                <text:p>1.4412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15023">
                <text:p>0.915023</text:p>
              </table:table-cell>
              <table:table-cell office:value-type="float" office:value="1.441288">
                <text:p>1.4412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41712">
                <text:p>0.841712</text:p>
              </table:table-cell>
              <table:table-cell office:value-type="float" office:value="1.441365">
                <text:p>1.4413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